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3729166666667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hecksums_(x64)" table:style-name="ta1">
        <table:shapes>
          <draw:frame draw:z-index="1" draw:id="id0" draw:style-name="a0" draw:name="Gráfico 1" svg:x="9.63882in" svg:y="0.06638in" svg:width="12.14134in" svg:height="5.8980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0.1252in" svg:y="2.47244in" svg:width="9.36091in" svg:height="3.9025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5005.8" table:style-name="ce1">
            <text:p>5005,8</text:p>
          </table:table-cell>
          <table:table-cell office:value-type="float" office:value="4522.2" table:style-name="ce1">
            <text:p>4522,2</text:p>
          </table:table-cell>
          <table:table-cell office:value-type="float" office:value="4542.2" table:style-name="ce1">
            <text:p>4542,2</text:p>
          </table:table-cell>
          <table:table-cell office:value-type="float" office:value="2812.1" table:style-name="ce1">
            <text:p>2812,1</text:p>
          </table:table-cell>
          <table:table-cell office:value-type="float" office:value="3211.2" table:style-name="ce1">
            <text:p>3211,2</text:p>
          </table:table-cell>
          <table:table-cell office:value-type="float" office:value="4981.8999999999996" table:style-name="ce1">
            <text:p>4981,9</text:p>
          </table:table-cell>
          <table:table-cell office:value-type="float" office:value="4994.7" table:style-name="ce1">
            <text:p>4994,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633.5" table:style-name="ce1">
            <text:p>633,5</text:p>
          </table:table-cell>
          <table:table-cell office:value-type="float" office:value="752.5" table:style-name="ce1">
            <text:p>752,5</text:p>
          </table:table-cell>
          <table:table-cell office:value-type="float" office:value="1023.7" table:style-name="ce1">
            <text:p>1023,7</text:p>
          </table:table-cell>
          <table:table-cell office:value-type="float" office:value="601.9" table:style-name="ce1">
            <text:p>601,9</text:p>
          </table:table-cell>
          <table:table-cell office:value-type="float" office:value="467.4" table:style-name="ce1">
            <text:p>467,4</text:p>
          </table:table-cell>
          <table:table-cell office:value-type="float" office:value="672" table:style-name="ce1">
            <text:p>672</text:p>
          </table:table-cell>
          <table:table-cell office:value-type="float" office:value="605.70000000000005" table:style-name="ce1">
            <text:p>605,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247.5" table:style-name="ce1">
            <text:p>247,5</text:p>
          </table:table-cell>
          <table:table-cell office:value-type="float" office:value="683.7" table:style-name="ce1">
            <text:p>683,7</text:p>
          </table:table-cell>
          <table:table-cell office:value-type="float" office:value="601.6" table:style-name="ce1">
            <text:p>601,6</text:p>
          </table:table-cell>
          <table:table-cell office:value-type="float" office:value="298.3" table:style-name="ce1">
            <text:p>298,3</text:p>
          </table:table-cell>
          <table:table-cell office:value-type="float" office:value="328.1" table:style-name="ce1">
            <text:p>328,1</text:p>
          </table:table-cell>
          <table:table-cell office:value-type="float" office:value="616.20000000000005" table:style-name="ce1">
            <text:p>616,2</text:p>
          </table:table-cell>
          <table:table-cell office:value-type="float" office:value="546" table:style-name="ce1">
            <text:p>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ash</text:p>
          </table:table-cell>
          <table:table-cell table:number-columns-repeated="3" table:style-name="ce1"/>
          <table:table-cell office:value-type="float" office:value="676.9" table:style-name="ce1">
            <text:p>676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752.8" table:style-name="ce1">
            <text:p>752,8</text:p>
          </table:table-cell>
          <table:table-cell office:value-type="float" office:value="690.8" table:style-name="ce1">
            <text:p>690,8</text:p>
          </table:table-cell>
          <table:table-cell office:value-type="float" office:value="1059.9000000000001" table:style-name="ce1">
            <text:p>1059,9</text:p>
          </table:table-cell>
          <table:table-cell office:value-type="float" office:value="573.70000000000005" table:style-name="ce1">
            <text:p>573,7</text:p>
          </table:table-cell>
          <table:table-cell office:value-type="float" office:value="489.1" table:style-name="ce1">
            <text:p>489,1</text:p>
          </table:table-cell>
          <table:table-cell office:value-type="float" office:value="660.7" table:style-name="ce1">
            <text:p>660,7</text:p>
          </table:table-cell>
          <table:table-cell office:value-type="float" office:value="561.6" table:style-name="ce1">
            <text:p>561,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.NET 7 AOT</text:p>
          </table:table-cell>
          <table:table-cell office:value-type="float" office:value="595.6" table:style-name="ce1">
            <text:p>595,6</text:p>
          </table:table-cell>
          <table:table-cell office:value-type="float" office:value="708" table:style-name="ce1">
            <text:p>708</text:p>
          </table:table-cell>
          <table:table-cell office:value-type="float" office:value="915.5" table:style-name="ce1">
            <text:p>915,5</text:p>
          </table:table-cell>
          <table:table-cell office:value-type="float" office:value="570.4" table:style-name="ce1">
            <text:p>570,4</text:p>
          </table:table-cell>
          <table:table-cell office:value-type="float" office:value="498.8" table:style-name="ce1">
            <text:p>498,8</text:p>
          </table:table-cell>
          <table:table-cell office:value-type="float" office:value="637.5" table:style-name="ce1">
            <text:p>637,5</text:p>
          </table:table-cell>
          <table:table-cell office:value-type="float" office:value="542.79999999999995" table:style-name="ce1">
            <text:p>542,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7.9018153117600631" table:formula="of:=[.B2]/[.B3]" table:style-name="ce2">
            <text:p>790,18%</text:p>
          </table:table-cell>
          <table:table-cell office:value-type="percentage" office:value="6.0095681063122921" table:formula="of:=[.C2]/[.C3]" table:style-name="ce2">
            <text:p>600,96%</text:p>
          </table:table-cell>
          <table:table-cell office:value-type="percentage" office:value="4.4370421021783724" table:formula="of:=[.D2]/[.D3]" table:style-name="ce2">
            <text:p>443,70%</text:p>
          </table:table-cell>
          <table:table-cell office:value-type="percentage" office:value="4.6720385446087391" table:formula="of:=[.E2]/[.E3]" table:style-name="ce2">
            <text:p>467,20%</text:p>
          </table:table-cell>
          <table:table-cell office:value-type="percentage" office:value="6.8703465982028238" table:formula="of:=[.F2]/[.F3]" table:style-name="ce2">
            <text:p>687,03%</text:p>
          </table:table-cell>
          <table:table-cell office:value-type="percentage" office:value="7.4135416666666663" table:formula="of:=[.G2]/[.G3]" table:style-name="ce2">
            <text:p>741,35%</text:p>
          </table:table-cell>
          <table:table-cell office:value-type="percentage" office:value="8.2461614660723122" table:formula="of:=[.H2]/[.H3]" table:style-name="ce2">
            <text:p>824,62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20.225454545454546" table:formula="of:=[.B$2]/[.B4]" table:style-name="ce2">
            <text:p>2022,55%</text:p>
          </table:table-cell>
          <table:table-cell office:value-type="percentage" office:value="6.6143045195261072" table:formula="of:=[.C2]/[.C4]" table:style-name="ce2">
            <text:p>661,43%</text:p>
          </table:table-cell>
          <table:table-cell office:value-type="percentage" office:value="7.5501994680851059" table:formula="of:=[.D2]/[.D4]" table:style-name="ce2">
            <text:p>755,02%</text:p>
          </table:table-cell>
          <table:table-cell office:value-type="percentage" office:value="9.4270868253436131" table:formula="of:=[.E2]/[.E4]" table:style-name="ce2">
            <text:p>942,71%</text:p>
          </table:table-cell>
          <table:table-cell office:value-type="percentage" office:value="9.7872599817128911" table:formula="of:=[.F2]/[.F4]" table:style-name="ce2">
            <text:p>978,73%</text:p>
          </table:table-cell>
          <table:table-cell office:value-type="percentage" office:value="8.0848750405712426" table:formula="of:=[.G2]/[.G4]" table:style-name="ce2">
            <text:p>808,49%</text:p>
          </table:table-cell>
          <table:table-cell office:value-type="percentage" office:value="9.1478021978021982" table:formula="of:=[.H2]/[.H4]" table:style-name="ce2">
            <text:p>914,78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6.6495749202975567" table:formula="of:=[.B$2]/[.B6]" table:style-name="ce2">
            <text:p>664,96%</text:p>
          </table:table-cell>
          <table:table-cell office:value-type="percentage" office:value="6.5463231036479446" table:formula="of:=[.C$2]/[.C6]" table:style-name="ce2">
            <text:p>654,63%</text:p>
          </table:table-cell>
          <table:table-cell office:value-type="percentage" office:value="4.2854986319464095" table:formula="of:=[.D$2]/[.D6]" table:style-name="ce2">
            <text:p>428,55%</text:p>
          </table:table-cell>
          <table:table-cell office:value-type="percentage" office:value="4.901690779152867" table:formula="of:=[.E$2]/[.E6]" table:style-name="ce2">
            <text:p>490,17%</text:p>
          </table:table-cell>
          <table:table-cell office:value-type="percentage" office:value="6.5655285217746879" table:formula="of:=[.F$2]/[.F6]" table:style-name="ce2">
            <text:p>656,55%</text:p>
          </table:table-cell>
          <table:table-cell office:value-type="percentage" office:value="7.5403360072650205" table:formula="of:=[.G$2]/[.G6]" table:style-name="ce2">
            <text:p>754,03%</text:p>
          </table:table-cell>
          <table:table-cell office:value-type="percentage" office:value="8.8936965811965809" table:formula="of:=[.H$2]/[.H6]" table:style-name="ce2">
            <text:p>889,37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.NET 7 AOT</text:p>
          </table:table-cell>
          <table:table-cell office:value-type="percentage" office:value="8.4046339825386163" table:formula="of:=[.B$2]/[.B7]" table:style-name="ce2">
            <text:p>840,46%</text:p>
          </table:table-cell>
          <table:table-cell office:value-type="percentage" office:value="6.3872881355932201" table:formula="of:=[.C$2]/[.C7]" table:style-name="ce2">
            <text:p>638,73%</text:p>
          </table:table-cell>
          <table:table-cell office:value-type="percentage" office:value="4.9614418350628071" table:formula="of:=[.D$2]/[.D7]" table:style-name="ce2">
            <text:p>496,14%</text:p>
          </table:table-cell>
          <table:table-cell office:value-type="percentage" office:value="4.9300490883590466" table:formula="of:=[.E$2]/[.E7]" table:style-name="ce2">
            <text:p>493,00%</text:p>
          </table:table-cell>
          <table:table-cell office:value-type="percentage" office:value="6.4378508420208496" table:formula="of:=[.F$2]/[.F7]" table:style-name="ce2">
            <text:p>643,79%</text:p>
          </table:table-cell>
          <table:table-cell office:value-type="percentage" office:value="7.8147450980392152" table:formula="of:=[.G$2]/[.G7]" table:style-name="ce2">
            <text:p>781,47%</text:p>
          </table:table-cell>
          <table:table-cell office:value-type="percentage" office:value="9.2017317612380261" table:formula="of:=[.H$2]/[.H7]" table:style-name="ce2">
            <text:p>920,17%</text:p>
          </table:table-cell>
          <table:table-cell table:number-columns-repeated="16376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Hashes_(x64)" table:style-name="ta1">
        <table:shapes>
          <draw:frame draw:z-index="1" draw:id="id2" draw:style-name="a2" draw:name="Gráfico 1" svg:x="5.33386in" svg:y="0.00039in" svg:width="12.14134in" svg:height="5.8980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363" table:style-name="ce1">
            <text:p>1363</text:p>
          </table:table-cell>
          <table:table-cell office:value-type="float" office:value="702.9" table:style-name="ce1">
            <text:p>702,9</text:p>
          </table:table-cell>
          <table:table-cell office:value-type="float" office:value="729.2" table:style-name="ce1">
            <text:p>729,2</text:p>
          </table:table-cell>
          <table:table-cell office:value-type="float" office:value="1303" table:style-name="ce1">
            <text:p>1303</text:p>
          </table:table-cell>
          <table:table-cell office:value-type="float" office:value="1281" table:style-name="ce1">
            <text:p>12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float" office:value="1381" table:style-name="ce1">
            <text:p>1381</text:p>
          </table:table-cell>
          <table:table-cell office:value-type="float" office:value="685.9" table:style-name="ce1">
            <text:p>685,9</text:p>
          </table:table-cell>
          <table:table-cell office:value-type="float" office:value="722.4" table:style-name="ce1">
            <text:p>722,4</text:p>
          </table:table-cell>
          <table:table-cell office:value-type="float" office:value="1255" table:style-name="ce1">
            <text:p>1255</text:p>
          </table:table-cell>
          <table:table-cell office:value-type="float" office:value="1251" table:style-name="ce1">
            <text:p>12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penSSL</text:p>
          </table:table-cell>
          <table:table-cell office:value-type="float" office:value="1391" table:style-name="ce1">
            <text:p>1391</text:p>
          </table:table-cell>
          <table:table-cell office:value-type="float" office:value="696.3" table:style-name="ce1">
            <text:p>696,3</text:p>
          </table:table-cell>
          <table:table-cell office:value-type="float" office:value="708.2" table:style-name="ce1">
            <text:p>708,2</text:p>
          </table:table-cell>
          <table:table-cell office:value-type="float" office:value="1262" table:style-name="ce1">
            <text:p>1262</text:p>
          </table:table-cell>
          <table:table-cell office:value-type="float" office:value="1244" table:style-name="ce1">
            <text:p>12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1360" table:style-name="ce1">
            <text:p>1360</text:p>
          </table:table-cell>
          <table:table-cell office:value-type="float" office:value="697.8" table:style-name="ce1">
            <text:p>697,8</text:p>
          </table:table-cell>
          <table:table-cell office:value-type="float" office:value="720.4" table:style-name="ce1">
            <text:p>720,4</text:p>
          </table:table-cell>
          <table:table-cell office:value-type="float" office:value="1284" table:style-name="ce1">
            <text:p>1284</text:p>
          </table:table-cell>
          <table:table-cell office:value-type="float" office:value="1239" table:style-name="ce1">
            <text:p>12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.NET 7 AOT</text:p>
          </table:table-cell>
          <table:table-cell office:value-type="float" office:value="1389" table:style-name="ce1">
            <text:p>1389</text:p>
          </table:table-cell>
          <table:table-cell office:value-type="float" office:value="680.9" table:style-name="ce1">
            <text:p>680,9</text:p>
          </table:table-cell>
          <table:table-cell office:value-type="float" office:value="707.5" table:style-name="ce1">
            <text:p>707,5</text:p>
          </table:table-cell>
          <table:table-cell office:value-type="float" office:value="1247" table:style-name="ce1">
            <text:p>1247</text:p>
          </table:table-cell>
          <table:table-cell office:value-type="float" office:value="1276" table:style-name="ce1">
            <text:p>1276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percentage" office:value="1.0132061628760087" table:formula="of:=[.B$3]/[.B$2]" table:style-name="ce2">
            <text:p>101,32%</text:p>
          </table:table-cell>
          <table:table-cell office:value-type="percentage" office:value="0.97581448285673633" table:formula="of:=[.C$3]/[.C$2]" table:style-name="ce2">
            <text:p>97,58%</text:p>
          </table:table-cell>
          <table:table-cell office:value-type="percentage" office:value="0.99067471201316504" table:formula="of:=[.D$3]/[.D$2]" table:style-name="ce2">
            <text:p>99,07%</text:p>
          </table:table-cell>
          <table:table-cell office:value-type="percentage" office:value="0.96316193399846506" table:formula="of:=[.E$3]/[.E$2]" table:style-name="ce2">
            <text:p>96,32%</text:p>
          </table:table-cell>
          <table:table-cell office:value-type="percentage" office:value="0.97658079625292737" table:formula="of:=[.F$3]/[.F$2]" table:style-name="ce2">
            <text:p>97,66%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1">
            <text:p>OpenSSL</text:p>
          </table:table-cell>
          <table:table-cell office:value-type="percentage" office:value="1.020542920029347" table:formula="of:=[.B4]/[.B$2]" table:style-name="ce2">
            <text:p>102,05%</text:p>
          </table:table-cell>
          <table:table-cell office:value-type="percentage" office:value="0.99061032863849763" table:formula="of:=[.C4]/[.C$2]" table:style-name="ce2">
            <text:p>99,06%</text:p>
          </table:table-cell>
          <table:table-cell office:value-type="percentage" office:value="0.97120131651124519" table:formula="of:=[.D4]/[.D$2]" table:style-name="ce2">
            <text:p>97,12%</text:p>
          </table:table-cell>
          <table:table-cell office:value-type="percentage" office:value="0.9685341519570223" table:formula="of:=[.E4]/[.E$2]" table:style-name="ce2">
            <text:p>96,85%</text:p>
          </table:table-cell>
          <table:table-cell office:value-type="percentage" office:value="0.97111631537861043" table:formula="of:=[.F4]/[.F$2]" table:style-name="ce2">
            <text:p>97,11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0.99779897285399854" table:formula="of:=[.B5]/[.B$2]" table:style-name="ce2">
            <text:p>99,78%</text:p>
          </table:table-cell>
          <table:table-cell office:value-type="percentage" office:value="0.9927443448570209" table:formula="of:=[.C5]/[.C$2]" table:style-name="ce2">
            <text:p>99,27%</text:p>
          </table:table-cell>
          <table:table-cell office:value-type="percentage" office:value="0.9879319802523312" table:formula="of:=[.D5]/[.D$2]" table:style-name="ce2">
            <text:p>98,79%</text:p>
          </table:table-cell>
          <table:table-cell office:value-type="percentage" office:value="0.98541826554105905" table:formula="of:=[.E5]/[.E$2]" table:style-name="ce2">
            <text:p>98,54%</text:p>
          </table:table-cell>
          <table:table-cell office:value-type="percentage" office:value="0.96721311475409832" table:formula="of:=[.F5]/[.F$2]" table:style-name="ce2">
            <text:p>96,72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.NET 7 AOT</text:p>
          </table:table-cell>
          <table:table-cell office:value-type="percentage" office:value="1.0190755685986794" table:formula="of:=[.B6]/[.B$2]" table:style-name="ce2">
            <text:p>101,91%</text:p>
          </table:table-cell>
          <table:table-cell office:value-type="percentage" office:value="0.96870109546165883" table:formula="of:=[.C6]/[.C$2]" table:style-name="ce2">
            <text:p>96,87%</text:p>
          </table:table-cell>
          <table:table-cell office:value-type="percentage" office:value="0.97024136039495334" table:formula="of:=[.D6]/[.D$2]" table:style-name="ce2">
            <text:p>97,02%</text:p>
          </table:table-cell>
          <table:table-cell office:value-type="percentage" office:value="0.95702225633154259" table:formula="of:=[.E6]/[.E$2]" table:style-name="ce2">
            <text:p>95,70%</text:p>
          </table:table-cell>
          <table:table-cell office:value-type="percentage" office:value="0.9960967993754879" table:formula="of:=[.F6]/[.F$2]" table:style-name="ce2">
            <text:p>99,61%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amSum_(x64)" table:style-name="ta1">
        <table:shapes>
          <draw:frame draw:z-index="1" draw:id="id3" draw:style-name="a3" draw:name="Gráfico 1" svg:x="1.77835in" svg:y="0.00039in" svg:width="12.14134in" svg:height="5.89803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2.157999999999999" table:style-name="ce1">
            <text:p>12,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11.824999999999999" table:style-name="ce1">
            <text:p>11,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19.268999999999998" table:style-name="ce1">
            <text:p>19,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float" office:value="7.3570000000000002" table:style-name="ce1">
            <text:p>7,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11.653" table:style-name="ce1">
            <text:p>11,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 AOT</text:p>
          </table:table-cell>
          <table:table-cell office:value-type="float" office:value="11.669" table:style-name="ce1">
            <text:p>11,66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0281606765327695" table:formula="of:=[.B2]/[.B3]" table:style-name="ce2">
            <text:p>102,8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0.63096164824329237" table:formula="of:=[.B2]/[.B4]" table:style-name="ce2">
            <text:p>63,1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percentage" office:value="1.607312763354628" table:formula="of:=[.B3]/[.B5]" table:style-name="ce2">
            <text:p>160,7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1.653565605423496" table:formula="of:=[.B4]/[.B6]" table:style-name="ce2">
            <text:p>165,3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 AOT</text:p>
          </table:table-cell>
          <table:table-cell office:value-type="percentage" office:value="0.63047390521895619" table:formula="of:=[.B5]/[.B7]" table:style-name="ce2">
            <text:p>63,05%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Checksums_(AS)" table:style-name="ta1">
        <table:shapes>
          <draw:frame draw:z-index="1" draw:id="id4" draw:style-name="a4" draw:name="Gráfico 1" svg:x="9.65271in" svg:y="0.17749in" svg:width="12.14134in" svg:height="6.22528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áfico 2" svg:x="0.1252in" svg:y="2.47244in" svg:width="9.23591in" svg:height="3.89606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863.4" table:style-name="ce1">
            <text:p>6863,4</text:p>
          </table:table-cell>
          <table:table-cell office:value-type="float" office:value="5677" table:style-name="ce1">
            <text:p>5677</text:p>
          </table:table-cell>
          <table:table-cell office:value-type="float" office:value="5764.8" table:style-name="ce1">
            <text:p>5764,8</text:p>
          </table:table-cell>
          <table:table-cell office:value-type="float" office:value="4362.1000000000004" table:style-name="ce1">
            <text:p>4362,1</text:p>
          </table:table-cell>
          <table:table-cell office:value-type="float" office:value="4069" table:style-name="ce1">
            <text:p>4069</text:p>
          </table:table-cell>
          <table:table-cell office:value-type="float" office:value="6887.8" table:style-name="ce1">
            <text:p>6887,8</text:p>
          </table:table-cell>
          <table:table-cell office:value-type="float" office:value="6883.8" table:style-name="ce1">
            <text:p>6883,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886" table:style-name="ce1">
            <text:p>886</text:p>
          </table:table-cell>
          <table:table-cell office:value-type="float" office:value="1233" table:style-name="ce1">
            <text:p>1233</text:p>
          </table:table-cell>
          <table:table-cell office:value-type="float" office:value="1359.2" table:style-name="ce1">
            <text:p>1359,2</text:p>
          </table:table-cell>
          <table:table-cell office:value-type="float" office:value="659" table:style-name="ce1">
            <text:p>659</text:p>
          </table:table-cell>
          <table:table-cell office:value-type="float" office:value="1743" table:style-name="ce1">
            <text:p>1743</text:p>
          </table:table-cell>
          <table:table-cell office:value-type="float" office:value="1018" table:style-name="ce1">
            <text:p>1018</text:p>
          </table:table-cell>
          <table:table-cell office:value-type="float" office:value="905.9" table:style-name="ce1">
            <text:p>905,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531.70000000000005" table:style-name="ce1">
            <text:p>531,7</text:p>
          </table:table-cell>
          <table:table-cell office:value-type="float" office:value="1074" table:style-name="ce1">
            <text:p>1074</text:p>
          </table:table-cell>
          <table:table-cell office:value-type="float" office:value="899.5" table:style-name="ce1">
            <text:p>899,5</text:p>
          </table:table-cell>
          <table:table-cell office:value-type="float" office:value="855.8" table:style-name="ce1">
            <text:p>855,8</text:p>
          </table:table-cell>
          <table:table-cell office:value-type="float" office:value="1284" table:style-name="ce1">
            <text:p>1284</text:p>
          </table:table-cell>
          <table:table-cell office:value-type="float" office:value="987.6" table:style-name="ce1">
            <text:p>987,6</text:p>
          </table:table-cell>
          <table:table-cell office:value-type="float" office:value="859.3" table:style-name="ce1">
            <text:p>859,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as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850.6" table:style-name="ce1">
            <text:p>850,6</text:p>
          </table:table-cell>
          <table:table-cell office:value-type="float" office:value="1078" table:style-name="ce1">
            <text:p>1078</text:p>
          </table:table-cell>
          <table:table-cell office:value-type="float" office:value="1240.7" table:style-name="ce1">
            <text:p>1240,7</text:p>
          </table:table-cell>
          <table:table-cell office:value-type="float" office:value="645.5" table:style-name="ce1">
            <text:p>645,5</text:p>
          </table:table-cell>
          <table:table-cell office:value-type="float" office:value="1456" table:style-name="ce1">
            <text:p>1456</text:p>
          </table:table-cell>
          <table:table-cell office:value-type="float" office:value="1026.5999999999999" table:style-name="ce1">
            <text:p>1026,6</text:p>
          </table:table-cell>
          <table:table-cell office:value-type="float" office:value="927.6" table:style-name="ce1">
            <text:p>927,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7.7465011286681715" table:formula="of:=[.B2]/[.B3]" table:style-name="ce2">
            <text:p>774,65%</text:p>
          </table:table-cell>
          <table:table-cell office:value-type="percentage" office:value="4.6042173560421737" table:formula="of:=[.C2]/[.C3]" table:style-name="ce2">
            <text:p>460,42%</text:p>
          </table:table-cell>
          <table:table-cell office:value-type="percentage" office:value="4.2413184226015304" table:formula="of:=[.D2]/[.D3]" table:style-name="ce2">
            <text:p>424,13%</text:p>
          </table:table-cell>
          <table:table-cell office:value-type="percentage" office:value="6.6192716236722315" table:formula="of:=[.E2]/[.E3]" table:style-name="ce2">
            <text:p>661,93%</text:p>
          </table:table-cell>
          <table:table-cell office:value-type="percentage" office:value="2.3344807802639127" table:formula="of:=[.F2]/[.F3]" table:style-name="ce2">
            <text:p>233,45%</text:p>
          </table:table-cell>
          <table:table-cell office:value-type="percentage" office:value="6.7660117878192541" table:formula="of:=[.G2]/[.G3]" table:style-name="ce2">
            <text:p>676,60%</text:p>
          </table:table-cell>
          <table:table-cell office:value-type="percentage" office:value="7.5988519704161614" table:formula="of:=[.H2]/[.H3]" table:style-name="ce2">
            <text:p>759,89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2.908406996426555" table:formula="of:=[.B$2]/[.B4]" table:style-name="ce2">
            <text:p>1290,84%</text:p>
          </table:table-cell>
          <table:table-cell office:value-type="percentage" office:value="5.2858472998137804" table:formula="of:=[.C2]/[.C4]" table:style-name="ce2">
            <text:p>528,58%</text:p>
          </table:table-cell>
          <table:table-cell office:value-type="percentage" office:value="6.4088938299055034" table:formula="of:=[.D2]/[.D4]" table:style-name="ce2">
            <text:p>640,89%</text:p>
          </table:table-cell>
          <table:table-cell office:value-type="percentage" office:value="5.0971021266651091" table:formula="of:=[.E2]/[.E4]" table:style-name="ce2">
            <text:p>509,71%</text:p>
          </table:table-cell>
          <table:table-cell office:value-type="percentage" office:value="3.1690031152647977" table:formula="of:=[.F2]/[.F4]" table:style-name="ce2">
            <text:p>316,90%</text:p>
          </table:table-cell>
          <table:table-cell office:value-type="percentage" office:value="6.9742810854597002" table:formula="of:=[.G2]/[.G4]" table:style-name="ce2">
            <text:p>697,43%</text:p>
          </table:table-cell>
          <table:table-cell office:value-type="percentage" office:value="8.0109391365064599" table:formula="of:=[.H2]/[.H4]" table:style-name="ce2">
            <text:p>801,09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8.0688925464378087" table:formula="of:=[.B$2]/[.B6]" table:style-name="ce2">
            <text:p>806,89%</text:p>
          </table:table-cell>
          <table:table-cell office:value-type="percentage" office:value="5.2662337662337659" table:formula="of:=[.C$2]/[.C6]" table:style-name="ce2">
            <text:p>526,62%</text:p>
          </table:table-cell>
          <table:table-cell office:value-type="percentage" office:value="4.6464092850810026" table:formula="of:=[.D$2]/[.D6]" table:style-name="ce2">
            <text:p>464,64%</text:p>
          </table:table-cell>
          <table:table-cell office:value-type="percentage" office:value="6.7577072037180486" table:formula="of:=[.E$2]/[.E6]" table:style-name="ce2">
            <text:p>675,77%</text:p>
          </table:table-cell>
          <table:table-cell office:value-type="percentage" office:value="2.7946428571428572" table:formula="of:=[.F$2]/[.F6]" table:style-name="ce2">
            <text:p>279,46%</text:p>
          </table:table-cell>
          <table:table-cell office:value-type="percentage" office:value="6.7093317747905719" table:formula="of:=[.G$2]/[.G6]" table:style-name="ce2">
            <text:p>670,93%</text:p>
          </table:table-cell>
          <table:table-cell office:value-type="percentage" office:value="7.4210866752910736" table:formula="of:=[.H$2]/[.H6]" table:style-name="ce2">
            <text:p>742,11%</text:p>
          </table:table-cell>
          <table:table-cell table:number-columns-repeated="16376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6" table:style-name="ro1">
          <table:table-cell table:number-columns-repeated="16384"/>
        </table:table-row>
      </table:table>
      <table:table table:name="Hashes_(AS)" table:style-name="ta1">
        <table:shapes>
          <draw:frame draw:z-index="1" draw:id="id6" draw:style-name="a6" draw:name="Gráfico 1" svg:x="5.33386in" svg:y="0.00039in" svg:width="12.14134in" svg:height="5.89803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2441" table:style-name="ce1">
            <text:p>2441</text:p>
          </table:table-cell>
          <table:table-cell office:value-type="float" office:value="931.6" table:style-name="ce1">
            <text:p>931,6</text:p>
          </table:table-cell>
          <table:table-cell office:value-type="float" office:value="928.1" table:style-name="ce1">
            <text:p>928,1</text:p>
          </table:table-cell>
          <table:table-cell office:value-type="float" office:value="1221" table:style-name="ce1">
            <text:p>1221</text:p>
          </table:table-cell>
          <table:table-cell office:value-type="float" office:value="1221" table:style-name="ce1">
            <text:p>12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nSS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2451" table:style-name="ce1">
            <text:p>2451</text:p>
          </table:table-cell>
          <table:table-cell office:value-type="float" office:value="925.8" table:style-name="ce1">
            <text:p>925,8</text:p>
          </table:table-cell>
          <table:table-cell office:value-type="float" office:value="951" table:style-name="ce1">
            <text:p>951</text:p>
          </table:table-cell>
          <table:table-cell office:value-type="float" office:value="1225" table:style-name="ce1">
            <text:p>1225</text:p>
          </table:table-cell>
          <table:table-cell office:value-type="float" office:value="1223" table:style-name="ce1">
            <text:p>1223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nSSL</text:p>
          </table:table-cell>
          <table:table-cell office:value-type="percentage" office:value="0" table:formula="of:=[.B3]/[.B$2]" table:style-name="ce2">
            <text:p>0,00%</text:p>
          </table:table-cell>
          <table:table-cell office:value-type="percentage" office:value="0" table:formula="of:=[.C3]/[.C$2]" table:style-name="ce2">
            <text:p>0,00%</text:p>
          </table:table-cell>
          <table:table-cell office:value-type="percentage" office:value="0" table:formula="of:=[.D3]/[.D$2]" table:style-name="ce2">
            <text:p>0,00%</text:p>
          </table:table-cell>
          <table:table-cell office:value-type="percentage" office:value="0" table:formula="of:=[.E3]/[.E$2]" table:style-name="ce2">
            <text:p>0,00%</text:p>
          </table:table-cell>
          <table:table-cell office:value-type="percentage" office:value="0" table:formula="of:=[.F3]/[.F$2]" table:style-name="ce2">
            <text:p>0,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1.0040966816878329" table:formula="of:=[.B4]/[.B$2]" table:style-name="ce2">
            <text:p>100,41%</text:p>
          </table:table-cell>
          <table:table-cell office:value-type="percentage" office:value="0.99377415199656494" table:formula="of:=[.C4]/[.C$2]" table:style-name="ce2">
            <text:p>99,38%</text:p>
          </table:table-cell>
          <table:table-cell office:value-type="percentage" office:value="1.024674065294688" table:formula="of:=[.D4]/[.D$2]" table:style-name="ce2">
            <text:p>102,47%</text:p>
          </table:table-cell>
          <table:table-cell office:value-type="percentage" office:value="1.0032760032760033" table:formula="of:=[.E4]/[.E$2]" table:style-name="ce2">
            <text:p>100,33%</text:p>
          </table:table-cell>
          <table:table-cell office:value-type="percentage" office:value="1.0016380016380015" table:formula="of:=[.F4]/[.F$2]" table:style-name="ce2">
            <text:p>100,16%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SpamSum_(AS)" table:style-name="ta1">
        <table:shapes>
          <draw:frame draw:z-index="1" draw:id="id7" draw:style-name="a7" draw:name="Gráfico 1" svg:x="1.77835in" svg:y="0.00039in" svg:width="12.14134in" svg:height="5.89803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2.65" table:style-name="ce1">
            <text:p>12,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12.67" table:style-name="ce1">
            <text:p>12,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16.27" table:style-name="ce1">
            <text:p>16,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float" office:value="19.690000000000001" table:style-name="ce1">
            <text:p>19,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10.85" table:style-name="ce1">
            <text:p>10,8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0.99842146803472775" table:formula="of:=[.B2]/[.B3]" table:style-name="ce2">
            <text:p>99,8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0.77750460971112478" table:formula="of:=[.B2]/[.B4]" table:style-name="ce2">
            <text:p>77,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percentage" office:value="0.64347384459116297" table:formula="of:=[.B3]/[.B5]" table:style-name="ce2">
            <text:p>64,3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1.4995391705069125" table:formula="of:=[.B4]/[.B6]" table:style-name="ce2">
            <text:p>149,95%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Checksums_(arm64)" table:style-name="ta1">
        <table:shapes>
          <draw:frame draw:z-index="1" draw:id="id8" draw:style-name="a8" draw:name="Gráfico 1" svg:x="7.20827in" svg:y="0.13583in" svg:width="12.14134in" svg:height="5.89803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áfico 2" svg:x="0.15787in" svg:y="2.09606in" svg:width="6.92677in" svg:height="3.89606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7.831" table:style-name="ce1">
            <text:p>17,831</text:p>
          </table:table-cell>
          <table:table-cell office:value-type="float" office:value="12.993" table:style-name="ce1">
            <text:p>12,993</text:p>
          </table:table-cell>
          <table:table-cell office:value-type="float" office:value="14.701000000000001" table:style-name="ce1">
            <text:p>14,701</text:p>
          </table:table-cell>
          <table:table-cell office:value-type="float" office:value="15.111000000000001" table:style-name="ce1">
            <text:p>15,111</text:p>
          </table:table-cell>
          <table:table-cell office:value-type="float" office:value="14.308" table:style-name="ce1">
            <text:p>14,308</text:p>
          </table:table-cell>
          <table:table-cell office:value-type="float" office:value="17.760999999999999" table:style-name="ce1">
            <text:p>17,761</text:p>
          </table:table-cell>
          <table:table-cell office:value-type="float" office:value="17.773" table:style-name="ce1">
            <text:p>17,7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4.5810000000000004" table:style-name="ce1">
            <text:p>4,581</text:p>
          </table:table-cell>
          <table:table-cell office:value-type="float" office:value="6.9009999999999998" table:style-name="ce1">
            <text:p>6,901</text:p>
          </table:table-cell>
          <table:table-cell office:value-type="float" office:value="7.3609999999999998" table:style-name="ce1">
            <text:p>7,361</text:p>
          </table:table-cell>
          <table:table-cell office:value-type="float" office:value="3.387" table:style-name="ce1">
            <text:p>3,387</text:p>
          </table:table-cell>
          <table:table-cell office:value-type="float" office:value="7.8129999999999997" table:style-name="ce1">
            <text:p>7,813</text:p>
          </table:table-cell>
          <table:table-cell office:value-type="float" office:value="4.8369999999999997" table:style-name="ce1">
            <text:p>4,837</text:p>
          </table:table-cell>
          <table:table-cell office:value-type="float" office:value="4.4630000000000001" table:style-name="ce1">
            <text:p>4,4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2.762" table:style-name="ce1">
            <text:p>2,762</text:p>
          </table:table-cell>
          <table:table-cell office:value-type="float" office:value="3.8250000000000002" table:style-name="ce1">
            <text:p>3,825</text:p>
          </table:table-cell>
          <table:table-cell office:value-type="float" office:value="3.88" table:style-name="ce1">
            <text:p>3,88</text:p>
          </table:table-cell>
          <table:table-cell office:value-type="float" office:value="2.7690000000000001" table:style-name="ce1">
            <text:p>2,769</text:p>
          </table:table-cell>
          <table:table-cell office:value-type="float" office:value="6.8440000000000003" table:style-name="ce1">
            <text:p>6,844</text:p>
          </table:table-cell>
          <table:table-cell office:value-type="float" office:value="3.3620000000000001" table:style-name="ce1">
            <text:p>3,362</text:p>
          </table:table-cell>
          <table:table-cell office:value-type="float" office:value="3.33" table:style-name="ce1">
            <text:p>3,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ash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3.8923815760750924" table:formula="of:=[.B2]/[.B3]" table:style-name="ce2">
            <text:p>389,24%</text:p>
          </table:table-cell>
          <table:table-cell office:value-type="percentage" office:value="1.8827706129546444" table:formula="of:=[.C2]/[.C3]" table:style-name="ce2">
            <text:p>188,28%</text:p>
          </table:table-cell>
          <table:table-cell office:value-type="percentage" office:value="1.9971471267490832" table:formula="of:=[.D2]/[.D3]" table:style-name="ce2">
            <text:p>199,71%</text:p>
          </table:table-cell>
          <table:table-cell office:value-type="percentage" office:value="4.4614703277236494" table:formula="of:=[.E2]/[.E3]" table:style-name="ce2">
            <text:p>446,15%</text:p>
          </table:table-cell>
          <table:table-cell office:value-type="percentage" office:value="1.8313067963650327" table:formula="of:=[.F2]/[.F3]" table:style-name="ce2">
            <text:p>183,13%</text:p>
          </table:table-cell>
          <table:table-cell office:value-type="percentage" office:value="3.6719040727723797" table:formula="of:=[.G2]/[.G3]" table:style-name="ce2">
            <text:p>367,19%</text:p>
          </table:table-cell>
          <table:table-cell office:value-type="percentage" office:value="3.9822989020837998" table:formula="of:=[.H2]/[.H3]" table:style-name="ce2">
            <text:p>398,23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6.4558291093410567" table:formula="of:=[.B2]/[.B4]" table:style-name="ce2">
            <text:p>645,58%</text:p>
          </table:table-cell>
          <table:table-cell office:value-type="percentage" office:value="3.3968627450980393" table:formula="of:=[.C2]/[.C4]" table:style-name="ce2">
            <text:p>339,69%</text:p>
          </table:table-cell>
          <table:table-cell office:value-type="percentage" office:value="3.7889175257731962" table:formula="of:=[.D2]/[.D4]" table:style-name="ce2">
            <text:p>378,89%</text:p>
          </table:table-cell>
          <table:table-cell office:value-type="percentage" office:value="5.4572047670639217" table:formula="of:=[.E2]/[.E4]" table:style-name="ce2">
            <text:p>545,72%</text:p>
          </table:table-cell>
          <table:table-cell office:value-type="percentage" office:value="2.0905902980713034" table:formula="of:=[.F2]/[.F4]" table:style-name="ce2">
            <text:p>209,06%</text:p>
          </table:table-cell>
          <table:table-cell office:value-type="percentage" office:value="5.2828673408685303" table:formula="of:=[.G2]/[.G4]" table:style-name="ce2">
            <text:p>528,29%</text:p>
          </table:table-cell>
          <table:table-cell office:value-type="percentage" office:value="5.337237237237237" table:formula="of:=[.H2]/[.H4]" table:style-name="ce2">
            <text:p>533,72%</text:p>
          </table:table-cell>
          <table:table-cell table:number-columns-repeated="16376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Hashes_(arm64)" table:style-name="ta1">
        <table:shapes>
          <draw:frame draw:z-index="1" draw:id="id10" draw:style-name="a10" draw:name="Gráfico 1" svg:x="5.33386in" svg:y="0.00039in" svg:width="12.14134in" svg:height="5.89803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7.6239999999999997" table:style-name="ce1">
            <text:p>7,624</text:p>
          </table:table-cell>
          <table:table-cell office:value-type="float" office:value="8.7319999999999993" table:style-name="ce1">
            <text:p>8,732</text:p>
          </table:table-cell>
          <table:table-cell office:value-type="float" office:value="12.59" table:style-name="ce1">
            <text:p>12,59</text:p>
          </table:table-cell>
          <table:table-cell office:value-type="float" office:value="9.7550000000000008" table:style-name="ce1">
            <text:p>9,755</text:p>
          </table:table-cell>
          <table:table-cell office:value-type="float" office:value="9.782" table:style-name="ce1">
            <text:p>9,7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penSSL</text:p>
          </table:table-cell>
          <table:table-cell office:value-type="float" office:value="8.375" table:style-name="ce1">
            <text:p>8,375</text:p>
          </table:table-cell>
          <table:table-cell office:value-type="float" office:value="8.5250000000000004" table:style-name="ce1">
            <text:p>8,525</text:p>
          </table:table-cell>
          <table:table-cell office:value-type="float" office:value="13.81" table:style-name="ce1">
            <text:p>13,81</text:p>
          </table:table-cell>
          <table:table-cell office:value-type="float" office:value="9.73" table:style-name="ce1">
            <text:p>9,73</text:p>
          </table:table-cell>
          <table:table-cell office:value-type="float" office:value="9.7200000000000006" table:style-name="ce1">
            <text:p>9,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float" office:value="8.4049999999999994" table:style-name="ce1">
            <text:p>8,405</text:p>
          </table:table-cell>
          <table:table-cell office:value-type="float" office:value="8.657" table:style-name="ce1">
            <text:p>8,657</text:p>
          </table:table-cell>
          <table:table-cell office:value-type="float" office:value="13.52" table:style-name="ce1">
            <text:p>13,52</text:p>
          </table:table-cell>
          <table:table-cell office:value-type="float" office:value="10.269" table:style-name="ce1">
            <text:p>10,269</text:p>
          </table:table-cell>
          <table:table-cell office:value-type="float" office:value="10.108000000000001" table:style-name="ce1">
            <text:p>10,108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percentage" office:value="1.0985047219307451" table:formula="of:=[.B$3]/[.B$2]" table:style-name="ce2">
            <text:p>109,85%</text:p>
          </table:table-cell>
          <table:table-cell office:value-type="percentage" office:value="0.97629409070087048" table:formula="of:=[.C$3]/[.C$2]" table:style-name="ce2">
            <text:p>97,63%</text:p>
          </table:table-cell>
          <table:table-cell office:value-type="percentage" office:value="1.0969023034154091" table:formula="of:=[.D$3]/[.D$2]" table:style-name="ce2">
            <text:p>109,69%</text:p>
          </table:table-cell>
          <table:table-cell office:value-type="percentage" office:value="0.99743721168631472" table:formula="of:=[.E$3]/[.E$2]" table:style-name="ce2">
            <text:p>99,74%</text:p>
          </table:table-cell>
          <table:table-cell office:value-type="percentage" office:value="0.99366182784706614" table:formula="of:=[.F$3]/[.F$2]" table:style-name="ce2">
            <text:p>99,37%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1">
            <text:p>OpenSSL</text:p>
          </table:table-cell>
          <table:table-cell office:value-type="percentage" office:value="1.1024396642182581" table:formula="of:=[.B4]/[.B$2]" table:style-name="ce2">
            <text:p>110,24%</text:p>
          </table:table-cell>
          <table:table-cell office:value-type="percentage" office:value="0.99141090242785168" table:formula="of:=[.C4]/[.C$2]" table:style-name="ce2">
            <text:p>99,14%</text:p>
          </table:table-cell>
          <table:table-cell office:value-type="percentage" office:value="1.073868149324861" table:formula="of:=[.D4]/[.D$2]" table:style-name="ce2">
            <text:p>107,39%</text:p>
          </table:table-cell>
          <table:table-cell office:value-type="percentage" office:value="1.0526909277293695" table:formula="of:=[.E4]/[.E$2]" table:style-name="ce2">
            <text:p>105,27%</text:p>
          </table:table-cell>
          <table:table-cell office:value-type="percentage" office:value="1.0333265180944593" table:formula="of:=[.F4]/[.F$2]" table:style-name="ce2">
            <text:p>103,33%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pamSum_(arm64)" table:style-name="ta1">
        <table:shapes>
          <draw:frame draw:z-index="1" draw:id="id11" draw:style-name="a11" draw:name="Gráfico 1" svg:x="1.77835in" svg:y="0.00039in" svg:width="12.14134in" svg:height="5.89803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80.41" table:style-name="ce1">
            <text:p>80,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85.59" table:style-name="ce1">
            <text:p>85,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66.06" table:style-name="ce1">
            <text:p>66,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float" office:value="32.4" table:style-name="ce1">
            <text:p>32,4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0.93947891108774384" table:formula="of:=[.B2]/[.B3]" table:style-name="ce2">
            <text:p>93,9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.2172267635482894" table:formula="of:=[.B2]/[.B4]" table:style-name="ce2">
            <text:p>121,72%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Checksums_(arm)" table:style-name="ta1">
        <table:shapes>
          <draw:frame draw:z-index="1" draw:id="id12" draw:style-name="a12" draw:name="Gráfico 1" svg:x="7.20827in" svg:y="0.13583in" svg:width="12.14134in" svg:height="5.89803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Gráfico 2" svg:x="0.15787in" svg:y="2.09606in" svg:width="6.92677in" svg:height="3.89606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44.244999999999997" table:style-name="ce1">
            <text:p>44,245</text:p>
          </table:table-cell>
          <table:table-cell office:value-type="float" office:value="17.456" table:style-name="ce1">
            <text:p>17,456</text:p>
          </table:table-cell>
          <table:table-cell office:value-type="float" office:value="17.385999999999999" table:style-name="ce1">
            <text:p>17,386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8.87" table:style-name="ce1">
            <text:p>18,87</text:p>
          </table:table-cell>
          <table:table-cell office:value-type="float" office:value="52.578000000000003" table:style-name="ce1">
            <text:p>52,578</text:p>
          </table:table-cell>
          <table:table-cell office:value-type="float" office:value="41.834000000000003" table:style-name="ce1">
            <text:p>41,8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6.6639999999999997" table:style-name="ce1">
            <text:p>6,664</text:p>
          </table:table-cell>
          <table:table-cell office:value-type="float" office:value="8.5519999999999996" table:style-name="ce1">
            <text:p>8,552</text:p>
          </table:table-cell>
          <table:table-cell office:value-type="float" office:value="10.618" table:style-name="ce1">
            <text:p>10,618</text:p>
          </table:table-cell>
          <table:table-cell office:value-type="float" office:value="10.6" table:style-name="ce1">
            <text:p>10,6</text:p>
          </table:table-cell>
          <table:table-cell office:value-type="float" office:value="10.64" table:style-name="ce1">
            <text:p>10,64</text:p>
          </table:table-cell>
          <table:table-cell office:value-type="float" office:value="10.712" table:style-name="ce1">
            <text:p>10,712</text:p>
          </table:table-cell>
          <table:table-cell office:value-type="float" office:value="6.6440000000000001" table:style-name="ce1">
            <text:p>6,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5.2750000000000004" table:style-name="ce1">
            <text:p>5,275</text:p>
          </table:table-cell>
          <table:table-cell office:value-type="float" office:value="6.4630000000000001" table:style-name="ce1">
            <text:p>6,463</text:p>
          </table:table-cell>
          <table:table-cell office:value-type="float" office:value="6.4089999999999998" table:style-name="ce1">
            <text:p>6,409</text:p>
          </table:table-cell>
          <table:table-cell office:value-type="float" office:value="9.673" table:style-name="ce1">
            <text:p>9,673</text:p>
          </table:table-cell>
          <table:table-cell office:value-type="float" office:value="9.5310000000000006" table:style-name="ce1">
            <text:p>9,531</text:p>
          </table:table-cell>
          <table:table-cell office:value-type="float" office:value="5.8410000000000002" table:style-name="ce1">
            <text:p>5,841</text:p>
          </table:table-cell>
          <table:table-cell office:value-type="float" office:value="5.8819999999999997" table:style-name="ce1">
            <text:p>5,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ash</text:p>
          </table:table-cell>
          <table:table-cell table:number-columns-repeated="3" table:style-name="ce1"/>
          <table:table-cell office:value-type="float" office:value="6.2110000000000003" table:style-name="ce1">
            <text:p>6,211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6.6394057623049223" table:formula="of:=[.B2]/[.B3]" table:style-name="ce2">
            <text:p>663,94%</text:p>
          </table:table-cell>
          <table:table-cell office:value-type="percentage" office:value="2.0411599625818524" table:formula="of:=[.C2]/[.C3]" table:style-name="ce2">
            <text:p>204,12%</text:p>
          </table:table-cell>
          <table:table-cell office:value-type="percentage" office:value="1.6374081747975135" table:formula="of:=[.D2]/[.D3]" table:style-name="ce2">
            <text:p>163,74%</text:p>
          </table:table-cell>
          <table:table-cell office:value-type="percentage" office:value="1.557547169811321" table:formula="of:=[.E2]/[.E3]" table:style-name="ce2">
            <text:p>155,75%</text:p>
          </table:table-cell>
          <table:table-cell office:value-type="percentage" office:value="1.7734962406015038" table:formula="of:=[.F2]/[.F3]" table:style-name="ce2">
            <text:p>177,35%</text:p>
          </table:table-cell>
          <table:table-cell office:value-type="percentage" office:value="4.9083271097834205" table:formula="of:=[.G2]/[.G3]" table:style-name="ce2">
            <text:p>490,83%</text:p>
          </table:table-cell>
          <table:table-cell office:value-type="percentage" office:value="6.2965081276339561" table:formula="of:=[.H2]/[.H3]" table:style-name="ce2">
            <text:p>629,65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8.3876777251184826" table:formula="of:=[.B2]/[.B4]" table:style-name="ce2">
            <text:p>838,77%</text:p>
          </table:table-cell>
          <table:table-cell office:value-type="percentage" office:value="2.7009128887513536" table:formula="of:=[.C2]/[.C4]" table:style-name="ce2">
            <text:p>270,09%</text:p>
          </table:table-cell>
          <table:table-cell office:value-type="percentage" office:value="2.7127476985489154" table:formula="of:=[.D2]/[.D4]" table:style-name="ce2">
            <text:p>271,27%</text:p>
          </table:table-cell>
          <table:table-cell office:value-type="percentage" office:value="1.7068127778352116" table:formula="of:=[.E2]/[.E4]" table:style-name="ce2">
            <text:p>170,68%</text:p>
          </table:table-cell>
          <table:table-cell office:value-type="percentage" office:value="1.9798552093169657" table:formula="of:=[.F2]/[.F4]" table:style-name="ce2">
            <text:p>197,99%</text:p>
          </table:table-cell>
          <table:table-cell office:value-type="percentage" office:value="9.0015408320493062" table:formula="of:=[.G2]/[.G4]" table:style-name="ce2">
            <text:p>900,15%</text:p>
          </table:table-cell>
          <table:table-cell office:value-type="percentage" office:value="7.1122067324039451" table:formula="of:=[.H2]/[.H4]" table:style-name="ce2">
            <text:p>711,22%</text:p>
          </table:table-cell>
          <table:table-cell table:number-columns-repeated="16376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Hashes_(arm)" table:style-name="ta1">
        <table:shapes>
          <draw:frame draw:z-index="1" draw:id="id14" draw:style-name="a14" draw:name="Gráfico 1" svg:x="5.33386in" svg:y="0.00039in" svg:width="12.14134in" svg:height="5.89803in" style:rel-width="scale" style:rel-height="scale">
            <draw:object xlink:href="Object 15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8.391" table:style-name="ce1">
            <text:p>8,391</text:p>
          </table:table-cell>
          <table:table-cell office:value-type="float" office:value="10.11" table:style-name="ce1">
            <text:p>10,11</text:p>
          </table:table-cell>
          <table:table-cell office:value-type="float" office:value="13.08" table:style-name="ce1">
            <text:p>13,08</text:p>
          </table:table-cell>
          <table:table-cell office:value-type="float" office:value="29.05" table:style-name="ce1">
            <text:p>29,05</text:p>
          </table:table-cell>
          <table:table-cell office:value-type="float" office:value="29.06" table:style-name="ce1">
            <text:p>29,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penSSL</text:p>
          </table:table-cell>
          <table:table-cell office:value-type="float" office:value="8.3529999999999998" table:style-name="ce1">
            <text:p>8,353</text:p>
          </table:table-cell>
          <table:table-cell office:value-type="float" office:value="10.06" table:style-name="ce1">
            <text:p>10,06</text:p>
          </table:table-cell>
          <table:table-cell office:value-type="float" office:value="13.06" table:style-name="ce1">
            <text:p>13,0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float" office:value="8.3970000000000002" table:style-name="ce1">
            <text:p>8,397</text:p>
          </table:table-cell>
          <table:table-cell office:value-type="float" office:value="10.11" table:style-name="ce1">
            <text:p>10,11</text:p>
          </table:table-cell>
          <table:table-cell office:value-type="float" office:value="13.11" table:style-name="ce1">
            <text:p>13,11</text:p>
          </table:table-cell>
          <table:table-cell office:value-type="float" office:value="29.11" table:style-name="ce1">
            <text:p>29,11</text:p>
          </table:table-cell>
          <table:table-cell office:value-type="float" office:value="29.11" table:style-name="ce1">
            <text:p>29,11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D5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SHA384</text:p>
          </table:table-cell>
          <table:table-cell office:value-type="string" table:style-name="ce1">
            <text:p>SHA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hash</text:p>
          </table:table-cell>
          <table:table-cell office:value-type="percentage" office:value="0.99547133833869617" table:formula="of:=[.B$3]/[.B$2]" table:style-name="ce2">
            <text:p>99,55%</text:p>
          </table:table-cell>
          <table:table-cell office:value-type="percentage" office:value="0.99505440158259162" table:formula="of:=[.C$3]/[.C$2]" table:style-name="ce2">
            <text:p>99,51%</text:p>
          </table:table-cell>
          <table:table-cell office:value-type="percentage" office:value="0.99847094801223246" table:formula="of:=[.D$3]/[.D$2]" table:style-name="ce2">
            <text:p>99,85%</text:p>
          </table:table-cell>
          <table:table-cell office:value-type="percentage" office:value="0.99827882960413084" table:formula="of:=[.E$3]/[.E$2]" table:style-name="ce2">
            <text:p>99,83%</text:p>
          </table:table-cell>
          <table:table-cell office:value-type="percentage" office:value="0.99793530626290439" table:formula="of:=[.F$3]/[.F$2]" table:style-name="ce2">
            <text:p>99,79%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1">
            <text:p>OpenSSL</text:p>
          </table:table-cell>
          <table:table-cell office:value-type="percentage" office:value="1.0007150518412584" table:formula="of:=[.B4]/[.B$2]" table:style-name="ce2">
            <text:p>100,07%</text:p>
          </table:table-cell>
          <table:table-cell office:value-type="percentage" office:value="1" table:formula="of:=[.C4]/[.C$2]" table:style-name="ce2">
            <text:p>100,00%</text:p>
          </table:table-cell>
          <table:table-cell office:value-type="percentage" office:value="1.0022935779816513" table:formula="of:=[.D4]/[.D$2]" table:style-name="ce2">
            <text:p>100,23%</text:p>
          </table:table-cell>
          <table:table-cell office:value-type="percentage" office:value="1.002065404475043" table:formula="of:=[.E4]/[.E$2]" table:style-name="ce2">
            <text:p>100,21%</text:p>
          </table:table-cell>
          <table:table-cell office:value-type="percentage" office:value="1.0017205781142464" table:formula="of:=[.F4]/[.F$2]" table:style-name="ce2">
            <text:p>100,17%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pamSum_(arm)" table:style-name="ta1">
        <table:shapes>
          <draw:frame draw:z-index="1" draw:id="id15" draw:style-name="a15" draw:name="Gráfico 1" svg:x="1.77835in" svg:y="0.00039in" svg:width="12.14134in" svg:height="5.89803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259.81" table:style-name="ce1">
            <text:p>259,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260.7" table:style-name="ce1">
            <text:p>260,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592.72" table:style-name="ce1">
            <text:p>592,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deep</text:p>
          </table:table-cell>
          <table:table-cell office:value-type="float" office:value="49.02" table:style-name="ce1">
            <text:p>49,02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0.99658611430763333" table:formula="of:=[.B2]/[.B3]" table:style-name="ce2">
            <text:p>99,6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0.43833513294641652" table:formula="of:=[.B2]/[.B4]" table:style-name="ce2">
            <text:p>43,83%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Sheet1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number-columns-spanned="18" table:number-rows-spanned="1" table:style-name="ce3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style-name="ce1"/>
          <table:table-cell office:value-type="string" table:style-name="ce1">
            <text:p>5.3.0</text:p>
          </table:table-cell>
          <table:table-cell office:value-type="string" table:style-name="ce1">
            <text:p>6.0.0-alph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64</text:p>
          </table:table-cell>
          <table:table-cell office:value-type="float" office:value="6.09" table:style-name="ce1">
            <text:p>6,09</text:p>
          </table:table-cell>
          <table:table-cell office:value-type="float" office:value="3.4929999999999999" table:style-name="ce1">
            <text:p>3,493</text:p>
          </table:table-cell>
          <table:table-cell office:value-type="percentage" office:value="1.7434869739478958" table:formula="of:=[.B3]/[.C3]" table:style-name="ce2">
            <text:p>174,35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m</text:p>
          </table:table-cell>
          <table:table-cell office:value-type="float" office:value="35.951999999999998" table:style-name="ce1">
            <text:p>35,952</text:p>
          </table:table-cell>
          <table:table-cell office:value-type="float" office:value="25.591000000000001" table:style-name="ce1">
            <text:p>25,591</text:p>
          </table:table-cell>
          <table:table-cell office:value-type="percentage" office:value="1.4048688992223828" table:formula="of:=[.B4]/[.C4]" table:style-name="ce2">
            <text:p>140,49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m64</text:p>
          </table:table-cell>
          <table:table-cell office:value-type="float" office:value="39.052999999999997" table:style-name="ce1">
            <text:p>39,053</text:p>
          </table:table-cell>
          <table:table-cell office:value-type="float" office:value="31.785" table:style-name="ce1">
            <text:p>31,785</text:p>
          </table:table-cell>
          <table:table-cell office:value-type="percentage" office:value="1.2286613182318702" table:formula="of:=[.B5]/[.C5]" table:style-name="ce2">
            <text:p>122,87%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Decompression_(x64)" table:style-name="ta1">
        <table:shapes>
          <draw:frame draw:z-index="1" draw:id="id16" draw:style-name="a16" draw:name="Gráfico 1" svg:x="8.09764in" svg:y="0.13583in" svg:width="11.25197in" svg:height="5.89803in" style:rel-width="scale" style:rel-height="scale">
            <draw:object xlink:href="Object 17/" xlink:type="simple" xlink:show="embed" xlink:actuate="onLoad"/>
            <svg:title/>
            <svg:desc/>
          </draw:frame>
          <draw:frame draw:z-index="2" draw:id="id17" draw:style-name="a17" draw:name="Gráfico 2" svg:x="0.14094in" svg:y="2.45748in" svg:width="7.81575in" svg:height="4.36063in" style:rel-width="scale" style:rel-height="scale">
            <draw:object xlink:href="Object 18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.4350000000000004E-2" table:style-name="ce1">
            <text:p>0,06435</text:p>
          </table:table-cell>
          <table:table-cell office:value-type="float" office:value="0.7036" table:style-name="ce1">
            <text:p>0,7036</text:p>
          </table:table-cell>
          <table:table-cell office:value-type="float" office:value="2.2951999999999999" table:style-name="ce1">
            <text:p>2,2952</text:p>
          </table:table-cell>
          <table:table-cell office:value-type="float" office:value="90.38" table:style-name="ce1">
            <text:p>90,38</text:p>
          </table:table-cell>
          <table:table-cell office:value-type="float" office:value="75.13" table:style-name="ce1">
            <text:p>75,13</text:p>
          </table:table-cell>
          <table:table-cell office:value-type="float" office:value="3.3942999999999999" table:style-name="ce1">
            <text:p>3,3943</text:p>
          </table:table-cell>
          <table:table-cell office:value-type="float" office:value="99.04" table:style-name="ce1">
            <text:p>99,04</text:p>
          </table:table-cell>
          <table:table-cell office:value-type="float" office:value="56.39" table:style-name="ce1">
            <text:p>56,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3.499E-2" table:style-name="ce1">
            <text:p>0,03499</text:p>
          </table:table-cell>
          <table:table-cell office:value-type="float" office:value="0.70350000000000001" table:style-name="ce1">
            <text:p>0,7035</text:p>
          </table:table-cell>
          <table:table-cell office:value-type="float" office:value="0.30209999999999998" table:style-name="ce1">
            <text:p>0,3021</text:p>
          </table:table-cell>
          <table:table-cell office:value-type="float" office:value="57.32" table:style-name="ce1">
            <text:p>57,32</text:p>
          </table:table-cell>
          <table:table-cell office:value-type="float" office:value="72.23" table:style-name="ce1">
            <text:p>72,23</text:p>
          </table:table-cell>
          <table:table-cell office:value-type="float" office:value="0.73560000000000003" table:style-name="ce1">
            <text:p>0,7356</text:p>
          </table:table-cell>
          <table:table-cell office:value-type="float" office:value="115.77" table:style-name="ce1">
            <text:p>115,77</text:p>
          </table:table-cell>
          <table:table-cell office:value-type="float" office:value="57.49" table:style-name="ce1">
            <text:p>57,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3.2469999999999999E-2" table:style-name="ce1">
            <text:p>0,03247</text:p>
          </table:table-cell>
          <table:table-cell table:style-name="ce1"/>
          <table:table-cell office:value-type="float" office:value="0.13880000000000001" table:style-name="ce1">
            <text:p>0,1388</text:p>
          </table:table-cell>
          <table:table-cell office:value-type="float" office:value="37.29" table:style-name="ce1">
            <text:p>37,29</text:p>
          </table:table-cell>
          <table:table-cell office:value-type="float" office:value="54.97" table:style-name="ce1">
            <text:p>54,97</text:p>
          </table:table-cell>
          <table:table-cell table:style-name="ce1"/>
          <table:table-cell office:value-type="float" office:value="44.11" table:style-name="ce1">
            <text:p>44,11</text:p>
          </table:table-cell>
          <table:table-cell office:value-type="float" office:value="41.17" table:style-name="ce1">
            <text:p>41,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3.7429999999999998E-2" table:style-name="ce1">
            <text:p>0,03743</text:p>
          </table:table-cell>
          <table:table-cell office:value-type="float" office:value="0.86180000000000001" table:style-name="ce1">
            <text:p>0,8618</text:p>
          </table:table-cell>
          <table:table-cell office:value-type="float" office:value="0.31769999999999998" table:style-name="ce1">
            <text:p>0,3177</text:p>
          </table:table-cell>
          <table:table-cell office:value-type="float" office:value="51.23" table:style-name="ce1">
            <text:p>51,23</text:p>
          </table:table-cell>
          <table:table-cell office:value-type="float" office:value="73.84" table:style-name="ce1">
            <text:p>73,84</text:p>
          </table:table-cell>
          <table:table-cell office:value-type="float" office:value="0.73580000000000001" table:style-name="ce1">
            <text:p>0,7358</text:p>
          </table:table-cell>
          <table:table-cell office:value-type="float" office:value="93.28" table:style-name="ce1">
            <text:p>93,28</text:p>
          </table:table-cell>
          <table:table-cell office:value-type="float" office:value="49.69" table:style-name="ce1">
            <text:p>49,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 AOT</text:p>
          </table:table-cell>
          <table:table-cell office:value-type="float" office:value="3.4029999999999998E-2" table:style-name="ce1">
            <text:p>0,03403</text:p>
          </table:table-cell>
          <table:table-cell office:value-type="float" office:value="0.69159999999999999" table:style-name="ce1">
            <text:p>0,6916</text:p>
          </table:table-cell>
          <table:table-cell office:value-type="float" office:value="0.29809999999999998" table:style-name="ce1">
            <text:p>0,2981</text:p>
          </table:table-cell>
          <table:table-cell office:value-type="float" office:value="47.42" table:style-name="ce1">
            <text:p>47,42</text:p>
          </table:table-cell>
          <table:table-cell office:value-type="float" office:value="71.349999999999994" table:style-name="ce1">
            <text:p>71,35</text:p>
          </table:table-cell>
          <table:table-cell office:value-type="float" office:value="0.77359999999999995" table:style-name="ce1">
            <text:p>0,7736</text:p>
          </table:table-cell>
          <table:table-cell office:value-type="float" office:value="88.42" table:style-name="ce1">
            <text:p>88,42</text:p>
          </table:table-cell>
          <table:table-cell office:value-type="float" office:value="52.34" table:style-name="ce1">
            <text:p>52,34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8390968848242355" table:formula="of:=[.B2]/[.B3]" table:style-name="ce2">
            <text:p>183,91%</text:p>
          </table:table-cell>
          <table:table-cell office:value-type="percentage" office:value="1.0001421464108031" table:formula="of:=[.C2]/[.C3]" table:style-name="ce2">
            <text:p>100,01%</text:p>
          </table:table-cell>
          <table:table-cell office:value-type="percentage" office:value="7.5974842767295598" table:formula="of:=[.D2]/[.D3]" table:style-name="ce2">
            <text:p>759,75%</text:p>
          </table:table-cell>
          <table:table-cell office:value-type="percentage" office:value="1.5767620376831821" table:formula="of:=[.E2]/[.E3]" table:style-name="ce2">
            <text:p>157,68%</text:p>
          </table:table-cell>
          <table:table-cell office:value-type="percentage" office:value="1.0401495223591304" table:formula="of:=[.F2]/[.F3]" table:style-name="ce2">
            <text:p>104,01%</text:p>
          </table:table-cell>
          <table:table-cell office:value-type="percentage" office:value="4.6143284393692223" table:formula="of:=[.G2]/[.G3]" table:style-name="ce2">
            <text:p>461,43%</text:p>
          </table:table-cell>
          <table:table-cell office:value-type="percentage" office:value="0.85548933229679547" table:formula="of:=[.H2]/[.H3]" table:style-name="ce2">
            <text:p>85,55%</text:p>
          </table:table-cell>
          <table:table-cell office:value-type="percentage" office:value="0.98086623760654024" table:formula="of:=[.I2]/[.I3]" table:style-name="ce2">
            <text:p>98,0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.9818293809670466" table:formula="of:=[.B$2]/[.B4]" table:style-name="ce2">
            <text:p>198,18%</text:p>
          </table:table-cell>
          <table:table-cell office:value-type="percentage" office:value="0" table:formula="of:=[.C2]/[.C4]" table:style-name="ce2">
            <text:p>#¡DIV/0!</text:p>
          </table:table-cell>
          <table:table-cell office:value-type="percentage" office:value="16.536023054755042" table:formula="of:=[.D2]/[.D4]" table:style-name="ce2">
            <text:p>1653,60%</text:p>
          </table:table-cell>
          <table:table-cell office:value-type="percentage" office:value="2.4237060874229015" table:formula="of:=[.E2]/[.E4]" table:style-name="ce2">
            <text:p>242,37%</text:p>
          </table:table-cell>
          <table:table-cell office:value-type="percentage" office:value="1.3667454975441149" table:formula="of:=[.F2]/[.F4]" table:style-name="ce2">
            <text:p>136,67%</text:p>
          </table:table-cell>
          <table:table-cell office:value-type="percentage" office:value="0" table:formula="of:=[.G2]/[.G4]" table:style-name="ce2">
            <text:p>#¡DIV/0!</text:p>
          </table:table-cell>
          <table:table-cell office:value-type="percentage" office:value="2.2452958512808889" table:formula="of:=[.H2]/[.H4]" table:style-name="ce2">
            <text:p>224,53%</text:p>
          </table:table-cell>
          <table:table-cell office:value-type="percentage" office:value="1.3696866650473645" table:formula="of:=[.I2]/[.I4]" table:style-name="ce2">
            <text:p>136,97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1.7192091904889129" table:formula="of:=[.B$2]/[.B5]" table:style-name="ce2">
            <text:p>171,92%</text:p>
          </table:table-cell>
          <table:table-cell office:value-type="percentage" office:value="0.81643072638663261" table:formula="of:=[.C$2]/[.C5]" table:style-name="ce2">
            <text:p>81,64%</text:p>
          </table:table-cell>
          <table:table-cell office:value-type="percentage" office:value="7.2244255587031789" table:formula="of:=[.D$2]/[.D5]" table:style-name="ce2">
            <text:p>722,44%</text:p>
          </table:table-cell>
          <table:table-cell office:value-type="percentage" office:value="1.7642006636736287" table:formula="of:=[.E$2]/[.E5]" table:style-name="ce2">
            <text:p>176,42%</text:p>
          </table:table-cell>
          <table:table-cell office:value-type="percentage" office:value="1.0174702058504874" table:formula="of:=[.F$2]/[.F5]" table:style-name="ce2">
            <text:p>101,75%</text:p>
          </table:table-cell>
          <table:table-cell office:value-type="percentage" office:value="4.6130742049469964" table:formula="of:=[.G$2]/[.G5]" table:style-name="ce2">
            <text:p>461,31%</text:p>
          </table:table-cell>
          <table:table-cell office:value-type="percentage" office:value="1.0617495711835334" table:formula="of:=[.H$2]/[.H5]" table:style-name="ce2">
            <text:p>106,17%</text:p>
          </table:table-cell>
          <table:table-cell office:value-type="percentage" office:value="1.1348359830951902" table:formula="of:=[.I$2]/[.I5]" table:style-name="ce2">
            <text:p>113,48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 AOT</text:p>
          </table:table-cell>
          <table:table-cell office:value-type="percentage" office:value="1.8909785483397006" table:formula="of:=[.B$2]/[.B6]" table:style-name="ce2">
            <text:p>189,10%</text:p>
          </table:table-cell>
          <table:table-cell office:value-type="percentage" office:value="1.0173510699826489" table:formula="of:=[.C$2]/[.C6]" table:style-name="ce2">
            <text:p>101,74%</text:p>
          </table:table-cell>
          <table:table-cell office:value-type="percentage" office:value="7.6994297215699437" table:formula="of:=[.D$2]/[.D6]" table:style-name="ce2">
            <text:p>769,94%</text:p>
          </table:table-cell>
          <table:table-cell office:value-type="percentage" office:value="1.9059468578658791" table:formula="of:=[.E$2]/[.E6]" table:style-name="ce2">
            <text:p>190,59%</text:p>
          </table:table-cell>
          <table:table-cell office:value-type="percentage" office:value="1.0529782761037141" table:formula="of:=[.F$2]/[.F6]" table:style-name="ce2">
            <text:p>105,30%</text:p>
          </table:table-cell>
          <table:table-cell office:value-type="percentage" office:value="4.3876680455015515" table:formula="of:=[.G$2]/[.G6]" table:style-name="ce2">
            <text:p>438,77%</text:p>
          </table:table-cell>
          <table:table-cell office:value-type="percentage" office:value="1.120108572721104" table:formula="of:=[.H$2]/[.H6]" table:style-name="ce2">
            <text:p>112,01%</text:p>
          </table:table-cell>
          <table:table-cell office:value-type="percentage" office:value="1.0773786778754297" table:formula="of:=[.I$2]/[.I6]" table:style-name="ce2">
            <text:p>107,74%</text:p>
          </table:table-cell>
          <table:table-cell table:number-columns-repeated="16375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Decompression_(AS)" table:style-name="ta1">
        <table:shapes>
          <draw:frame draw:z-index="1" draw:id="id18" draw:style-name="a18" draw:name="Gráfico 1" svg:x="10.84764in" svg:y="0.12194in" svg:width="11.25197in" svg:height="5.89803in" style:rel-width="scale" style:rel-height="scale">
            <draw:object xlink:href="Object 19/" xlink:type="simple" xlink:show="embed" xlink:actuate="onLoad"/>
            <svg:title/>
            <svg:desc/>
          </draw:frame>
          <draw:frame draw:z-index="2" draw:id="id19" draw:style-name="a19" draw:name="Gráfico 2" svg:x="0.14094in" svg:y="2.45748in" svg:width="10.52572in" svg:height="4.36063in" style:rel-width="scale" style:rel-height="scale">
            <draw:object xlink:href="Object 20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0.16930000000000001" table:style-name="ce1">
            <text:p>0,1693</text:p>
          </table:table-cell>
          <table:table-cell office:value-type="float" office:value="1.204" table:style-name="ce1">
            <text:p>1,204</text:p>
          </table:table-cell>
          <table:table-cell office:value-type="float" office:value="4.6593999999999998" table:style-name="ce1">
            <text:p>4,6594</text:p>
          </table:table-cell>
          <table:table-cell office:value-type="float" office:value="109.56" table:style-name="ce1">
            <text:p>109,56</text:p>
          </table:table-cell>
          <table:table-cell office:value-type="float" office:value="80.67" table:style-name="ce1">
            <text:p>80,67</text:p>
          </table:table-cell>
          <table:table-cell office:value-type="float" office:value="4.2451999999999996" table:style-name="ce1">
            <text:p>4,2452</text:p>
          </table:table-cell>
          <table:table-cell office:value-type="float" office:value="100.37" table:style-name="ce1">
            <text:p>100,37</text:p>
          </table:table-cell>
          <table:table-cell office:value-type="float" office:value="59.92" table:style-name="ce1">
            <text:p>59,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0.14829999999999999" table:style-name="ce1">
            <text:p>0,1483</text:p>
          </table:table-cell>
          <table:table-cell office:value-type="float" office:value="1.2030000000000001" table:style-name="ce1">
            <text:p>1,203</text:p>
          </table:table-cell>
          <table:table-cell office:value-type="float" office:value="0.76590000000000003" table:style-name="ce1">
            <text:p>0,7659</text:p>
          </table:table-cell>
          <table:table-cell office:value-type="float" office:value="44.32" table:style-name="ce1">
            <text:p>44,32</text:p>
          </table:table-cell>
          <table:table-cell office:value-type="float" office:value="80.67" table:style-name="ce1">
            <text:p>80,67</text:p>
          </table:table-cell>
          <table:table-cell office:value-type="float" office:value="0.30620000000000003" table:style-name="ce1">
            <text:p>0,3062</text:p>
          </table:table-cell>
          <table:table-cell office:value-type="float" office:value="100.37" table:style-name="ce1">
            <text:p>100,37</text:p>
          </table:table-cell>
          <table:table-cell office:value-type="float" office:value="59.92" table:style-name="ce1">
            <text:p>59,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0.16200000000000001" table:style-name="ce1">
            <text:p>0,162</text:p>
          </table:table-cell>
          <table:table-cell table:style-name="ce1"/>
          <table:table-cell office:value-type="float" office:value="0.57089999999999996" table:style-name="ce1">
            <text:p>0,5709</text:p>
          </table:table-cell>
          <table:table-cell office:value-type="float" office:value="40.6" table:style-name="ce1">
            <text:p>40,6</text:p>
          </table:table-cell>
          <table:table-cell office:value-type="float" office:value="60.11" table:style-name="ce1">
            <text:p>60,11</text:p>
          </table:table-cell>
          <table:table-cell table:style-name="ce1"/>
          <table:table-cell office:value-type="float" office:value="51.61" table:style-name="ce1">
            <text:p>51,61</text:p>
          </table:table-cell>
          <table:table-cell office:value-type="float" office:value="40.619999999999997" table:style-name="ce1">
            <text:p>40,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0.1406" table:style-name="ce1">
            <text:p>0,1406</text:p>
          </table:table-cell>
          <table:table-cell office:value-type="float" office:value="1.0680000000000001" table:style-name="ce1">
            <text:p>1,068</text:p>
          </table:table-cell>
          <table:table-cell office:value-type="float" office:value="0.69920000000000004" table:style-name="ce1">
            <text:p>0,6992</text:p>
          </table:table-cell>
          <table:table-cell office:value-type="float" office:value="41.2" table:style-name="ce1">
            <text:p>41,2</text:p>
          </table:table-cell>
          <table:table-cell office:value-type="float" office:value="80.77" table:style-name="ce1">
            <text:p>80,77</text:p>
          </table:table-cell>
          <table:table-cell office:value-type="float" office:value="0.29709999999999998" table:style-name="ce1">
            <text:p>0,2971</text:p>
          </table:table-cell>
          <table:table-cell office:value-type="float" office:value="95.75" table:style-name="ce1">
            <text:p>95,75</text:p>
          </table:table-cell>
          <table:table-cell office:value-type="float" office:value="55.92" table:style-name="ce1">
            <text:p>55,92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1416048550236009" table:formula="of:=[.B$2]/[.B3]" table:style-name="ce2">
            <text:p>114,16%</text:p>
          </table:table-cell>
          <table:table-cell office:value-type="percentage" office:value="1.0008312551953449" table:formula="of:=[.C$2]/[.C3]" table:style-name="ce2">
            <text:p>100,08%</text:p>
          </table:table-cell>
          <table:table-cell office:value-type="percentage" office:value="6.083561822692257" table:formula="of:=[.D$2]/[.D3]" table:style-name="ce2">
            <text:p>608,36%</text:p>
          </table:table-cell>
          <table:table-cell office:value-type="percentage" office:value="2.4720216606498195" table:formula="of:=[.E$2]/[.E3]" table:style-name="ce2">
            <text:p>247,20%</text:p>
          </table:table-cell>
          <table:table-cell office:value-type="percentage" office:value="1" table:formula="of:=[.F$2]/[.F3]" table:style-name="ce2">
            <text:p>100,00%</text:p>
          </table:table-cell>
          <table:table-cell office:value-type="percentage" office:value="13.864141084258652" table:formula="of:=[.G$2]/[.G3]" table:style-name="ce2">
            <text:p>1386,41%</text:p>
          </table:table-cell>
          <table:table-cell office:value-type="percentage" office:value="1" table:formula="of:=[.H$2]/[.H3]" table:style-name="ce2">
            <text:p>100,00%</text:p>
          </table:table-cell>
          <table:table-cell office:value-type="percentage" office:value="1" table:formula="of:=[.I$2]/[.I3]" table:style-name="ce2">
            <text:p>100,00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.0450617283950618" table:formula="of:=[.B$2]/[.B4]" table:style-name="ce2">
            <text:p>104,51%</text:p>
          </table:table-cell>
          <table:table-cell office:value-type="percentage" office:value="0" table:formula="of:=[.C$2]/[.C4]" table:style-name="ce2">
            <text:p>#¡DIV/0!</text:p>
          </table:table-cell>
          <table:table-cell office:value-type="percentage" office:value="8.1614993869329133" table:formula="of:=[.D$2]/[.D4]" table:style-name="ce2">
            <text:p>816,15%</text:p>
          </table:table-cell>
          <table:table-cell office:value-type="percentage" office:value="2.6985221674876847" table:formula="of:=[.E$2]/[.E4]" table:style-name="ce2">
            <text:p>269,85%</text:p>
          </table:table-cell>
          <table:table-cell office:value-type="percentage" office:value="1.3420395940775245" table:formula="of:=[.F$2]/[.F4]" table:style-name="ce2">
            <text:p>134,20%</text:p>
          </table:table-cell>
          <table:table-cell office:value-type="percentage" office:value="0" table:formula="of:=[.G$2]/[.G4]" table:style-name="ce2">
            <text:p>#¡DIV/0!</text:p>
          </table:table-cell>
          <table:table-cell office:value-type="percentage" office:value="1.9447781437705871" table:formula="of:=[.H$2]/[.H4]" table:style-name="ce2">
            <text:p>194,48%</text:p>
          </table:table-cell>
          <table:table-cell office:value-type="percentage" office:value="1.4751354012801576" table:formula="of:=[.I$2]/[.I4]" table:style-name="ce2">
            <text:p>147,51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1.2041251778093884" table:formula="of:=[.B$2]/[.B5]" table:style-name="ce2">
            <text:p>120,41%</text:p>
          </table:table-cell>
          <table:table-cell office:value-type="percentage" office:value="1.1273408239700373" table:formula="of:=[.C$2]/[.C5]" table:style-name="ce2">
            <text:p>112,73%</text:p>
          </table:table-cell>
          <table:table-cell office:value-type="percentage" office:value="6.6639016018306627" table:formula="of:=[.D$2]/[.D5]" table:style-name="ce2">
            <text:p>666,39%</text:p>
          </table:table-cell>
          <table:table-cell office:value-type="percentage" office:value="2.6592233009708734" table:formula="of:=[.E$2]/[.E5]" table:style-name="ce2">
            <text:p>265,92%</text:p>
          </table:table-cell>
          <table:table-cell office:value-type="percentage" office:value="0.9987619165531757" table:formula="of:=[.F$2]/[.F5]" table:style-name="ce2">
            <text:p>99,88%</text:p>
          </table:table-cell>
          <table:table-cell office:value-type="percentage" office:value="14.288791652642209" table:formula="of:=[.G$2]/[.G5]" table:style-name="ce2">
            <text:p>1428,88%</text:p>
          </table:table-cell>
          <table:table-cell office:value-type="percentage" office:value="1.0482506527415143" table:formula="of:=[.H$2]/[.H5]" table:style-name="ce2">
            <text:p>104,83%</text:p>
          </table:table-cell>
          <table:table-cell office:value-type="percentage" office:value="1.0715307582260372" table:formula="of:=[.I$2]/[.I5]" table:style-name="ce2">
            <text:p>107,15%</text:p>
          </table:table-cell>
          <table:table-cell table:number-columns-repeated="16375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6" table:style-name="ro1">
          <table:table-cell table:number-columns-repeated="16384"/>
        </table:table-row>
      </table:table>
      <table:table table:name="Decompression_(arm)" table:style-name="ta1">
        <table:shapes>
          <draw:frame draw:z-index="1" draw:id="id20" draw:style-name="a20" draw:name="Gráfico 1" svg:x="8.06496in" svg:y="0.13583in" svg:width="11.28465in" svg:height="5.89803in" style:rel-width="scale" style:rel-height="scale">
            <draw:object xlink:href="Object 21/" xlink:type="simple" xlink:show="embed" xlink:actuate="onLoad"/>
            <svg:title/>
            <svg:desc/>
          </draw:frame>
          <draw:frame draw:z-index="2" draw:id="id21" draw:style-name="a21" draw:name="Gráfico 2" svg:x="0.1626in" svg:y="2.10197in" svg:width="7.80472in" svg:height="3.90039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pple RLE (µs)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64.2" table:style-name="ce1">
            <text:p>664,2</text:p>
          </table:table-cell>
          <table:table-cell office:value-type="float" office:value="5.2789999999999999" table:style-name="ce1">
            <text:p>5,279</text:p>
          </table:table-cell>
          <table:table-cell office:value-type="float" office:value="40.540999999999997" table:style-name="ce1">
            <text:p>40,541</text:p>
          </table:table-cell>
          <table:table-cell office:value-type="float" office:value="627" table:style-name="ce1">
            <text:p>627</text:p>
          </table:table-cell>
          <table:table-cell office:value-type="float" office:value="290.5" table:style-name="ce1">
            <text:p>290,5</text:p>
          </table:table-cell>
          <table:table-cell office:value-type="float" office:value="16.396999999999998" table:style-name="ce1">
            <text:p>16,397</text:p>
          </table:table-cell>
          <table:table-cell office:value-type="float" office:value="563.20000000000005" table:style-name="ce1">
            <text:p>563,2</text:p>
          </table:table-cell>
          <table:table-cell office:value-type="float" office:value="556.1" table:style-name="ce1">
            <text:p>556,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549.79999999999995" table:style-name="ce1">
            <text:p>549,8</text:p>
          </table:table-cell>
          <table:table-cell office:value-type="float" office:value="5.319" table:style-name="ce1">
            <text:p>5,319</text:p>
          </table:table-cell>
          <table:table-cell office:value-type="float" office:value="5.7789999999999999" table:style-name="ce1">
            <text:p>5,779</text:p>
          </table:table-cell>
          <table:table-cell office:value-type="float" office:value="489.6" table:style-name="ce1">
            <text:p>489,6</text:p>
          </table:table-cell>
          <table:table-cell office:value-type="float" office:value="290.5" table:style-name="ce1">
            <text:p>290,5</text:p>
          </table:table-cell>
          <table:table-cell office:value-type="float" office:value="8.0779999999999994" table:style-name="ce1">
            <text:p>8,078</text:p>
          </table:table-cell>
          <table:table-cell office:value-type="float" office:value="563.20000000000005" table:style-name="ce1">
            <text:p>563,2</text:p>
          </table:table-cell>
          <table:table-cell office:value-type="float" office:value="556.1" table:style-name="ce1">
            <text:p>556,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539.5" table:style-name="ce1">
            <text:p>539,5</text:p>
          </table:table-cell>
          <table:table-cell table:style-name="ce1"/>
          <table:table-cell office:value-type="float" office:value="4.9619999999999997" table:style-name="ce1">
            <text:p>4,962</text:p>
          </table:table-cell>
          <table:table-cell office:value-type="float" office:value="307.2" table:style-name="ce1">
            <text:p>307,2</text:p>
          </table:table-cell>
          <table:table-cell office:value-type="float" office:value="186.9" table:style-name="ce1">
            <text:p>186,9</text:p>
          </table:table-cell>
          <table:table-cell table:style-name="ce1"/>
          <table:table-cell office:value-type="float" office:value="275.3" table:style-name="ce1">
            <text:p>275,3</text:p>
          </table:table-cell>
          <table:table-cell office:value-type="float" office:value="323.60000000000002" table:style-name="ce1">
            <text:p>323,6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2080756638777739" table:formula="of:=[.B2]/[.B3]" table:style-name="ce2">
            <text:p>120,81%</text:p>
          </table:table-cell>
          <table:table-cell office:value-type="percentage" office:value="0.9924797894341042" table:formula="of:=[.C2]/[.C3]" table:style-name="ce2">
            <text:p>99,25%</text:p>
          </table:table-cell>
          <table:table-cell office:value-type="percentage" office:value="7.0152275480186876" table:formula="of:=[.D2]/[.D3]" table:style-name="ce2">
            <text:p>701,52%</text:p>
          </table:table-cell>
          <table:table-cell office:value-type="percentage" office:value="1.2806372549019607" table:formula="of:=[.E2]/[.E3]" table:style-name="ce2">
            <text:p>128,06%</text:p>
          </table:table-cell>
          <table:table-cell office:value-type="percentage" office:value="1" table:formula="of:=[.F2]/[.F3]" table:style-name="ce2">
            <text:p>100,00%</text:p>
          </table:table-cell>
          <table:table-cell office:value-type="percentage" office:value="2.0298341173557812" table:formula="of:=[.G2]/[.G3]" table:style-name="ce2">
            <text:p>202,98%</text:p>
          </table:table-cell>
          <table:table-cell office:value-type="percentage" office:value="1" table:formula="of:=[.H2]/[.H3]" table:style-name="ce2">
            <text:p>100,00%</text:p>
          </table:table-cell>
          <table:table-cell office:value-type="percentage" office:value="1" table:formula="of:=[.I2]/[.I3]" table:style-name="ce2">
            <text:p>100,00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.2311399443929565" table:formula="of:=[.B2]/[.B4]" table:style-name="ce2">
            <text:p>123,11%</text:p>
          </table:table-cell>
          <table:table-cell office:value-type="percentage" office:value="0" table:formula="of:=[.C2]/[.C4]" table:style-name="ce2">
            <text:p>#¡DIV/0!</text:p>
          </table:table-cell>
          <table:table-cell office:value-type="percentage" office:value="8.1702942361950832" table:formula="of:=[.D2]/[.D4]" table:style-name="ce2">
            <text:p>817,03%</text:p>
          </table:table-cell>
          <table:table-cell office:value-type="percentage" office:value="2.041015625" table:formula="of:=[.E2]/[.E4]" table:style-name="ce2">
            <text:p>204,10%</text:p>
          </table:table-cell>
          <table:table-cell office:value-type="percentage" office:value="1.5543071161048689" table:formula="of:=[.F2]/[.F4]" table:style-name="ce2">
            <text:p>155,43%</text:p>
          </table:table-cell>
          <table:table-cell office:value-type="percentage" office:value="0" table:formula="of:=[.G2]/[.G4]" table:style-name="ce2">
            <text:p>#¡DIV/0!</text:p>
          </table:table-cell>
          <table:table-cell office:value-type="percentage" office:value="2.0457682528151109" table:formula="of:=[.H2]/[.H4]" table:style-name="ce2">
            <text:p>204,58%</text:p>
          </table:table-cell>
          <table:table-cell office:value-type="percentage" office:value="1.7184796044499382" table:formula="of:=[.I2]/[.I4]" table:style-name="ce2">
            <text:p>171,85%</text:p>
          </table:table-cell>
          <table:table-cell table:number-columns-repeated="16375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Decompression_(arm64)" table:style-name="ta1">
        <table:shapes>
          <draw:frame draw:z-index="1" draw:id="id22" draw:style-name="a22" draw:name="Gráfico 1" svg:x="8.05433in" svg:y="0.13583in" svg:width="11.29528in" svg:height="5.89803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Gráfico 2" svg:x="0.1626in" svg:y="2.10197in" svg:width="7.80472in" svg:height="3.90039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string" table:style-name="ce1">
            <text:p>Apple RLE (µs)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370.5" table:style-name="ce1">
            <text:p>370,5</text:p>
          </table:table-cell>
          <table:table-cell office:value-type="float" office:value="3.3479999999999999" table:style-name="ce1">
            <text:p>3,348</text:p>
          </table:table-cell>
          <table:table-cell office:value-type="float" office:value="22.812999999999999" table:style-name="ce1">
            <text:p>22,813</text:p>
          </table:table-cell>
          <table:table-cell office:value-type="float" office:value="660.9" table:style-name="ce1">
            <text:p>660,9</text:p>
          </table:table-cell>
          <table:table-cell office:value-type="float" office:value="263.2" table:style-name="ce1">
            <text:p>263,2</text:p>
          </table:table-cell>
          <table:table-cell office:value-type="float" office:value="15.042" table:style-name="ce1">
            <text:p>15,042</text:p>
          </table:table-cell>
          <table:table-cell office:value-type="float" office:value="403.7" table:style-name="ce1">
            <text:p>403,7</text:p>
          </table:table-cell>
          <table:table-cell office:value-type="float" office:value="276.39999999999998" table:style-name="ce1">
            <text:p>276,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253" table:style-name="ce1">
            <text:p>253</text:p>
          </table:table-cell>
          <table:table-cell office:value-type="float" office:value="3.3460000000000001" table:style-name="ce1">
            <text:p>3,346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30.4" table:style-name="ce1">
            <text:p>330,4</text:p>
          </table:table-cell>
          <table:table-cell office:value-type="float" office:value="263.2" table:style-name="ce1">
            <text:p>263,2</text:p>
          </table:table-cell>
          <table:table-cell office:value-type="float" office:value="5.7910000000000004" table:style-name="ce1">
            <text:p>5,791</text:p>
          </table:table-cell>
          <table:table-cell office:value-type="float" office:value="403.7" table:style-name="ce1">
            <text:p>403,7</text:p>
          </table:table-cell>
          <table:table-cell office:value-type="float" office:value="276.39999999999998" table:style-name="ce1">
            <text:p>276,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239.1" table:style-name="ce1">
            <text:p>239,1</text:p>
          </table:table-cell>
          <table:table-cell table:style-name="ce1"/>
          <table:table-cell office:value-type="float" office:value="1.127" table:style-name="ce1">
            <text:p>1,127</text:p>
          </table:table-cell>
          <table:table-cell office:value-type="float" office:value="252.3" table:style-name="ce1">
            <text:p>252,3</text:p>
          </table:table-cell>
          <table:table-cell office:value-type="float" office:value="170.7" table:style-name="ce1">
            <text:p>170,7</text:p>
          </table:table-cell>
          <table:table-cell table:style-name="ce1"/>
          <table:table-cell office:value-type="float" office:value="158.9" table:style-name="ce1">
            <text:p>158,9</text:p>
          </table:table-cell>
          <table:table-cell office:value-type="float" office:value="147.19999999999999" table:style-name="ce1">
            <text:p>147,2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ple RLE</text:p>
          </table:table-cell>
          <table:table-cell office:value-type="string" table:style-name="ce1">
            <text:p>TeleDisk LZH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4644268774703557" table:formula="of:=[.B2]/[.B3]" table:style-name="ce2">
            <text:p>146,44%</text:p>
          </table:table-cell>
          <table:table-cell office:value-type="percentage" office:value="1.0005977286312013" table:formula="of:=[.C2]/[.C3]" table:style-name="ce2">
            <text:p>100,06%</text:p>
          </table:table-cell>
          <table:table-cell office:value-type="percentage" office:value="11.12829268292683" table:formula="of:=[.D2]/[.D3]" table:style-name="ce2">
            <text:p>1112,83%</text:p>
          </table:table-cell>
          <table:table-cell office:value-type="percentage" office:value="2.0003026634382568" table:formula="of:=[.E2]/[.E3]" table:style-name="ce2">
            <text:p>200,03%</text:p>
          </table:table-cell>
          <table:table-cell office:value-type="percentage" office:value="1" table:formula="of:=[.F2]/[.F3]" table:style-name="ce2">
            <text:p>100,00%</text:p>
          </table:table-cell>
          <table:table-cell office:value-type="percentage" office:value="2.5974788464859264" table:formula="of:=[.G2]/[.G3]" table:style-name="ce2">
            <text:p>259,75%</text:p>
          </table:table-cell>
          <table:table-cell office:value-type="percentage" office:value="1" table:formula="of:=[.H2]/[.H3]" table:style-name="ce2">
            <text:p>100,00%</text:p>
          </table:table-cell>
          <table:table-cell office:value-type="percentage" office:value="1" table:formula="of:=[.I2]/[.I3]" table:style-name="ce2">
            <text:p>100,00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1.5495608531994982" table:formula="of:=[.B2]/[.B4]" table:style-name="ce2">
            <text:p>154,96%</text:p>
          </table:table-cell>
          <table:table-cell office:value-type="percentage" office:value="0" table:formula="of:=[.C2]/[.C4]" table:style-name="ce2">
            <text:p>#¡DIV/0!</text:p>
          </table:table-cell>
          <table:table-cell office:value-type="percentage" office:value="20.242236024844718" table:formula="of:=[.D2]/[.D4]" table:style-name="ce2">
            <text:p>2024,22%</text:p>
          </table:table-cell>
          <table:table-cell office:value-type="percentage" office:value="2.6195005945303209" table:formula="of:=[.E2]/[.E4]" table:style-name="ce2">
            <text:p>261,95%</text:p>
          </table:table-cell>
          <table:table-cell office:value-type="percentage" office:value="1.5418863503222027" table:formula="of:=[.F2]/[.F4]" table:style-name="ce2">
            <text:p>154,19%</text:p>
          </table:table-cell>
          <table:table-cell office:value-type="percentage" office:value="0" table:formula="of:=[.G2]/[.G4]" table:style-name="ce2">
            <text:p>#¡DIV/0!</text:p>
          </table:table-cell>
          <table:table-cell office:value-type="percentage" office:value="2.5405915670232848" table:formula="of:=[.H2]/[.H4]" table:style-name="ce2">
            <text:p>254,06%</text:p>
          </table:table-cell>
          <table:table-cell office:value-type="percentage" office:value="1.8777173913043479" table:formula="of:=[.I2]/[.I4]" table:style-name="ce2">
            <text:p>187,77%</text:p>
          </table:table-cell>
          <table:table-cell table:number-columns-repeated="16375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6" table:style-name="ce2"/>
          <table:table-cell table:number-columns-repeated="16370"/>
        </table:table-row>
        <table:table-row table:number-rows-repeated="1048524" table:style-name="ro1">
          <table:table-cell table:number-columns-repeated="16384"/>
        </table:table-row>
      </table:table>
      <table:table table:name="Compression_(x64)" table:style-name="ta1">
        <table:shapes>
          <draw:frame draw:z-index="1" draw:id="id24" draw:style-name="a24" draw:name="Gráfico 1" svg:x="8.09764in" svg:y="0.13583in" svg:width="11.25197in" svg:height="5.89803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Gráfico 2" svg:x="0.15157in" svg:y="2.65591in" svg:width="7.81575in" svg:height="4.36063in" style:rel-width="scale" style:rel-height="scale">
            <draw:object xlink:href="Object 26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68.5" table:style-name="ce1">
            <text:p>668,5</text:p>
          </table:table-cell>
          <table:table-cell office:value-type="float" office:value="1505" table:style-name="ce1">
            <text:p>1505</text:p>
          </table:table-cell>
          <table:table-cell office:value-type="float" office:value="1487.7" table:style-name="ce1">
            <text:p>1487,7</text:p>
          </table:table-cell>
          <table:table-cell office:value-type="float" office:value="7885" table:style-name="ce1">
            <text:p>7885</text:p>
          </table:table-cell>
          <table:table-cell office:value-type="float" office:value="356.2" table:style-name="ce1">
            <text:p>356,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405.2" table:style-name="ce1">
            <text:p>405,2</text:p>
          </table:table-cell>
          <table:table-cell office:value-type="float" office:value="1213" table:style-name="ce1">
            <text:p>1213</text:p>
          </table:table-cell>
          <table:table-cell office:value-type="float" office:value="201.2" table:style-name="ce1">
            <text:p>201,2</text:p>
          </table:table-cell>
          <table:table-cell office:value-type="float" office:value="7681" table:style-name="ce1">
            <text:p>7681</text:p>
          </table:table-cell>
          <table:table-cell office:value-type="float" office:value="350.5" table:style-name="ce1">
            <text:p>350,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175.6" table:style-name="ce1">
            <text:p>175,6</text:p>
          </table:table-cell>
          <table:table-cell office:value-type="float" office:value="786" table:style-name="ce1">
            <text:p>786</text:p>
          </table:table-cell>
          <table:table-cell table:style-name="ce1"/>
          <table:table-cell office:value-type="float" office:value="2971" table:style-name="ce1">
            <text:p>2971</text:p>
          </table:table-cell>
          <table:table-cell office:value-type="float" office:value="155.80000000000001" table:style-name="ce1">
            <text:p>155,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320.10000000000002" table:style-name="ce1">
            <text:p>320,1</text:p>
          </table:table-cell>
          <table:table-cell office:value-type="float" office:value="1242" table:style-name="ce1">
            <text:p>1242</text:p>
          </table:table-cell>
          <table:table-cell office:value-type="float" office:value="231.7" table:style-name="ce1">
            <text:p>231,7</text:p>
          </table:table-cell>
          <table:table-cell office:value-type="float" office:value="6834" table:style-name="ce1">
            <text:p>6834</text:p>
          </table:table-cell>
          <table:table-cell office:value-type="float" office:value="367.6" table:style-name="ce1">
            <text:p>367,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 AOT</text:p>
          </table:table-cell>
          <table:table-cell office:value-type="float" office:value="318.10000000000002" table:style-name="ce1">
            <text:p>318,1</text:p>
          </table:table-cell>
          <table:table-cell office:value-type="float" office:value="1305" table:style-name="ce1">
            <text:p>1305</text:p>
          </table:table-cell>
          <table:table-cell office:value-type="float" office:value="180.3" table:style-name="ce1">
            <text:p>180,3</text:p>
          </table:table-cell>
          <table:table-cell office:value-type="float" office:value="7028" table:style-name="ce1">
            <text:p>7028</text:p>
          </table:table-cell>
          <table:table-cell office:value-type="float" office:value="342" table:style-name="ce1">
            <text:p>34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1.6498025666337612" table:formula="of:=[.B2]/[.B3]" table:style-name="ce2">
            <text:p>164,98%</text:p>
          </table:table-cell>
          <table:table-cell office:value-type="percentage" office:value="1.2407254740313274" table:formula="of:=[.C2]/[.C3]" table:style-name="ce2">
            <text:p>124,07%</text:p>
          </table:table-cell>
          <table:table-cell office:value-type="percentage" office:value="7.3941351888667999" table:formula="of:=[.D2]/[.D3]" table:style-name="ce2">
            <text:p>739,41%</text:p>
          </table:table-cell>
          <table:table-cell office:value-type="percentage" office:value="1.0265590417914334" table:formula="of:=[.E2]/[.E3]" table:style-name="ce2">
            <text:p>102,66%</text:p>
          </table:table-cell>
          <table:table-cell office:value-type="percentage" office:value="1.0162624821683308" table:formula="of:=[.F2]/[.F3]" table:style-name="ce2">
            <text:p>101,63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3.8069476082004559" table:formula="of:=[.B$2]/[.B4]" table:style-name="ce2">
            <text:p>380,69%</text:p>
          </table:table-cell>
          <table:table-cell office:value-type="percentage" office:value="1.9147582697201018" table:formula="of:=[.C$2]/[.C4]" table:style-name="ce2">
            <text:p>191,48%</text:p>
          </table:table-cell>
          <table:table-cell office:value-type="percentage" office:value="0" table:formula="of:=[.D2]/[.D4]" table:style-name="ce2">
            <text:p>#¡DIV/0!</text:p>
          </table:table-cell>
          <table:table-cell office:value-type="percentage" office:value="2.6539885560417367" table:formula="of:=[.E$2]/[.E4]" table:style-name="ce2">
            <text:p>265,40%</text:p>
          </table:table-cell>
          <table:table-cell office:value-type="percentage" office:value="2.2862644415917841" table:formula="of:=[.F2]/[.F4]" table:style-name="ce2">
            <text:p>228,63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2.0884098719150264" table:formula="of:=[.B$2]/[.B5]" table:style-name="ce2">
            <text:p>208,84%</text:p>
          </table:table-cell>
          <table:table-cell office:value-type="percentage" office:value="1.211755233494364" table:formula="of:=[.C$2]/[.C5]" table:style-name="ce2">
            <text:p>121,18%</text:p>
          </table:table-cell>
          <table:table-cell office:value-type="percentage" office:value="6.4208027621924906" table:formula="of:=[.D$2]/[.D5]" table:style-name="ce2">
            <text:p>642,08%</text:p>
          </table:table-cell>
          <table:table-cell office:value-type="percentage" office:value="1.1537898741586188" table:formula="of:=[.E$2]/[.E5]" table:style-name="ce2">
            <text:p>115,38%</text:p>
          </table:table-cell>
          <table:table-cell office:value-type="percentage" office:value="0.96898803046789983" table:formula="of:=[.F$2]/[.F5]" table:style-name="ce2">
            <text:p>96,9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 AOT</text:p>
          </table:table-cell>
          <table:table-cell office:value-type="percentage" office:value="2.1015403961018544" table:formula="of:=[.B$2]/[.B6]" table:style-name="ce2">
            <text:p>210,15%</text:p>
          </table:table-cell>
          <table:table-cell office:value-type="percentage" office:value="1.1532567049808429" table:formula="of:=[.C$2]/[.C6]" table:style-name="ce2">
            <text:p>115,33%</text:p>
          </table:table-cell>
          <table:table-cell office:value-type="percentage" office:value="8.2512479201331104" table:formula="of:=[.D$2]/[.D6]" table:style-name="ce2">
            <text:p>825,12%</text:p>
          </table:table-cell>
          <table:table-cell office:value-type="percentage" office:value="1.1219408081957882" table:formula="of:=[.E$2]/[.E6]" table:style-name="ce2">
            <text:p>112,19%</text:p>
          </table:table-cell>
          <table:table-cell office:value-type="percentage" office:value="1.0415204678362573" table:formula="of:=[.F$2]/[.F6]" table:style-name="ce2">
            <text:p>104,15%</text:p>
          </table:table-cell>
          <table:table-cell table:number-columns-repeated="16378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number-columns-repeated="6" table:style-name="ce2"/>
          <table:table-cell table:number-columns-repeated="16373"/>
        </table:table-row>
        <table:table-row table:number-rows-repeated="1048524" table:style-name="ro1">
          <table:table-cell table:number-columns-repeated="16384"/>
        </table:table-row>
      </table:table>
      <table:table table:name="Compression_(AS)" table:style-name="ta1">
        <table:shapes>
          <draw:frame draw:z-index="1" draw:id="id26" draw:style-name="a26" draw:name="Gráfico 1" svg:x="8.09764in" svg:y="0.13583in" svg:width="11.25197in" svg:height="5.89803in" style:rel-width="scale" style:rel-height="scale">
            <draw:object xlink:href="Object 27/" xlink:type="simple" xlink:show="embed" xlink:actuate="onLoad"/>
            <svg:title/>
            <svg:desc/>
          </draw:frame>
          <draw:frame draw:z-index="2" draw:id="id27" draw:style-name="a27" draw:name="Gráfico 2" svg:x="0.15157in" svg:y="2.65591in" svg:width="7.81575in" svg:height="4.36063in" style:rel-width="scale" style:rel-height="scale">
            <draw:object xlink:href="Object 28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192.8" table:style-name="ce1">
            <text:p>1192,8</text:p>
          </table:table-cell>
          <table:table-cell office:value-type="float" office:value="1256.3" table:style-name="ce1">
            <text:p>1256,3</text:p>
          </table:table-cell>
          <table:table-cell office:value-type="float" office:value="1822.6" table:style-name="ce1">
            <text:p>1822,6</text:p>
          </table:table-cell>
          <table:table-cell office:value-type="float" office:value="7900" table:style-name="ce1">
            <text:p>7900</text:p>
          </table:table-cell>
          <table:table-cell office:value-type="float" office:value="340.4" table:style-name="ce1">
            <text:p>340,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368.4" table:style-name="ce1">
            <text:p>368,4</text:p>
          </table:table-cell>
          <table:table-cell office:value-type="float" office:value="1256.3" table:style-name="ce1">
            <text:p>1256,3</text:p>
          </table:table-cell>
          <table:table-cell office:value-type="float" office:value="176.8" table:style-name="ce1">
            <text:p>176,8</text:p>
          </table:table-cell>
          <table:table-cell office:value-type="float" office:value="7900" table:style-name="ce1">
            <text:p>7900</text:p>
          </table:table-cell>
          <table:table-cell office:value-type="float" office:value="340.4" table:style-name="ce1">
            <text:p>340,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189.2" table:style-name="ce1">
            <text:p>189,2</text:p>
          </table:table-cell>
          <table:table-cell office:value-type="float" office:value="821" table:style-name="ce1">
            <text:p>821</text:p>
          </table:table-cell>
          <table:table-cell table:style-name="ce1"/>
          <table:table-cell office:value-type="float" office:value="3511" table:style-name="ce1">
            <text:p>3511</text:p>
          </table:table-cell>
          <table:table-cell office:value-type="float" office:value="479.7" table:style-name="ce1">
            <text:p>479,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</text:p>
          </table:table-cell>
          <table:table-cell office:value-type="float" office:value="320.5" table:style-name="ce1">
            <text:p>320,5</text:p>
          </table:table-cell>
          <table:table-cell office:value-type="float" office:value="1073" table:style-name="ce1">
            <text:p>1073</text:p>
          </table:table-cell>
          <table:table-cell office:value-type="float" office:value="176.4" table:style-name="ce1">
            <text:p>176,4</text:p>
          </table:table-cell>
          <table:table-cell office:value-type="float" office:value="6429" table:style-name="ce1">
            <text:p>6429</text:p>
          </table:table-cell>
          <table:table-cell office:value-type="float" office:value="324.8" table:style-name="ce1">
            <text:p>324,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3.2377850162866451" table:formula="of:=[.B2]/[.B3]" table:style-name="ce2">
            <text:p>323,78%</text:p>
          </table:table-cell>
          <table:table-cell office:value-type="percentage" office:value="1" table:formula="of:=[.C2]/[.C3]" table:style-name="ce2">
            <text:p>100,00%</text:p>
          </table:table-cell>
          <table:table-cell office:value-type="percentage" office:value="10.308823529411763" table:formula="of:=[.D2]/[.D3]" table:style-name="ce2">
            <text:p>1030,88%</text:p>
          </table:table-cell>
          <table:table-cell office:value-type="percentage" office:value="1" table:formula="of:=[.E2]/[.E3]" table:style-name="ce2">
            <text:p>100,00%</text:p>
          </table:table-cell>
          <table:table-cell office:value-type="percentage" office:value="1" table:formula="of:=[.F2]/[.F3]" table:style-name="ce2">
            <text:p>100,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6.3044397463002113" table:formula="of:=[.B$2]/[.B4]" table:style-name="ce2">
            <text:p>630,44%</text:p>
          </table:table-cell>
          <table:table-cell office:value-type="percentage" office:value="1.5302070645554202" table:formula="of:=[.C$2]/[.C4]" table:style-name="ce2">
            <text:p>153,02%</text:p>
          </table:table-cell>
          <table:table-cell office:value-type="percentage" office:value="0" table:formula="of:=[.D2]/[.D4]" table:style-name="ce2">
            <text:p>#¡DIV/0!</text:p>
          </table:table-cell>
          <table:table-cell office:value-type="percentage" office:value="2.2500712047849616" table:formula="of:=[.E$2]/[.E4]" table:style-name="ce2">
            <text:p>225,01%</text:p>
          </table:table-cell>
          <table:table-cell office:value-type="percentage" office:value="0.70961017302480711" table:formula="of:=[.F2]/[.F4]" table:style-name="ce2">
            <text:p>70,96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NET 7</text:p>
          </table:table-cell>
          <table:table-cell office:value-type="percentage" office:value="3.7216848673946958" table:formula="of:=[.B$2]/[.B5]" table:style-name="ce2">
            <text:p>372,17%</text:p>
          </table:table-cell>
          <table:table-cell office:value-type="percentage" office:value="1.1708294501397949" table:formula="of:=[.C$2]/[.C5]" table:style-name="ce2">
            <text:p>117,08%</text:p>
          </table:table-cell>
          <table:table-cell office:value-type="percentage" office:value="10.33219954648526" table:formula="of:=[.D$2]/[.D5]" table:style-name="ce2">
            <text:p>1033,22%</text:p>
          </table:table-cell>
          <table:table-cell office:value-type="percentage" office:value="1.2288069684243272" table:formula="of:=[.E$2]/[.E5]" table:style-name="ce2">
            <text:p>122,88%</text:p>
          </table:table-cell>
          <table:table-cell office:value-type="percentage" office:value="1.0480295566502462" table:formula="of:=[.F$2]/[.F5]" table:style-name="ce2">
            <text:p>104,80%</text:p>
          </table:table-cell>
          <table:table-cell table:number-columns-repeated="16378"/>
        </table:table-row>
        <table:table-row table:number-rows-repeated="37"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number-columns-repeated="6" table:style-name="ce2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  <table:table table:name="Compression_(arm)" table:style-name="ta1">
        <table:shapes>
          <draw:frame draw:z-index="1" draw:id="id28" draw:style-name="a28" draw:name="Gráfico 1" svg:x="8.06496in" svg:y="0.13583in" svg:width="11.28465in" svg:height="5.89803in" style:rel-width="scale" style:rel-height="scale">
            <draw:object xlink:href="Object 29/" xlink:type="simple" xlink:show="embed" xlink:actuate="onLoad"/>
            <svg:title/>
            <svg:desc/>
          </draw:frame>
          <draw:frame draw:z-index="2" draw:id="id29" draw:style-name="a29" draw:name="Gráfico 2" svg:x="0.1626in" svg:y="2.10197in" svg:width="7.80472in" svg:height="3.90039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011" table:style-name="ce1">
            <text:p>6011</text:p>
          </table:table-cell>
          <table:table-cell office:value-type="float" office:value="7586" table:style-name="ce1">
            <text:p>7586</text:p>
          </table:table-cell>
          <table:table-cell office:value-type="float" office:value="6689.5" table:style-name="ce1">
            <text:p>6689,5</text:p>
          </table:table-cell>
          <table:table-cell office:value-type="float" office:value="51450" table:style-name="ce1">
            <text:p>51450</text:p>
          </table:table-cell>
          <table:table-cell office:value-type="float" office:value="3780" table:style-name="ce1">
            <text:p>37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1933" table:style-name="ce1">
            <text:p>1933</text:p>
          </table:table-cell>
          <table:table-cell office:value-type="float" office:value="7586" table:style-name="ce1">
            <text:p>7586</text:p>
          </table:table-cell>
          <table:table-cell office:value-type="float" office:value="914.5" table:style-name="ce1">
            <text:p>914,5</text:p>
          </table:table-cell>
          <table:table-cell office:value-type="float" office:value="51450" table:style-name="ce1">
            <text:p>51450</text:p>
          </table:table-cell>
          <table:table-cell office:value-type="float" office:value="3780" table:style-name="ce1">
            <text:p>37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1024" table:style-name="ce1">
            <text:p>1024</text:p>
          </table:table-cell>
          <table:table-cell office:value-type="float" office:value="4006" table:style-name="ce1">
            <text:p>4006</text:p>
          </table:table-cell>
          <table:table-cell table:style-name="ce1"/>
          <table:table-cell office:value-type="float" office:value="16920" table:style-name="ce1">
            <text:p>16920</text:p>
          </table:table-cell>
          <table:table-cell office:value-type="float" office:value="2113" table:style-name="ce1">
            <text:p>2113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3.1096740817382309" table:formula="of:=[.B2]/[.B3]" table:style-name="ce2">
            <text:p>310,97%</text:p>
          </table:table-cell>
          <table:table-cell office:value-type="percentage" office:value="1" table:formula="of:=[.C2]/[.C3]" table:style-name="ce2">
            <text:p>100,00%</text:p>
          </table:table-cell>
          <table:table-cell office:value-type="percentage" office:value="7.314926189174412" table:formula="of:=[.D2]/[.D3]" table:style-name="ce2">
            <text:p>731,49%</text:p>
          </table:table-cell>
          <table:table-cell office:value-type="percentage" office:value="1" table:formula="of:=[.E2]/[.E3]" table:style-name="ce2">
            <text:p>100,00%</text:p>
          </table:table-cell>
          <table:table-cell office:value-type="percentage" office:value="1" table:formula="of:=[.F2]/[.F3]" table:style-name="ce2">
            <text:p>100,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5.8701171875" table:formula="of:=[.B2]/[.B4]" table:style-name="ce2">
            <text:p>587,01%</text:p>
          </table:table-cell>
          <table:table-cell office:value-type="percentage" office:value="1.8936595107338992" table:formula="of:=[.C2]/[.C4]" table:style-name="ce2">
            <text:p>189,37%</text:p>
          </table:table-cell>
          <table:table-cell office:value-type="percentage" office:value="0" table:formula="of:=[.D2]/[.D4]" table:style-name="ce2">
            <text:p>#¡DIV/0!</text:p>
          </table:table-cell>
          <table:table-cell office:value-type="percentage" office:value="3.0407801418439715" table:formula="of:=[.E2]/[.E4]" table:style-name="ce2">
            <text:p>304,08%</text:p>
          </table:table-cell>
          <table:table-cell office:value-type="percentage" office:value="1.7889256980596309" table:formula="of:=[.F2]/[.F4]" table:style-name="ce2">
            <text:p>178,89%</text:p>
          </table:table-cell>
          <table:table-cell table:number-columns-repeated="16378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number-columns-repeated="6" table:style-name="ce2"/>
          <table:table-cell table:number-columns-repeated="16373"/>
        </table:table-row>
        <table:table-row table:number-rows-repeated="1048524" table:style-name="ro1">
          <table:table-cell table:number-columns-repeated="16384"/>
        </table:table-row>
      </table:table>
      <table:table table:name="Compression_(arm64)" table:style-name="ta1">
        <table:shapes>
          <draw:frame draw:z-index="1" draw:id="id30" draw:style-name="a30" draw:name="Gráfico 1" svg:x="8.05433in" svg:y="0.13583in" svg:width="11.29528in" svg:height="5.89803in" style:rel-width="scale" style:rel-height="scale">
            <draw:object xlink:href="Object 31/" xlink:type="simple" xlink:show="embed" xlink:actuate="onLoad"/>
            <svg:title/>
            <svg:desc/>
          </draw:frame>
          <draw:frame draw:z-index="2" draw:id="id31" draw:style-name="a31" draw:name="Gráfico 2" svg:x="0.1626in" svg:y="2.10197in" svg:width="7.80472in" svg:height="3.90039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689.1" table:style-name="ce1">
            <text:p>6689,1</text:p>
          </table:table-cell>
          <table:table-cell office:value-type="float" office:value="6438" table:style-name="ce1">
            <text:p>6438</text:p>
          </table:table-cell>
          <table:table-cell office:value-type="float" office:value="6411.7" table:style-name="ce1">
            <text:p>6411,7</text:p>
          </table:table-cell>
          <table:table-cell office:value-type="float" office:value="45640" table:style-name="ce1">
            <text:p>45640</text:p>
          </table:table-cell>
          <table:table-cell office:value-type="float" office:value="2003" table:style-name="ce1">
            <text:p>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</text:p>
          </table:table-cell>
          <table:table-cell office:value-type="float" office:value="1883.3" table:style-name="ce1">
            <text:p>1883,3</text:p>
          </table:table-cell>
          <table:table-cell office:value-type="float" office:value="6438" table:style-name="ce1">
            <text:p>6438</text:p>
          </table:table-cell>
          <table:table-cell office:value-type="float" office:value="815.7" table:style-name="ce1">
            <text:p>815,7</text:p>
          </table:table-cell>
          <table:table-cell office:value-type="float" office:value="45640" table:style-name="ce1">
            <text:p>45640</text:p>
          </table:table-cell>
          <table:table-cell office:value-type="float" office:value="2003" table:style-name="ce1">
            <text:p>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float" office:value="983.8" table:style-name="ce1">
            <text:p>983,8</text:p>
          </table:table-cell>
          <table:table-cell office:value-type="float" office:value="3634" table:style-name="ce1">
            <text:p>3634</text:p>
          </table:table-cell>
          <table:table-cell table:style-name="ce1"/>
          <table:table-cell office:value-type="float" office:value="15350" table:style-name="ce1">
            <text:p>15350</text:p>
          </table:table-cell>
          <table:table-cell office:value-type="float" office:value="266.7" table:style-name="ce1">
            <text:p>266,7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G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6</text:p>
          </table:table-cell>
          <table:table-cell office:value-type="percentage" office:value="3.5517973769447249" table:formula="of:=[.B2]/[.B3]" table:style-name="ce2">
            <text:p>355,18%</text:p>
          </table:table-cell>
          <table:table-cell office:value-type="percentage" office:value="1" table:formula="of:=[.C2]/[.C3]" table:style-name="ce2">
            <text:p>100,00%</text:p>
          </table:table-cell>
          <table:table-cell office:value-type="percentage" office:value="7.8603653303910743" table:formula="of:=[.D2]/[.D3]" table:style-name="ce2">
            <text:p>786,04%</text:p>
          </table:table-cell>
          <table:table-cell office:value-type="percentage" office:value="1" table:formula="of:=[.E2]/[.E3]" table:style-name="ce2">
            <text:p>100,00%</text:p>
          </table:table-cell>
          <table:table-cell office:value-type="percentage" office:value="1" table:formula="of:=[.F2]/[.F3]" table:style-name="ce2">
            <text:p>100,00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Native</text:p>
          </table:table-cell>
          <table:table-cell office:value-type="percentage" office:value="6.7992478145964634" table:formula="of:=[.B2]/[.B4]" table:style-name="ce2">
            <text:p>679,92%</text:p>
          </table:table-cell>
          <table:table-cell office:value-type="percentage" office:value="1.771601541001651" table:formula="of:=[.C2]/[.C4]" table:style-name="ce2">
            <text:p>177,16%</text:p>
          </table:table-cell>
          <table:table-cell office:value-type="percentage" office:value="0" table:formula="of:=[.D2]/[.D4]" table:style-name="ce2">
            <text:p>#¡DIV/0!</text:p>
          </table:table-cell>
          <table:table-cell office:value-type="percentage" office:value="2.9732899022801305" table:formula="of:=[.E2]/[.E4]" table:style-name="ce2">
            <text:p>297,33%</text:p>
          </table:table-cell>
          <table:table-cell office:value-type="percentage" office:value="7.510311211098613" table:formula="of:=[.F2]/[.F4]" table:style-name="ce2">
            <text:p>751,03%</text:p>
          </table:table-cell>
          <table:table-cell table:number-columns-repeated="16378"/>
        </table:table-row>
        <table:table-row table:number-rows-repeated="39"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number-columns-repeated="6" table:style-name="ce2"/>
          <table:table-cell table:number-columns-repeated="16373"/>
        </table:table-row>
        <table:table-row table:number-rows-repeated="1048524" table:style-name="ro1">
          <table:table-cell table:number-columns-repeated="16384"/>
        </table:table-row>
      </table:table>
      <table:table table:name="Sheet17" table:style-name="ta1">
        <table:shapes>
          <draw:frame draw:z-index="1" draw:id="id32" draw:style-name="a32" draw:name="Gráfico 1" svg:x="8.05433in" svg:y="0.0626in" svg:width="9.61496in" svg:height="5.92953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1" table:number-columns-repeated="8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5207.1000000000004" table:style-name="ce1">
            <text:p>5207,1</text:p>
          </table:table-cell>
          <table:table-cell office:value-type="float" office:value="4651.7" table:style-name="ce1">
            <text:p>4651,7</text:p>
          </table:table-cell>
          <table:table-cell office:value-type="float" office:value="4848.5" table:style-name="ce1">
            <text:p>4848,5</text:p>
          </table:table-cell>
          <table:table-cell office:value-type="float" office:value="2818.6" table:style-name="ce1">
            <text:p>2818,6</text:p>
          </table:table-cell>
          <table:table-cell office:value-type="float" office:value="2560.1" table:style-name="ce1">
            <text:p>2560,1</text:p>
          </table:table-cell>
          <table:table-cell office:value-type="float" office:value="5237.1000000000004" table:style-name="ce1">
            <text:p>5237,1</text:p>
          </table:table-cell>
          <table:table-cell office:value-type="float" office:value="5293.7" table:style-name="ce1">
            <text:p>5293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6</text:p>
          </table:table-cell>
          <table:table-cell office:value-type="float" office:value="916.2" table:style-name="ce1">
            <text:p>916,2</text:p>
          </table:table-cell>
          <table:table-cell office:value-type="float" office:value="1008.7" table:style-name="ce1">
            <text:p>1008,7</text:p>
          </table:table-cell>
          <table:table-cell office:value-type="float" office:value="1171" table:style-name="ce1">
            <text:p>1171</text:p>
          </table:table-cell>
          <table:table-cell office:value-type="float" office:value="922.4" table:style-name="ce1">
            <text:p>922,4</text:p>
          </table:table-cell>
          <table:table-cell office:value-type="float" office:value="711.5" table:style-name="ce1">
            <text:p>711,5</text:p>
          </table:table-cell>
          <table:table-cell office:value-type="float" office:value="924.8" table:style-name="ce1">
            <text:p>924,8</text:p>
          </table:table-cell>
          <table:table-cell office:value-type="float" office:value="836.7" table:style-name="ce1">
            <text:p>836,7</text:p>
          </table:table-cell>
          <table:table-cell office:value-type="string" table:style-name="ce1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44.244999999999997" table:style-name="ce1">
            <text:p>44,245</text:p>
          </table:table-cell>
          <table:table-cell office:value-type="float" office:value="17.456" table:style-name="ce1">
            <text:p>17,456</text:p>
          </table:table-cell>
          <table:table-cell office:value-type="float" office:value="17.385999999999999" table:style-name="ce1">
            <text:p>17,386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8.88" table:style-name="ce1">
            <text:p>18,88</text:p>
          </table:table-cell>
          <table:table-cell office:value-type="float" office:value="52.578000000000003" table:style-name="ce1">
            <text:p>52,578</text:p>
          </table:table-cell>
          <table:table-cell office:value-type="float" office:value="41.834000000000003" table:style-name="ce1">
            <text:p>41,8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6</text:p>
          </table:table-cell>
          <table:table-cell office:value-type="float" office:value="6.6639999999999997" table:style-name="ce1">
            <text:p>6,664</text:p>
          </table:table-cell>
          <table:table-cell office:value-type="float" office:value="8.5519999999999996" table:style-name="ce1">
            <text:p>8,552</text:p>
          </table:table-cell>
          <table:table-cell office:value-type="float" office:value="10.618" table:style-name="ce1">
            <text:p>10,618</text:p>
          </table:table-cell>
          <table:table-cell office:value-type="float" office:value="10.6" table:style-name="ce1">
            <text:p>10,6</text:p>
          </table:table-cell>
          <table:table-cell office:value-type="float" office:value="10.77" table:style-name="ce1">
            <text:p>10,77</text:p>
          </table:table-cell>
          <table:table-cell office:value-type="float" office:value="10.712" table:style-name="ce1">
            <text:p>10,712</text:p>
          </table:table-cell>
          <table:table-cell office:value-type="float" office:value="6.6440000000000001" table:style-name="ce1">
            <text:p>6,644</text:p>
          </table:table-cell>
          <table:table-cell office:value-type="string" table:style-name="ce1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7.831" table:style-name="ce1">
            <text:p>17,831</text:p>
          </table:table-cell>
          <table:table-cell office:value-type="float" office:value="12.993" table:style-name="ce1">
            <text:p>12,993</text:p>
          </table:table-cell>
          <table:table-cell office:value-type="float" office:value="14.701000000000001" table:style-name="ce1">
            <text:p>14,701</text:p>
          </table:table-cell>
          <table:table-cell office:value-type="float" office:value="15.111000000000001" table:style-name="ce1">
            <text:p>15,111</text:p>
          </table:table-cell>
          <table:table-cell office:value-type="float" office:value="14.308" table:style-name="ce1">
            <text:p>14,308</text:p>
          </table:table-cell>
          <table:table-cell office:value-type="float" office:value="17.760999999999999" table:style-name="ce1">
            <text:p>17,761</text:p>
          </table:table-cell>
          <table:table-cell office:value-type="float" office:value="17.773" table:style-name="ce1">
            <text:p>17,77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6</text:p>
          </table:table-cell>
          <table:table-cell office:value-type="float" office:value="4.5810000000000004" table:style-name="ce1">
            <text:p>4,581</text:p>
          </table:table-cell>
          <table:table-cell office:value-type="float" office:value="6.9009999999999998" table:style-name="ce1">
            <text:p>6,901</text:p>
          </table:table-cell>
          <table:table-cell office:value-type="float" office:value="7.3609999999999998" table:style-name="ce1">
            <text:p>7,361</text:p>
          </table:table-cell>
          <table:table-cell office:value-type="float" office:value="3.387" table:style-name="ce1">
            <text:p>3,387</text:p>
          </table:table-cell>
          <table:table-cell office:value-type="float" office:value="7.8129999999999997" table:style-name="ce1">
            <text:p>7,813</text:p>
          </table:table-cell>
          <table:table-cell office:value-type="float" office:value="4.8369999999999997" table:style-name="ce1">
            <text:p>4,837</text:p>
          </table:table-cell>
          <table:table-cell office:value-type="float" office:value="4.4630000000000001" table:style-name="ce1">
            <text:p>4,463</text:p>
          </table:table-cell>
          <table:table-cell office:value-type="string" table:style-name="ce1">
            <text:p>arm64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5207.1000000000004" table:style-name="ce1">
            <text:p>5207,1</text:p>
          </table:table-cell>
          <table:table-cell office:value-type="float" office:value="4651.7" table:style-name="ce1">
            <text:p>4651,7</text:p>
          </table:table-cell>
          <table:table-cell office:value-type="float" office:value="4848.5" table:style-name="ce1">
            <text:p>4848,5</text:p>
          </table:table-cell>
          <table:table-cell office:value-type="float" office:value="2818.6" table:style-name="ce1">
            <text:p>2818,6</text:p>
          </table:table-cell>
          <table:table-cell office:value-type="float" office:value="2560.1" table:style-name="ce1">
            <text:p>2560,1</text:p>
          </table:table-cell>
          <table:table-cell office:value-type="float" office:value="5237.1000000000004" table:style-name="ce1">
            <text:p>5237,1</text:p>
          </table:table-cell>
          <table:table-cell office:value-type="float" office:value="5293.7" table:style-name="ce1">
            <text:p>5293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529.9" table:style-name="ce1">
            <text:p>529,9</text:p>
          </table:table-cell>
          <table:table-cell office:value-type="float" office:value="967.9" table:style-name="ce1">
            <text:p>967,9</text:p>
          </table:table-cell>
          <table:table-cell office:value-type="float" office:value="854.9" table:style-name="ce1">
            <text:p>854,9</text:p>
          </table:table-cell>
          <table:table-cell office:value-type="float" office:value="575.6" table:style-name="ce1">
            <text:p>575,6</text:p>
          </table:table-cell>
          <table:table-cell office:value-type="float" office:value="626.70000000000005" table:style-name="ce1">
            <text:p>626,7</text:p>
          </table:table-cell>
          <table:table-cell office:value-type="float" office:value="858.2" table:style-name="ce1">
            <text:p>858,2</text:p>
          </table:table-cell>
          <table:table-cell office:value-type="float" office:value="792.1" table:style-name="ce1">
            <text:p>792,1</text:p>
          </table:table-cell>
          <table:table-cell office:value-type="string" table:style-name="ce1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44.354999999999997" table:style-name="ce1">
            <text:p>44,355</text:p>
          </table:table-cell>
          <table:table-cell office:value-type="float" office:value="17.456" table:style-name="ce1">
            <text:p>17,456</text:p>
          </table:table-cell>
          <table:table-cell office:value-type="float" office:value="17.385999999999999" table:style-name="ce1">
            <text:p>17,386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8.88" table:style-name="ce1">
            <text:p>18,88</text:p>
          </table:table-cell>
          <table:table-cell office:value-type="float" office:value="52.578000000000003" table:style-name="ce1">
            <text:p>52,578</text:p>
          </table:table-cell>
          <table:table-cell office:value-type="float" office:value="41.834000000000003" table:style-name="ce1">
            <text:p>41,8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5.2750000000000004" table:style-name="ce1">
            <text:p>5,275</text:p>
          </table:table-cell>
          <table:table-cell office:value-type="float" office:value="6.4630000000000001" table:style-name="ce1">
            <text:p>6,463</text:p>
          </table:table-cell>
          <table:table-cell office:value-type="float" office:value="6.4089999999999998" table:style-name="ce1">
            <text:p>6,409</text:p>
          </table:table-cell>
          <table:table-cell office:value-type="float" office:value="8.56" table:style-name="ce1">
            <text:p>8,56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5.8410000000000002" table:style-name="ce1">
            <text:p>5,841</text:p>
          </table:table-cell>
          <table:table-cell office:value-type="float" office:value="5.8819999999999997" table:style-name="ce1">
            <text:p>5,882</text:p>
          </table:table-cell>
          <table:table-cell office:value-type="string" table:style-name="ce1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ler32</text:p>
          </table:table-cell>
          <table:table-cell office:value-type="string" table:style-name="ce1">
            <text:p>CRC16 CCITT</text:p>
          </table:table-cell>
          <table:table-cell office:value-type="string" table:style-name="ce1">
            <text:p>CRC16 IBM</text:p>
          </table:table-cell>
          <table:table-cell office:value-type="string" table:style-name="ce1">
            <text:p>CRC32</text:p>
          </table:table-cell>
          <table:table-cell office:value-type="string" table:style-name="ce1">
            <text:p>CRC64</text:p>
          </table:table-cell>
          <table:table-cell office:value-type="string" table:style-name="ce1">
            <text:p>Fletcher16</text:p>
          </table:table-cell>
          <table:table-cell office:value-type="string" table:style-name="ce1">
            <text:p>Fletcher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7.831" table:style-name="ce1">
            <text:p>17,831</text:p>
          </table:table-cell>
          <table:table-cell office:value-type="float" office:value="12.993" table:style-name="ce1">
            <text:p>12,993</text:p>
          </table:table-cell>
          <table:table-cell office:value-type="float" office:value="14.701000000000001" table:style-name="ce1">
            <text:p>14,701</text:p>
          </table:table-cell>
          <table:table-cell office:value-type="float" office:value="15.111000000000001" table:style-name="ce1">
            <text:p>15,111</text:p>
          </table:table-cell>
          <table:table-cell office:value-type="float" office:value="14.308" table:style-name="ce1">
            <text:p>14,308</text:p>
          </table:table-cell>
          <table:table-cell office:value-type="float" office:value="17.760999999999999" table:style-name="ce1">
            <text:p>17,761</text:p>
          </table:table-cell>
          <table:table-cell office:value-type="float" office:value="17.773" table:style-name="ce1">
            <text:p>17,77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2.762" table:style-name="ce1">
            <text:p>2,762</text:p>
          </table:table-cell>
          <table:table-cell office:value-type="float" office:value="3.8250000000000002" table:style-name="ce1">
            <text:p>3,825</text:p>
          </table:table-cell>
          <table:table-cell office:value-type="float" office:value="3.88" table:style-name="ce1">
            <text:p>3,88</text:p>
          </table:table-cell>
          <table:table-cell office:value-type="float" office:value="2.7690000000000001" table:style-name="ce1">
            <text:p>2,769</text:p>
          </table:table-cell>
          <table:table-cell office:value-type="float" office:value="6.8440000000000003" table:style-name="ce1">
            <text:p>6,844</text:p>
          </table:table-cell>
          <table:table-cell office:value-type="float" office:value="3.3620000000000001" table:style-name="ce1">
            <text:p>3,362</text:p>
          </table:table-cell>
          <table:table-cell office:value-type="float" office:value="3.33" table:style-name="ce1">
            <text:p>3,33</text:p>
          </table:table-cell>
          <table:table-cell office:value-type="string" table:style-name="ce1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de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43.1" table:style-name="ce1">
            <text:p>143,1</text:p>
          </table:table-cell>
          <table:table-cell office:value-type="float" office:value="75.13" table:style-name="ce1">
            <text:p>75,13</text:p>
          </table:table-cell>
          <table:table-cell office:value-type="float" office:value="99.04" table:style-name="ce1">
            <text:p>99,04</text:p>
          </table:table-cell>
          <table:table-cell office:value-type="float" office:value="56.39" table:style-name="ce1">
            <text:p>56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89.03" table:style-name="ce1">
            <text:p>89,03</text:p>
          </table:table-cell>
          <table:table-cell office:value-type="float" office:value="56.86" table:style-name="ce1">
            <text:p>56,86</text:p>
          </table:table-cell>
          <table:table-cell office:value-type="float" office:value="50.28" table:style-name="ce1">
            <text:p>50,28</text:p>
          </table:table-cell>
          <table:table-cell office:value-type="float" office:value="47.46" table:style-name="ce1">
            <text:p>47,46</text:p>
          </table:table-cell>
          <table:table-cell office:value-type="string" table:style-name="ce1">
            <text:p>x6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de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27" table:style-name="ce1">
            <text:p>627</text:p>
          </table:table-cell>
          <table:table-cell office:value-type="float" office:value="290.5" table:style-name="ce1">
            <text:p>290,5</text:p>
          </table:table-cell>
          <table:table-cell office:value-type="float" office:value="563.20000000000005" table:style-name="ce1">
            <text:p>563,2</text:p>
          </table:table-cell>
          <table:table-cell office:value-type="float" office:value="556.1" table:style-name="ce1">
            <text:p>556,1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307.2" table:style-name="ce1">
            <text:p>307,2</text:p>
          </table:table-cell>
          <table:table-cell office:value-type="float" office:value="186.9" table:style-name="ce1">
            <text:p>186,9</text:p>
          </table:table-cell>
          <table:table-cell office:value-type="float" office:value="275.3" table:style-name="ce1">
            <text:p>275,3</text:p>
          </table:table-cell>
          <table:table-cell office:value-type="float" office:value="323.60000000000002" table:style-name="ce1">
            <text:p>323,6</text:p>
          </table:table-cell>
          <table:table-cell office:value-type="string" table:style-name="ce1">
            <text:p>arm32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d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60.9" table:style-name="ce1">
            <text:p>660,9</text:p>
          </table:table-cell>
          <table:table-cell office:value-type="float" office:value="263.2" table:style-name="ce1">
            <text:p>263,2</text:p>
          </table:table-cell>
          <table:table-cell office:value-type="float" office:value="403.7" table:style-name="ce1">
            <text:p>403,7</text:p>
          </table:table-cell>
          <table:table-cell office:value-type="float" office:value="276.39999999999998" table:style-name="ce1">
            <text:p>276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252.3" table:style-name="ce1">
            <text:p>252,3</text:p>
          </table:table-cell>
          <table:table-cell office:value-type="float" office:value="170.7" table:style-name="ce1">
            <text:p>170,7</text:p>
          </table:table-cell>
          <table:table-cell office:value-type="float" office:value="158.9" table:style-name="ce1">
            <text:p>158,9</text:p>
          </table:table-cell>
          <table:table-cell office:value-type="float" office:value="147.19999999999999" table:style-name="ce1">
            <text:p>147,2</text:p>
          </table:table-cell>
          <table:table-cell office:value-type="string" table:style-name="ce1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com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885.3" table:style-name="ce1">
            <text:p>885,3</text:p>
          </table:table-cell>
          <table:table-cell office:value-type="float" office:value="1505" table:style-name="ce1">
            <text:p>1505</text:p>
          </table:table-cell>
          <table:table-cell office:value-type="float" office:value="7885" table:style-name="ce1">
            <text:p>7885</text:p>
          </table:table-cell>
          <table:table-cell office:value-type="float" office:value="356.2" table:style-name="ce1">
            <text:p>356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231.5" table:style-name="ce1">
            <text:p>231,5</text:p>
          </table:table-cell>
          <table:table-cell office:value-type="float" office:value="1047" table:style-name="ce1">
            <text:p>1047</text:p>
          </table:table-cell>
          <table:table-cell office:value-type="float" office:value="3784" table:style-name="ce1">
            <text:p>3784</text:p>
          </table:table-cell>
          <table:table-cell office:value-type="float" office:value="166.1" table:style-name="ce1">
            <text:p>166,1</text:p>
          </table:table-cell>
          <table:table-cell office:value-type="string" table:style-name="ce1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com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011" table:style-name="ce1">
            <text:p>6011</text:p>
          </table:table-cell>
          <table:table-cell office:value-type="float" office:value="7586" table:style-name="ce1">
            <text:p>7586</text:p>
          </table:table-cell>
          <table:table-cell office:value-type="float" office:value="51450" table:style-name="ce1">
            <text:p>51450</text:p>
          </table:table-cell>
          <table:table-cell office:value-type="float" office:value="3780" table:style-name="ce1">
            <text:p>3780</text:p>
          </table:table-cell>
          <table:table-cell office:value-type="string" table:style-name="ce1">
            <text:p>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1024" table:style-name="ce1">
            <text:p>1024</text:p>
          </table:table-cell>
          <table:table-cell office:value-type="float" office:value="4006" table:style-name="ce1">
            <text:p>4006</text:p>
          </table:table-cell>
          <table:table-cell office:value-type="float" office:value="16920" table:style-name="ce1">
            <text:p>16920</text:p>
          </table:table-cell>
          <table:table-cell office:value-type="float" office:value="2113" table:style-name="ce1">
            <text:p>2113</text:p>
          </table:table-cell>
          <table:table-cell office:value-type="string" table:style-name="ce1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ZIP2</text:p>
          </table:table-cell>
          <table:table-cell office:value-type="string" table:style-name="ce1">
            <text:p>LZIP</text:p>
          </table:table-cell>
          <table:table-cell office:value-type="string" table:style-name="ce1">
            <text:p>LZMA</text:p>
          </table:table-cell>
          <table:table-cell office:value-type="string" table:style-name="ce1">
            <text:p>FLAC</text:p>
          </table:table-cell>
          <table:table-cell office:value-type="string" table:style-name="ce1">
            <text:p>com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6689.1" table:style-name="ce1">
            <text:p>6689,1</text:p>
          </table:table-cell>
          <table:table-cell office:value-type="float" office:value="6438" table:style-name="ce1">
            <text:p>6438</text:p>
          </table:table-cell>
          <table:table-cell office:value-type="float" office:value="45640" table:style-name="ce1">
            <text:p>45640</text:p>
          </table:table-cell>
          <table:table-cell office:value-type="float" office:value="2003" table:style-name="ce1">
            <text:p>20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983.8" table:style-name="ce1">
            <text:p>983,8</text:p>
          </table:table-cell>
          <table:table-cell office:value-type="float" office:value="3634" table:style-name="ce1">
            <text:p>3634</text:p>
          </table:table-cell>
          <table:table-cell office:value-type="float" office:value="15350" table:style-name="ce1">
            <text:p>15350</text:p>
          </table:table-cell>
          <table:table-cell office:value-type="float" office:value="266.7" table:style-name="ce1">
            <text:p>266,7</text:p>
          </table:table-cell>
          <table:table-cell office:value-type="string" table:style-name="ce1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12.54" table:style-name="ce1">
            <text:p>12,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19.54" table:style-name="ce1">
            <text:p>19,54</text:p>
          </table:table-cell>
          <table:table-cell office:value-type="string" table:style-name="ce1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259.81" table:style-name="ce1">
            <text:p>259,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592.72" table:style-name="ce1">
            <text:p>592,72</text:p>
          </table:table-cell>
          <table:table-cell office:value-type="string" table:style-name="ce1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amS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5.3</text:p>
          </table:table-cell>
          <table:table-cell office:value-type="float" office:value="80.41" table:style-name="ce1">
            <text:p>80,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u Native</text:p>
          </table:table-cell>
          <table:table-cell office:value-type="float" office:value="66.06" table:style-name="ce1">
            <text:p>66,06</text:p>
          </table:table-cell>
          <table:table-cell office:value-type="string" table:style-name="ce1">
            <text:p>arm64</text:p>
          </table:table-cell>
          <table:table-cell table:number-columns-repeated="16381"/>
        </table:table-row>
        <table:table-row table:number-rows-repeated="1048516" table:style-name="ro1">
          <table:table-cell table:number-columns-repeated="16384"/>
        </table:table-row>
      </table:table>
      <table:table table:name="Compression_speed_tests" table:style-name="ta1">
        <table:shapes>
          <draw:frame draw:z-index="1" draw:id="id33" draw:style-name="a33" draw:name="Gráfico 1" svg:x="12.47087in" svg:y="0.02913in" svg:width="7.1248in" svg:height="4.00748in" style:rel-width="scale" style:rel-height="scale">
            <draw:object xlink:href="Object 34/" xlink:type="simple" xlink:show="embed" xlink:actuate="onLoad"/>
            <svg:title/>
            <svg:desc/>
          </draw:frame>
          <draw:frame draw:z-index="2" draw:id="id34" draw:style-name="a34" draw:name="Gráfico 2" svg:x="12.44016in" svg:y="4.10748in" svg:width="7.19882in" svg:height="4.04921in" style:rel-width="scale" style:rel-height="scale">
            <draw:object xlink:href="Object 35/" xlink:type="simple" xlink:show="embed" xlink:actuate="onLoad"/>
            <svg:title/>
            <svg:desc/>
          </draw:frame>
          <draw:frame draw:z-index="3" draw:id="id35" draw:style-name="a35" draw:name="Gráfico 3" svg:x="3.59882in" svg:y="6.44173in" svg:width="7.92402in" svg:height="4.81063in" style:rel-width="scale" style:rel-height="scale">
            <draw:object xlink:href="Object 36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lzma_lc</text:p>
          </table:table-cell>
          <table:table-cell office:value-type="string" table:style-name="ce1">
            <text:p>lzma_lp</text:p>
          </table:table-cell>
          <table:table-cell office:value-type="string" table:style-name="ce1">
            <text:p>lzma_pb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ze</text:p>
          </table:table-cell>
          <table:table-cell table:number-columns-repeated="2" table:style-name="ce1"/>
          <table:table-cell office:value-type="string" table:style-name="ce1">
            <text:p>level</text:p>
          </table:table-cell>
          <table:table-cell office:value-type="string" table:style-name="ce1">
            <text:p>zstd</text:p>
          </table:table-cell>
          <table:table-cell office:value-type="string" table:style-name="ce1">
            <text:p>lzfse</text:p>
          </table:table-cell>
          <table:table-cell office:value-type="string" table:style-name="ce1">
            <text:p>lzm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3752.179" table:style-name="ce1">
            <text:p>23752,179</text:p>
          </table:table-cell>
          <table:table-cell office:value-type="float" office:value="194955164" table:style-name="ce1">
            <text:p>194955164</text:p>
          </table:table-cell>
          <table:table-cell office:value-type="percentage" office:value="3.0675323891394846" table:formula="of:=598031280/[.H2]" table:style-name="ce2">
            <text:p>306,75%</text:p>
          </table:table-cell>
          <table:table-cell office:value-type="float" office:value="129.14740955511849" table:formula="of:=[.I2]*1000000/[.G2]" table:style-name="ce1">
            <text:p>129,1474096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25738.7366" table:style-name="ce1">
            <text:p>25738,7366</text:p>
          </table:table-cell>
          <table:table-cell office:value-type="float" office:value="188522552" table:style-name="ce1">
            <text:p>188522552</text:p>
          </table:table-cell>
          <table:table-cell office:value-type="percentage" office:value="3.1722002150702902" table:formula="of:=598031280/[.H3]" table:style-name="ce2">
            <text:p>317,22%</text:p>
          </table:table-cell>
          <table:table-cell office:value-type="float" office:value="123.24615090354862" table:formula="of:=[.I3]*1000000/[.G3]" table:style-name="ce1">
            <text:p>123,2461509</text:p>
          </table:table-cell>
          <table:table-cell office:value-type="float" office:value="9" table:style-name="ce1">
            <text:p>9</text:p>
          </table:table-cell>
          <table:table-cell office:value-type="float" office:value="23752.179" table:formula="of:=[.G2]" table:style-name="ce1">
            <text:p>23752,179</text:p>
          </table:table-cell>
          <table:table-cell office:value-type="float" office:value="22060.761600000002" table:formula="of:=[.G16]" table:style-name="ce1">
            <text:p>22060,7616</text:p>
          </table:table-cell>
          <table:table-cell office:value-type="float" office:value="173738.69579999999" table:formula="of:=[.G17]" table:style-name="ce1">
            <text:p>173738,69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float" office:value="27437.390299999999" table:style-name="ce1">
            <text:p>27437,3903</text:p>
          </table:table-cell>
          <table:table-cell office:value-type="float" office:value="188360884" table:style-name="ce1">
            <text:p>188360884</text:p>
          </table:table-cell>
          <table:table-cell office:value-type="percentage" office:value="3.1749228783615182" table:formula="of:=598031280/[.H4]" table:style-name="ce2">
            <text:p>317,49%</text:p>
          </table:table-cell>
          <table:table-cell office:value-type="float" office:value="115.71519170179673" table:formula="of:=[.I4]*1000000/[.G4]" table:style-name="ce1">
            <text:p>115,7151917</text:p>
          </table:table-cell>
          <table:table-cell office:value-type="float" office:value="10" table:style-name="ce1">
            <text:p>10</text:p>
          </table:table-cell>
          <table:table-cell office:value-type="float" office:value="25738.7366" table:formula="of:=[.G3]" table:style-name="ce1">
            <text:p>25738,7366</text:p>
          </table:table-cell>
          <table:table-cell table:style-name="ce1"/>
          <table:table-cell office:value-type="float" office:value="174470.63529999999" table:formula="of:=[.G18]" table:style-name="ce1">
            <text:p>174470,63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30486.124100000001" table:style-name="ce1">
            <text:p>30486,1241</text:p>
          </table:table-cell>
          <table:table-cell office:value-type="float" office:value="187980192" table:style-name="ce1">
            <text:p>187980192</text:p>
          </table:table-cell>
          <table:table-cell office:value-type="percentage" office:value="3.1813526395376805" table:formula="of:=598031280/[.H5]" table:style-name="ce2">
            <text:p>318,14%</text:p>
          </table:table-cell>
          <table:table-cell office:value-type="float" office:value="104.35411956935779" table:formula="of:=[.I5]*1000000/[.G5]" table:style-name="ce1">
            <text:p>104,3541196</text:p>
          </table:table-cell>
          <table:table-cell office:value-type="float" office:value="11" table:style-name="ce1">
            <text:p>11</text:p>
          </table:table-cell>
          <table:table-cell office:value-type="float" office:value="27437.390299999999" table:formula="of:=[.G4]" table:style-name="ce1">
            <text:p>27437,3903</text:p>
          </table:table-cell>
          <table:table-cell table:style-name="ce1"/>
          <table:table-cell office:value-type="float" office:value="176391.2818" table:formula="of:=[.G19]" table:style-name="ce1">
            <text:p>176391,28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50982.148300000001" table:style-name="ce1">
            <text:p>50982,1483</text:p>
          </table:table-cell>
          <table:table-cell office:value-type="float" office:value="187870734" table:style-name="ce1">
            <text:p>187870734</text:p>
          </table:table-cell>
          <table:table-cell office:value-type="percentage" office:value="3.1832061719628988" table:formula="of:=598031280/[.H6]" table:style-name="ce2">
            <text:p>318,32%</text:p>
          </table:table-cell>
          <table:table-cell office:value-type="float" office:value="62.437662556540374" table:formula="of:=[.I6]*1000000/[.G6]" table:style-name="ce1">
            <text:p>62,43766256</text:p>
          </table:table-cell>
          <table:table-cell office:value-type="float" office:value="12" table:style-name="ce1">
            <text:p>12</text:p>
          </table:table-cell>
          <table:table-cell office:value-type="float" office:value="30486.124100000001" table:formula="of:=[.G5]" table:style-name="ce1">
            <text:p>30486,1241</text:p>
          </table:table-cell>
          <table:table-cell table:style-name="ce1"/>
          <table:table-cell office:value-type="float" office:value="173231.55489999999" table:formula="of:=[.G20]" table:style-name="ce1">
            <text:p>173231,55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53747.9928" table:style-name="ce1">
            <text:p>53747,9928</text:p>
          </table:table-cell>
          <table:table-cell office:value-type="float" office:value="187521925" table:style-name="ce1">
            <text:p>187521925</text:p>
          </table:table-cell>
          <table:table-cell office:value-type="percentage" office:value="3.1891272447208507" table:formula="of:=598031280/[.H7]" table:style-name="ce2">
            <text:p>318,91%</text:p>
          </table:table-cell>
          <table:table-cell office:value-type="float" office:value="59.334815656983018" table:formula="of:=[.I7]*1000000/[.G7]" table:style-name="ce1">
            <text:p>59,33481566</text:p>
          </table:table-cell>
          <table:table-cell office:value-type="float" office:value="13" table:style-name="ce1">
            <text:p>13</text:p>
          </table:table-cell>
          <table:table-cell office:value-type="float" office:value="50982.148300000001" table:formula="of:=[.G6]" table:style-name="ce1">
            <text:p>50982,1483</text:p>
          </table:table-cell>
          <table:table-cell table:style-name="ce1"/>
          <table:table-cell office:value-type="float" office:value="177019.3229" table:formula="of:=[.G21]" table:style-name="ce1">
            <text:p>177019,32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61956.974600000001" table:style-name="ce1">
            <text:p>61956,9746</text:p>
          </table:table-cell>
          <table:table-cell office:value-type="float" office:value="187242685" table:style-name="ce1">
            <text:p>187242685</text:p>
          </table:table-cell>
          <table:table-cell office:value-type="percentage" office:value="3.1938832750662596" table:formula="of:=598031280/[.H8]" table:style-name="ce2">
            <text:p>319,39%</text:p>
          </table:table-cell>
          <table:table-cell office:value-type="float" office:value="51.550019924088737" table:formula="of:=[.I8]*1000000/[.G8]" table:style-name="ce1">
            <text:p>51,55001992</text:p>
          </table:table-cell>
          <table:table-cell office:value-type="float" office:value="14" table:style-name="ce1">
            <text:p>14</text:p>
          </table:table-cell>
          <table:table-cell office:value-type="float" office:value="53747.9928" table:formula="of:=[.G7]" table:style-name="ce1">
            <text:p>53747,9928</text:p>
          </table:table-cell>
          <table:table-cell table:style-name="ce1"/>
          <table:table-cell office:value-type="float" office:value="176041.10310000001" table:formula="of:=[.G22]" table:style-name="ce1">
            <text:p>176041,10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80895.141499999998" table:style-name="ce1">
            <text:p>80895,1415</text:p>
          </table:table-cell>
          <table:table-cell office:value-type="float" office:value="184635267" table:style-name="ce1">
            <text:p>184635267</text:p>
          </table:table-cell>
          <table:table-cell office:value-type="percentage" office:value="3.238987273216877" table:formula="of:=598031280/[.H9]" table:style-name="ce2">
            <text:p>323,90%</text:p>
          </table:table-cell>
          <table:table-cell office:value-type="float" office:value="40.039330090261075" table:formula="of:=[.I9]*1000000/[.G9]" table:style-name="ce1">
            <text:p>40,03933009</text:p>
          </table:table-cell>
          <table:table-cell office:value-type="float" office:value="15" table:style-name="ce1">
            <text:p>15</text:p>
          </table:table-cell>
          <table:table-cell office:value-type="float" office:value="61956.974600000001" table:formula="of:=[.G8]" table:style-name="ce1">
            <text:p>61956,9746</text:p>
          </table:table-cell>
          <table:table-cell table:style-name="ce1"/>
          <table:table-cell office:value-type="float" office:value="175593.23269999999" table:formula="of:=[.G23]" table:style-name="ce1">
            <text:p>175593,23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93969.504000000001" table:style-name="ce1">
            <text:p>93969,504</text:p>
          </table:table-cell>
          <table:table-cell office:value-type="float" office:value="181172906" table:style-name="ce1">
            <text:p>181172906</text:p>
          </table:table-cell>
          <table:table-cell office:value-type="percentage" office:value="3.3008869438789041" table:formula="of:=598031280/[.H10]" table:style-name="ce2">
            <text:p>330,09%</text:p>
          </table:table-cell>
          <table:table-cell office:value-type="float" office:value="35.127214717222557" table:formula="of:=[.I10]*1000000/[.G10]" table:style-name="ce1">
            <text:p>35,12721472</text:p>
          </table:table-cell>
          <table:table-cell office:value-type="float" office:value="16" table:style-name="ce1">
            <text:p>16</text:p>
          </table:table-cell>
          <table:table-cell office:value-type="float" office:value="80895.141499999998" table:formula="of:=[.G9]" table:style-name="ce1">
            <text:p>80895,1415</text:p>
          </table:table-cell>
          <table:table-cell table:style-name="ce1"/>
          <table:table-cell office:value-type="float" office:value="171757.7812" table:formula="of:=[.G24]" table:style-name="ce1">
            <text:p>171757,78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15074.9613" table:style-name="ce1">
            <text:p>115074,9613</text:p>
          </table:table-cell>
          <table:table-cell office:value-type="float" office:value="177705333" table:style-name="ce1">
            <text:p>177705333</text:p>
          </table:table-cell>
          <table:table-cell office:value-type="percentage" office:value="3.365297314965781" table:formula="of:=598031280/[.H11]" table:style-name="ce2">
            <text:p>336,53%</text:p>
          </table:table-cell>
          <table:table-cell office:value-type="float" office:value="29.24439232434294" table:formula="of:=[.I11]*1000000/[.G11]" table:style-name="ce1">
            <text:p>29,24439232</text:p>
          </table:table-cell>
          <table:table-cell office:value-type="float" office:value="17" table:style-name="ce1">
            <text:p>17</text:p>
          </table:table-cell>
          <table:table-cell office:value-type="float" office:value="93969.504000000001" table:formula="of:=[.G10]" table:style-name="ce1">
            <text:p>93969,504</text:p>
          </table:table-cell>
          <table:table-cell table:style-name="ce1"/>
          <table:table-cell office:value-type="float" office:value="172458.05220000001" table:formula="of:=[.G25]" table:style-name="ce1">
            <text:p>172458,05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38190.6225" table:style-name="ce1">
            <text:p>138190,6225</text:p>
          </table:table-cell>
          <table:table-cell office:value-type="float" office:value="177455525" table:style-name="ce1">
            <text:p>177455525</text:p>
          </table:table-cell>
          <table:table-cell office:value-type="percentage" office:value="3.3700347171495504" table:formula="of:=598031280/[.H12]" table:style-name="ce2">
            <text:p>337,00%</text:p>
          </table:table-cell>
          <table:table-cell office:value-type="float" office:value="24.386855317549138" table:formula="of:=[.I12]*1000000/[.G12]" table:style-name="ce1">
            <text:p>24,38685532</text:p>
          </table:table-cell>
          <table:table-cell office:value-type="float" office:value="18" table:style-name="ce1">
            <text:p>18</text:p>
          </table:table-cell>
          <table:table-cell office:value-type="float" office:value="115074.9613" table:formula="of:=[.G11]" table:style-name="ce1">
            <text:p>115074,9613</text:p>
          </table:table-cell>
          <table:table-cell table:style-name="ce1"/>
          <table:table-cell office:value-type="float" office:value="170671.15" table:formula="of:=[.G26]" table:style-name="ce1">
            <text:p>170671,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30417.3046" table:style-name="ce1">
            <text:p>130417,3046</text:p>
          </table:table-cell>
          <table:table-cell office:value-type="float" office:value="177454964" table:style-name="ce1">
            <text:p>177454964</text:p>
          </table:table-cell>
          <table:table-cell office:value-type="percentage" office:value="3.3700453710610203" table:formula="of:=598031280/[.H13]" table:style-name="ce2">
            <text:p>337,00%</text:p>
          </table:table-cell>
          <table:table-cell office:value-type="float" office:value="25.840477085439016" table:formula="of:=[.I13]*1000000/[.G13]" table:style-name="ce1">
            <text:p>25,84047709</text:p>
          </table:table-cell>
          <table:table-cell office:value-type="float" office:value="19" table:style-name="ce1">
            <text:p>19</text:p>
          </table:table-cell>
          <table:table-cell office:value-type="float" office:value="138190.6225" table:formula="of:=[.G12]" table:style-name="ce1">
            <text:p>138190,6225</text:p>
          </table:table-cell>
          <table:table-cell table:style-name="ce1"/>
          <table:table-cell office:value-type="float" office:value="172635.10579999999" table:formula="of:=[.G27]" table:style-name="ce1">
            <text:p>172635,10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136942.0704" table:style-name="ce1">
            <text:p>136942,0704</text:p>
          </table:table-cell>
          <table:table-cell office:value-type="float" office:value="177445089" table:style-name="ce1">
            <text:p>177445089</text:p>
          </table:table-cell>
          <table:table-cell office:value-type="percentage" office:value="3.3702329175196275" table:formula="of:=598031280/[.H14]" table:style-name="ce2">
            <text:p>337,02%</text:p>
          </table:table-cell>
          <table:table-cell office:value-type="float" office:value="24.610646733143213" table:formula="of:=[.I14]*1000000/[.G14]" table:style-name="ce1">
            <text:p>24,61064673</text:p>
          </table:table-cell>
          <table:table-cell office:value-type="float" office:value="20" table:style-name="ce1">
            <text:p>20</text:p>
          </table:table-cell>
          <table:table-cell office:value-type="float" office:value="130417.3046" table:formula="of:=[.G13]" table:style-name="ce1">
            <text:p>130417,3046</text:p>
          </table:table-cell>
          <table:table-cell table:style-name="ce1"/>
          <table:table-cell office:value-type="float" office:value="170544.07190000001" table:formula="of:=[.G28]" table:style-name="ce1">
            <text:p>170544,07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zstd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58107.43309999999" table:style-name="ce1">
            <text:p>158107,4331</text:p>
          </table:table-cell>
          <table:table-cell office:value-type="float" office:value="177436747" table:style-name="ce1">
            <text:p>177436747</text:p>
          </table:table-cell>
          <table:table-cell office:value-type="percentage" office:value="3.3703913654368338" table:formula="of:=598031280/[.H15]" table:style-name="ce2">
            <text:p>337,04%</text:p>
          </table:table-cell>
          <table:table-cell office:value-type="float" office:value="21.317096225989101" table:formula="of:=[.I15]*1000000/[.G15]" table:style-name="ce1">
            <text:p>21,31709623</text:p>
          </table:table-cell>
          <table:table-cell office:value-type="float" office:value="21" table:style-name="ce1">
            <text:p>21</text:p>
          </table:table-cell>
          <table:table-cell office:value-type="float" office:value="136942.0704" table:formula="of:=[.G14]" table:style-name="ce1">
            <text:p>136942,0704</text:p>
          </table:table-cell>
          <table:table-cell table:style-name="ce1"/>
          <table:table-cell office:value-type="float" office:value="169853.53940000001" table:formula="of:=[.G29]" table:style-name="ce1">
            <text:p>169853,53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fse</text:p>
          </table:table-cell>
          <table:table-cell table:number-columns-repeated="4" table:style-name="ce1"/>
          <table:table-cell office:value-type="float" office:value="22060.761600000002" table:style-name="ce1">
            <text:p>22060,7616</text:p>
          </table:table-cell>
          <table:table-cell office:value-type="float" office:value="210665152" table:style-name="ce1">
            <text:p>210665152</text:p>
          </table:table-cell>
          <table:table-cell office:value-type="percentage" office:value="2.8387764863929656" table:formula="of:=598031280/[.H16]" table:style-name="ce2">
            <text:p>283,88%</text:p>
          </table:table-cell>
          <table:table-cell office:value-type="float" office:value="128.67989500384996" table:formula="of:=[.I16]*1000000/[.G16]" table:style-name="ce1">
            <text:p>128,679895</text:p>
          </table:table-cell>
          <table:table-cell office:value-type="float" office:value="22" table:style-name="ce1">
            <text:p>22</text:p>
          </table:table-cell>
          <table:table-cell office:value-type="float" office:value="158107.43309999999" table:formula="of:=[.G15]" table:style-name="ce1">
            <text:p>158107,4331</text:p>
          </table:table-cell>
          <table:table-cell table:style-name="ce1"/>
          <table:table-cell office:value-type="float" office:value="171601.5379" table:formula="of:=[.G30]" table:style-name="ce1">
            <text:p>171601,53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3738.69579999999" table:style-name="ce1">
            <text:p>173738,6958</text:p>
          </table:table-cell>
          <table:table-cell office:value-type="float" office:value="165325528" table:style-name="ce1">
            <text:p>165325528</text:p>
          </table:table-cell>
          <table:table-cell office:value-type="percentage" office:value="3.6172954487706219" table:formula="of:=598031280/[.H17]" table:style-name="ce2">
            <text:p>361,73%</text:p>
          </table:table-cell>
          <table:table-cell office:value-type="float" office:value="20.820321184721486" table:formula="of:=[.I17]*1000000/[.G17]" table:style-name="ce1">
            <text:p>20,82032118</text:p>
          </table:table-cell>
          <table:table-cell office:value-type="float" office:value="23" table:formula="of:=[.K16]+1" table:style-name="ce1">
            <text:p>23</text:p>
          </table:table-cell>
          <table:table-cell table:number-columns-repeated="2" table:style-name="ce1"/>
          <table:table-cell office:value-type="float" office:value="171983.81890000001" table:formula="of:=[.G31]" table:style-name="ce1">
            <text:p>171983,81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4470.63529999999" table:style-name="ce1">
            <text:p>174470,6353</text:p>
          </table:table-cell>
          <table:table-cell office:value-type="float" office:value="165305966" table:style-name="ce1">
            <text:p>165305966</text:p>
          </table:table-cell>
          <table:table-cell office:value-type="percentage" office:value="3.6177235127738827" table:formula="of:=598031280/[.H18]" table:style-name="ce2">
            <text:p>361,77%</text:p>
          </table:table-cell>
          <table:table-cell office:value-type="float" office:value="20.735429240303127" table:formula="of:=[.I18]*1000000/[.G18]" table:style-name="ce1">
            <text:p>20,73542924</text:p>
          </table:table-cell>
          <table:table-cell office:value-type="float" office:value="24" table:formula="of:=[.K17]+1" table:style-name="ce1">
            <text:p>24</text:p>
          </table:table-cell>
          <table:table-cell table:number-columns-repeated="2" table:style-name="ce1"/>
          <table:table-cell office:value-type="float" office:value="172604.65100000001" table:formula="of:=[.G32]" table:style-name="ce1">
            <text:p>172604,6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76391.2818" table:style-name="ce1">
            <text:p>176391,2818</text:p>
          </table:table-cell>
          <table:table-cell office:value-type="float" office:value="165361997" table:style-name="ce1">
            <text:p>165361997</text:p>
          </table:table-cell>
          <table:table-cell office:value-type="percentage" office:value="3.6164976890065015" table:formula="of:=598031280/[.H19]" table:style-name="ce2">
            <text:p>361,65%</text:p>
          </table:table-cell>
          <table:table-cell office:value-type="float" office:value="20.502700882388517" table:formula="of:=[.I19]*1000000/[.G19]" table:style-name="ce1">
            <text:p>20,50270088</text:p>
          </table:table-cell>
          <table:table-cell office:value-type="float" office:value="25" table:formula="of:=[.K18]+1" table:style-name="ce1">
            <text:p>25</text:p>
          </table:table-cell>
          <table:table-cell table:number-columns-repeated="2" table:style-name="ce1"/>
          <table:table-cell office:value-type="float" office:value="175341.9657" table:formula="of:=[.G33]" table:style-name="ce1">
            <text:p>175341,96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3231.55489999999" table:style-name="ce1">
            <text:p>173231,5549</text:p>
          </table:table-cell>
          <table:table-cell office:value-type="float" office:value="165490060" table:style-name="ce1">
            <text:p>165490060</text:p>
          </table:table-cell>
          <table:table-cell office:value-type="percentage" office:value="3.6136990946767438" table:formula="of:=598031280/[.H20]" table:style-name="ce2">
            <text:p>361,37%</text:p>
          </table:table-cell>
          <table:table-cell office:value-type="float" office:value="20.860512951943399" table:formula="of:=[.I20]*1000000/[.G20]" table:style-name="ce1">
            <text:p>20,86051295</text:p>
          </table:table-cell>
          <table:table-cell office:value-type="float" office:value="26" table:formula="of:=[.K19]+1" table:style-name="ce1">
            <text:p>26</text:p>
          </table:table-cell>
          <table:table-cell table:number-columns-repeated="2" table:style-name="ce1"/>
          <table:table-cell office:value-type="float" office:value="172667.6257" table:formula="of:=[.G34]" table:style-name="ce1">
            <text:p>172667,62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77019.3229" table:style-name="ce1">
            <text:p>177019,3229</text:p>
          </table:table-cell>
          <table:table-cell office:value-type="float" office:value="165833892" table:style-name="ce1">
            <text:p>165833892</text:p>
          </table:table-cell>
          <table:table-cell office:value-type="percentage" office:value="3.6062066251209974" table:formula="of:=598031280/[.H21]" table:style-name="ce2">
            <text:p>360,62%</text:p>
          </table:table-cell>
          <table:table-cell office:value-type="float" office:value="20.371824759256253" table:formula="of:=[.I21]*1000000/[.G21]" table:style-name="ce1">
            <text:p>20,371824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76041.10310000001" table:style-name="ce1">
            <text:p>176041,1031</text:p>
          </table:table-cell>
          <table:table-cell office:value-type="float" office:value="166170091" table:style-name="ce1">
            <text:p>166170091</text:p>
          </table:table-cell>
          <table:table-cell office:value-type="percentage" office:value="3.5989104681900908" table:formula="of:=598031280/[.H22]" table:style-name="ce2">
            <text:p>359,89%</text:p>
          </table:table-cell>
          <table:table-cell office:value-type="float" office:value="20.443580532131364" table:formula="of:=[.I22]*1000000/[.G22]" table:style-name="ce1">
            <text:p>20,44358053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zstd</text:p>
          </table:table-cell>
          <table:table-cell office:value-type="string" table:style-name="ce1">
            <text:p>lzfse</text:p>
          </table:table-cell>
          <table:table-cell office:value-type="string" table:style-name="ce1">
            <text:p>lzma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5593.23269999999" table:style-name="ce1">
            <text:p>175593,2327</text:p>
          </table:table-cell>
          <table:table-cell office:value-type="float" office:value="165454564" table:style-name="ce1">
            <text:p>165454564</text:p>
          </table:table-cell>
          <table:table-cell office:value-type="percentage" office:value="3.6144743640918846" table:formula="of:=598031280/[.H23]" table:style-name="ce2">
            <text:p>361,45%</text:p>
          </table:table-cell>
          <table:table-cell office:value-type="float" office:value="20.584360276954367" table:formula="of:=[.I23]*1000000/[.G23]" table:style-name="ce1">
            <text:p>20,58436028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1757.7812" table:style-name="ce1">
            <text:p>171757,7812</text:p>
          </table:table-cell>
          <table:table-cell office:value-type="float" office:value="165447881" table:style-name="ce1">
            <text:p>165447881</text:p>
          </table:table-cell>
          <table:table-cell office:value-type="percentage" office:value="3.6146203649474362" table:formula="of:=598031280/[.H24]" table:style-name="ce2">
            <text:p>361,46%</text:p>
          </table:table-cell>
          <table:table-cell office:value-type="float" office:value="21.044871095175957" table:formula="of:=[.I24]*1000000/[.G24]" table:style-name="ce1">
            <text:p>21,0448711</text:p>
          </table:table-cell>
          <table:table-cell office:value-type="float" office:value="9" table:style-name="ce1">
            <text:p>9</text:p>
          </table:table-cell>
          <table:table-cell office:value-type="float" office:value="194955164" table:formula="of:=[.H2]" table:style-name="ce1">
            <text:p>194955164</text:p>
          </table:table-cell>
          <table:table-cell office:value-type="float" office:value="210665152" table:formula="of:=[.H16]" table:style-name="ce1">
            <text:p>210665152</text:p>
          </table:table-cell>
          <table:table-cell office:value-type="float" office:value="165325528" table:formula="of:=[.H17]" table:style-name="ce1">
            <text:p>1653255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72458.05220000001" table:style-name="ce1">
            <text:p>172458,0522</text:p>
          </table:table-cell>
          <table:table-cell office:value-type="float" office:value="165501971" table:style-name="ce1">
            <text:p>165501971</text:p>
          </table:table-cell>
          <table:table-cell office:value-type="percentage" office:value="3.6134390206144431" table:formula="of:=598031280/[.H25]" table:style-name="ce2">
            <text:p>361,34%</text:p>
          </table:table-cell>
          <table:table-cell office:value-type="float" office:value="20.952567737596439" table:formula="of:=[.I25]*1000000/[.G25]" table:style-name="ce1">
            <text:p>20,95256774</text:p>
          </table:table-cell>
          <table:table-cell office:value-type="float" office:value="10" table:style-name="ce1">
            <text:p>10</text:p>
          </table:table-cell>
          <table:table-cell office:value-type="float" office:value="188522552" table:formula="of:=[.H3]" table:style-name="ce1">
            <text:p>188522552</text:p>
          </table:table-cell>
          <table:table-cell table:style-name="ce1"/>
          <table:table-cell office:value-type="float" office:value="165305966" table:formula="of:=[.H18]" table:style-name="ce1">
            <text:p>1653059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70671.15" table:style-name="ce1">
            <text:p>170671,15</text:p>
          </table:table-cell>
          <table:table-cell office:value-type="float" office:value="165612517" table:style-name="ce1">
            <text:p>165612517</text:p>
          </table:table-cell>
          <table:table-cell office:value-type="percentage" office:value="3.6110270578159258" table:formula="of:=598031280/[.H26]" table:style-name="ce2">
            <text:p>361,10%</text:p>
          </table:table-cell>
          <table:table-cell office:value-type="float" office:value="21.157805861247937" table:formula="of:=[.I26]*1000000/[.G26]" table:style-name="ce1">
            <text:p>21,15780586</text:p>
          </table:table-cell>
          <table:table-cell office:value-type="float" office:value="11" table:style-name="ce1">
            <text:p>11</text:p>
          </table:table-cell>
          <table:table-cell office:value-type="float" office:value="188360884" table:formula="of:=[.H4]" table:style-name="ce1">
            <text:p>188360884</text:p>
          </table:table-cell>
          <table:table-cell table:style-name="ce1"/>
          <table:table-cell office:value-type="float" office:value="165361997" table:formula="of:=[.H19]" table:style-name="ce1">
            <text:p>1653619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2635.10579999999" table:style-name="ce1">
            <text:p>172635,1058</text:p>
          </table:table-cell>
          <table:table-cell office:value-type="float" office:value="165969545" table:style-name="ce1">
            <text:p>165969545</text:p>
          </table:table-cell>
          <table:table-cell office:value-type="percentage" office:value="3.6032591401030833" table:formula="of:=598031280/[.H27]" table:style-name="ce2">
            <text:p>360,33%</text:p>
          </table:table-cell>
          <table:table-cell office:value-type="float" office:value="20.872111285855762" table:formula="of:=[.I27]*1000000/[.G27]" table:style-name="ce1">
            <text:p>20,87211129</text:p>
          </table:table-cell>
          <table:table-cell office:value-type="float" office:value="12" table:style-name="ce1">
            <text:p>12</text:p>
          </table:table-cell>
          <table:table-cell office:value-type="float" office:value="187980192" table:formula="of:=[.H5]" table:style-name="ce1">
            <text:p>187980192</text:p>
          </table:table-cell>
          <table:table-cell table:style-name="ce1"/>
          <table:table-cell office:value-type="float" office:value="165490060" table:formula="of:=[.H20]" table:style-name="ce1">
            <text:p>1654900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70544.07190000001" table:style-name="ce1">
            <text:p>170544,0719</text:p>
          </table:table-cell>
          <table:table-cell office:value-type="float" office:value="166295750" table:style-name="ce1">
            <text:p>166295750</text:p>
          </table:table-cell>
          <table:table-cell office:value-type="percentage" office:value="3.5961910030773487" table:formula="of:=598031280/[.H28]" table:style-name="ce2">
            <text:p>359,62%</text:p>
          </table:table-cell>
          <table:table-cell office:value-type="float" office:value="21.086578753590487" table:formula="of:=[.I28]*1000000/[.G28]" table:style-name="ce1">
            <text:p>21,08657875</text:p>
          </table:table-cell>
          <table:table-cell office:value-type="float" office:value="13" table:style-name="ce1">
            <text:p>13</text:p>
          </table:table-cell>
          <table:table-cell office:value-type="float" office:value="187870734" table:formula="of:=[.H6]" table:style-name="ce1">
            <text:p>187870734</text:p>
          </table:table-cell>
          <table:table-cell table:style-name="ce1"/>
          <table:table-cell office:value-type="float" office:value="165833892" table:formula="of:=[.H21]" table:style-name="ce1">
            <text:p>1658338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9853.53940000001" table:style-name="ce1">
            <text:p>169853,5394</text:p>
          </table:table-cell>
          <table:table-cell office:value-type="float" office:value="165632272" table:style-name="ce1">
            <text:p>165632272</text:p>
          </table:table-cell>
          <table:table-cell office:value-type="percentage" office:value="3.6105963697702581" table:formula="of:=598031280/[.H29]" table:style-name="ce2">
            <text:p>361,06%</text:p>
          </table:table-cell>
          <table:table-cell office:value-type="float" office:value="21.257115880684779" table:formula="of:=[.I29]*1000000/[.G29]" table:style-name="ce1">
            <text:p>21,25711588</text:p>
          </table:table-cell>
          <table:table-cell office:value-type="float" office:value="14" table:style-name="ce1">
            <text:p>14</text:p>
          </table:table-cell>
          <table:table-cell office:value-type="float" office:value="187521925" table:formula="of:=[.H7]" table:style-name="ce1">
            <text:p>187521925</text:p>
          </table:table-cell>
          <table:table-cell table:style-name="ce1"/>
          <table:table-cell office:value-type="float" office:value="166170091" table:formula="of:=[.H22]" table:style-name="ce1">
            <text:p>166170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1601.5379" table:style-name="ce1">
            <text:p>171601,5379</text:p>
          </table:table-cell>
          <table:table-cell office:value-type="float" office:value="165612254" table:style-name="ce1">
            <text:p>165612254</text:p>
          </table:table-cell>
          <table:table-cell office:value-type="percentage" office:value="3.6110327922956715" table:formula="of:=598031280/[.H30]" table:style-name="ce2">
            <text:p>361,10%</text:p>
          </table:table-cell>
          <table:table-cell office:value-type="float" office:value="21.043126049371331" table:formula="of:=[.I30]*1000000/[.G30]" table:style-name="ce1">
            <text:p>21,04312605</text:p>
          </table:table-cell>
          <table:table-cell office:value-type="float" office:value="15" table:style-name="ce1">
            <text:p>15</text:p>
          </table:table-cell>
          <table:table-cell office:value-type="float" office:value="187242685" table:formula="of:=[.H8]" table:style-name="ce1">
            <text:p>187242685</text:p>
          </table:table-cell>
          <table:table-cell table:style-name="ce1"/>
          <table:table-cell office:value-type="float" office:value="165454564" table:formula="of:=[.H23]" table:style-name="ce1">
            <text:p>1654545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71983.81890000001" table:style-name="ce1">
            <text:p>171983,8189</text:p>
          </table:table-cell>
          <table:table-cell office:value-type="float" office:value="165675455" table:style-name="ce1">
            <text:p>165675455</text:p>
          </table:table-cell>
          <table:table-cell office:value-type="percentage" office:value="3.6096552745245214" table:formula="of:=598031280/[.H31]" table:style-name="ce2">
            <text:p>360,97%</text:p>
          </table:table-cell>
          <table:table-cell office:value-type="float" office:value="20.98834237785681" table:formula="of:=[.I31]*1000000/[.G31]" table:style-name="ce1">
            <text:p>20,98834238</text:p>
          </table:table-cell>
          <table:table-cell office:value-type="float" office:value="16" table:style-name="ce1">
            <text:p>16</text:p>
          </table:table-cell>
          <table:table-cell office:value-type="float" office:value="184635267" table:formula="of:=[.H9]" table:style-name="ce1">
            <text:p>184635267</text:p>
          </table:table-cell>
          <table:table-cell table:style-name="ce1"/>
          <table:table-cell office:value-type="float" office:value="165447881" table:formula="of:=[.H24]" table:style-name="ce1">
            <text:p>1654478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72604.65100000001" table:style-name="ce1">
            <text:p>172604,651</text:p>
          </table:table-cell>
          <table:table-cell office:value-type="float" office:value="165779347" table:style-name="ce1">
            <text:p>165779347</text:p>
          </table:table-cell>
          <table:table-cell office:value-type="percentage" office:value="3.6073931452993357" table:formula="of:=598031280/[.H32]" table:style-name="ce2">
            <text:p>360,74%</text:p>
          </table:table-cell>
          <table:table-cell office:value-type="float" office:value="20.89974473109265" table:formula="of:=[.I32]*1000000/[.G32]" table:style-name="ce1">
            <text:p>20,89974473</text:p>
          </table:table-cell>
          <table:table-cell office:value-type="float" office:value="17" table:style-name="ce1">
            <text:p>17</text:p>
          </table:table-cell>
          <table:table-cell office:value-type="float" office:value="181172906" table:formula="of:=[.H10]" table:style-name="ce1">
            <text:p>181172906</text:p>
          </table:table-cell>
          <table:table-cell table:style-name="ce1"/>
          <table:table-cell office:value-type="float" office:value="165501971" table:formula="of:=[.H25]" table:style-name="ce1">
            <text:p>1655019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75341.9657" table:style-name="ce1">
            <text:p>175341,9657</text:p>
          </table:table-cell>
          <table:table-cell office:value-type="float" office:value="166119141" table:style-name="ce1">
            <text:p>166119141</text:p>
          </table:table-cell>
          <table:table-cell office:value-type="percentage" office:value="3.6000142813163234" table:formula="of:=598031280/[.H33]" table:style-name="ce2">
            <text:p>360,00%</text:p>
          </table:table-cell>
          <table:table-cell office:value-type="float" office:value="20.531390000929612" table:formula="of:=[.I33]*1000000/[.G33]" table:style-name="ce1">
            <text:p>20,53139</text:p>
          </table:table-cell>
          <table:table-cell office:value-type="float" office:value="18" table:style-name="ce1">
            <text:p>18</text:p>
          </table:table-cell>
          <table:table-cell office:value-type="float" office:value="177705333" table:formula="of:=[.H11]" table:style-name="ce1">
            <text:p>177705333</text:p>
          </table:table-cell>
          <table:table-cell table:style-name="ce1"/>
          <table:table-cell office:value-type="float" office:value="165612517" table:formula="of:=[.H26]" table:style-name="ce1">
            <text:p>1656125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lzm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72667.6257" table:style-name="ce1">
            <text:p>172667,6257</text:p>
          </table:table-cell>
          <table:table-cell office:value-type="float" office:value="166452959" table:style-name="ce1">
            <text:p>166452959</text:p>
          </table:table-cell>
          <table:table-cell office:value-type="percentage" office:value="3.5927945264103114" table:formula="of:=598031280/[.H34]" table:style-name="ce2">
            <text:p>359,28%</text:p>
          </table:table-cell>
          <table:table-cell office:value-type="float" office:value="20.807574736983895" table:formula="of:=[.I34]*1000000/[.G34]" table:style-name="ce1">
            <text:p>20,80757474</text:p>
          </table:table-cell>
          <table:table-cell office:value-type="float" office:value="19" table:style-name="ce1">
            <text:p>19</text:p>
          </table:table-cell>
          <table:table-cell office:value-type="float" office:value="177455525" table:formula="of:=[.H12]" table:style-name="ce1">
            <text:p>177455525</text:p>
          </table:table-cell>
          <table:table-cell table:style-name="ce1"/>
          <table:table-cell office:value-type="float" office:value="165969545" table:formula="of:=[.H27]" table:style-name="ce1">
            <text:p>165969545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office:value-type="float" office:value="20" table:style-name="ce1">
            <text:p>20</text:p>
          </table:table-cell>
          <table:table-cell office:value-type="float" office:value="177454964" table:formula="of:=[.H13]" table:style-name="ce1">
            <text:p>177454964</text:p>
          </table:table-cell>
          <table:table-cell table:style-name="ce1"/>
          <table:table-cell office:value-type="float" office:value="166295750" table:formula="of:=[.H28]" table:style-name="ce1">
            <text:p>166295750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office:value-type="float" office:value="21" table:style-name="ce1">
            <text:p>21</text:p>
          </table:table-cell>
          <table:table-cell office:value-type="float" office:value="177445089" table:formula="of:=[.H14]" table:style-name="ce1">
            <text:p>177445089</text:p>
          </table:table-cell>
          <table:table-cell table:style-name="ce1"/>
          <table:table-cell office:value-type="float" office:value="165632272" table:formula="of:=[.H29]" table:style-name="ce1">
            <text:p>1656322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zstd</text:p>
          </table:table-cell>
          <table:table-cell office:value-type="string" table:style-name="ce1">
            <text:p>lzfse</text:p>
          </table:table-cell>
          <table:table-cell office:value-type="string" table:style-name="ce1">
            <text:p>lzma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office:value-type="float" office:value="177436747" table:formula="of:=[.H15]" table:style-name="ce1">
            <text:p>177436747</text:p>
          </table:table-cell>
          <table:table-cell table:style-name="ce1"/>
          <table:table-cell office:value-type="float" office:value="165612254" table:formula="of:=[.H30]" table:style-name="ce1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9" table:style-name="ce1"/>
          <table:table-cell office:value-type="float" office:value="23" table:formula="of:=[.K37]+1" table:style-name="ce1">
            <text:p>23</text:p>
          </table:table-cell>
          <table:table-cell table:number-columns-repeated="2" table:style-name="ce1"/>
          <table:table-cell office:value-type="float" office:value="165675455" table:formula="of:=[.H31]" table:style-name="ce1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9.14740955511849" table:formula="of:=[.J2]" table:style-name="ce1">
            <text:p>129,1474096</text:p>
          </table:table-cell>
          <table:table-cell office:value-type="float" office:value="128.67989500384996" table:formula="of:=[.J16]" table:style-name="ce1">
            <text:p>128,679895</text:p>
          </table:table-cell>
          <table:table-cell office:value-type="float" office:value="20.820321184721486" table:formula="of:=[.J17]" table:style-name="ce1">
            <text:p>20,82032118</text:p>
          </table:table-cell>
          <table:table-cell table:number-columns-repeated="6" table:style-name="ce1"/>
          <table:table-cell office:value-type="float" office:value="24" table:formula="of:=[.K38]+1" table:style-name="ce1">
            <text:p>24</text:p>
          </table:table-cell>
          <table:table-cell table:number-columns-repeated="2" table:style-name="ce1"/>
          <table:table-cell office:value-type="float" office:value="165779347" table:formula="of:=[.H32]" table:style-name="ce1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3.24615090354862" table:formula="of:=[.J3]" table:style-name="ce1">
            <text:p>123,2461509</text:p>
          </table:table-cell>
          <table:table-cell table:style-name="ce1"/>
          <table:table-cell office:value-type="float" office:value="20.735429240303127" table:formula="of:=[.J18]" table:style-name="ce1">
            <text:p>20,73542924</text:p>
          </table:table-cell>
          <table:table-cell table:number-columns-repeated="6" table:style-name="ce1"/>
          <table:table-cell office:value-type="float" office:value="25" table:formula="of:=[.K39]+1" table:style-name="ce1">
            <text:p>25</text:p>
          </table:table-cell>
          <table:table-cell table:number-columns-repeated="2" table:style-name="ce1"/>
          <table:table-cell office:value-type="float" office:value="166119141" table:formula="of:=[.H33]" table:style-name="ce1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5.71519170179673" table:formula="of:=[.J4]" table:style-name="ce1">
            <text:p>115,7151917</text:p>
          </table:table-cell>
          <table:table-cell table:style-name="ce1"/>
          <table:table-cell office:value-type="float" office:value="20.502700882388517" table:formula="of:=[.J19]" table:style-name="ce1">
            <text:p>20,50270088</text:p>
          </table:table-cell>
          <table:table-cell table:number-columns-repeated="6" table:style-name="ce1"/>
          <table:table-cell office:value-type="float" office:value="26" table:formula="of:=[.K40]+1" table:style-name="ce1">
            <text:p>26</text:p>
          </table:table-cell>
          <table:table-cell table:number-columns-repeated="2" table:style-name="ce1"/>
          <table:table-cell office:value-type="float" office:value="166452959" table:formula="of:=[.H34]" table:style-name="ce1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4.35411956935779" table:formula="of:=[.J5]" table:style-name="ce1">
            <text:p>104,3541196</text:p>
          </table:table-cell>
          <table:table-cell table:style-name="ce1"/>
          <table:table-cell office:value-type="float" office:value="20.860512951943399" table:formula="of:=[.J20]" table:style-name="ce1">
            <text:p>20,86051295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.437662556540374" table:formula="of:=[.J6]" table:style-name="ce1">
            <text:p>62,43766256</text:p>
          </table:table-cell>
          <table:table-cell table:style-name="ce1"/>
          <table:table-cell office:value-type="float" office:value="20.371824759256253" table:formula="of:=[.J21]" table:style-name="ce1">
            <text:p>20,37182476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.334815656983018" table:formula="of:=[.J7]" table:style-name="ce1">
            <text:p>59,33481566</text:p>
          </table:table-cell>
          <table:table-cell table:style-name="ce1"/>
          <table:table-cell office:value-type="float" office:value="20.443580532131364" table:formula="of:=[.J22]" table:style-name="ce1">
            <text:p>20,44358053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1.550019924088737" table:formula="of:=[.J8]" table:style-name="ce1">
            <text:p>51,55001992</text:p>
          </table:table-cell>
          <table:table-cell table:style-name="ce1"/>
          <table:table-cell office:value-type="float" office:value="20.584360276954367" table:formula="of:=[.J23]" table:style-name="ce1">
            <text:p>20,58436028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.039330090261075" table:formula="of:=[.J9]" table:style-name="ce1">
            <text:p>40,03933009</text:p>
          </table:table-cell>
          <table:table-cell table:style-name="ce1"/>
          <table:table-cell office:value-type="float" office:value="21.044871095175957" table:formula="of:=[.J24]" table:style-name="ce1">
            <text:p>21,0448711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.127214717222557" table:formula="of:=[.J10]" table:style-name="ce1">
            <text:p>35,12721472</text:p>
          </table:table-cell>
          <table:table-cell table:style-name="ce1"/>
          <table:table-cell office:value-type="float" office:value="20.952567737596439" table:formula="of:=[.J25]" table:style-name="ce1">
            <text:p>20,95256774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.24439232434294" table:formula="of:=[.J11]" table:style-name="ce1">
            <text:p>29,24439232</text:p>
          </table:table-cell>
          <table:table-cell table:style-name="ce1"/>
          <table:table-cell office:value-type="float" office:value="21.157805861247937" table:formula="of:=[.J26]" table:style-name="ce1">
            <text:p>21,15780586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.386855317549138" table:formula="of:=[.J12]" table:style-name="ce1">
            <text:p>24,38685532</text:p>
          </table:table-cell>
          <table:table-cell table:style-name="ce1"/>
          <table:table-cell office:value-type="float" office:value="20.872111285855762" table:formula="of:=[.J27]" table:style-name="ce1">
            <text:p>20,872111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.840477085439016" table:formula="of:=[.J13]" table:style-name="ce1">
            <text:p>25,84047709</text:p>
          </table:table-cell>
          <table:table-cell table:style-name="ce1"/>
          <table:table-cell office:value-type="float" office:value="21.086578753590487" table:formula="of:=[.J28]" table:style-name="ce1">
            <text:p>21,0865787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.610646733143213" table:formula="of:=[.J14]" table:style-name="ce1">
            <text:p>24,61064673</text:p>
          </table:table-cell>
          <table:table-cell table:style-name="ce1"/>
          <table:table-cell office:value-type="float" office:value="21.257115880684779" table:formula="of:=[.J29]" table:style-name="ce1">
            <text:p>21,2571158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.317096225989101" table:formula="of:=[.J15]" table:style-name="ce1">
            <text:p>21,31709623</text:p>
          </table:table-cell>
          <table:table-cell table:style-name="ce1"/>
          <table:table-cell office:value-type="float" office:value="21.043126049371331" table:formula="of:=[.J30]" table:style-name="ce1">
            <text:p>21,04312605</text:p>
          </table:table-cell>
          <table:table-cell table:number-columns-repeated="16380"/>
        </table:table-row>
        <table:table-row table:style-name="ro1">
          <table:table-cell office:value-type="float" office:value="23" table:formula="of:=[.A52]+1" table:style-name="ce1">
            <text:p>23</text:p>
          </table:table-cell>
          <table:table-cell table:number-columns-repeated="2" table:style-name="ce1"/>
          <table:table-cell office:value-type="float" office:value="20.98834237785681" table:formula="of:=[.J31]" table:style-name="ce1">
            <text:p>20,98834238</text:p>
          </table:table-cell>
          <table:table-cell table:number-columns-repeated="16380"/>
        </table:table-row>
        <table:table-row table:style-name="ro1">
          <table:table-cell office:value-type="float" office:value="24" table:formula="of:=[.A53]+1" table:style-name="ce1">
            <text:p>24</text:p>
          </table:table-cell>
          <table:table-cell table:number-columns-repeated="2" table:style-name="ce1"/>
          <table:table-cell office:value-type="float" office:value="20.89974473109265" table:formula="of:=[.J32]" table:style-name="ce1">
            <text:p>20,89974473</text:p>
          </table:table-cell>
          <table:table-cell table:number-columns-repeated="16380"/>
        </table:table-row>
        <table:table-row table:style-name="ro1">
          <table:table-cell office:value-type="float" office:value="25" table:formula="of:=[.A54]+1" table:style-name="ce1">
            <text:p>25</text:p>
          </table:table-cell>
          <table:table-cell table:number-columns-repeated="2" table:style-name="ce1"/>
          <table:table-cell office:value-type="float" office:value="20.531390000929612" table:formula="of:=[.J33]" table:style-name="ce1">
            <text:p>20,53139</text:p>
          </table:table-cell>
          <table:table-cell table:number-columns-repeated="16380"/>
        </table:table-row>
        <table:table-row table:style-name="ro1">
          <table:table-cell office:value-type="float" office:value="26" table:formula="of:=[.A55]+1" table:style-name="ce1">
            <text:p>26</text:p>
          </table:table-cell>
          <table:table-cell table:number-columns-repeated="2" table:style-name="ce1"/>
          <table:table-cell office:value-type="float" office:value="20.807574736983895" table:formula="of:=[.J34]" table:style-name="ce1">
            <text:p>20,80757474</text:p>
          </table:table-cell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dc:creator>Natalia Portillo</dc:creator>
    <meta:creation-date>2021-09-22T03:08:34Z</meta:creation-date>
    <dc:date>2022-12-02T14:44:46Z</dc:date>
    <meta:editing-cycles>166</meta:editing-cycles>
    <meta:editing-duration>PT1323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μs</text:p>
            </chart:title>
          </chart:axis>
          <chart:axis chart:dimension="x" chart:name="primary-x" chart:style-name="Axs1">
            <chart:categories table:cell-range-address="Checksums_(x64).$B$1:.$H$1"/>
          </chart:axis>
          <chart:series chart:label-cell-address="Checksums_(x64).$A$2" chart:values-cell-range-address="Checksums_(x64).$B$2:.$H$2" chart:class="chart:bar" chart:attached-axis="primary-y" chart:style-name="G0S0">
            <chart:data-label chart:style-name="DL00"/>
            <chart:data-point chart:repeated="7"/>
          </chart:series>
          <chart:series chart:label-cell-address="Checksums_(x64).$A$3" chart:values-cell-range-address="Checksums_(x64).$B$3:.$H$3" chart:class="chart:bar" chart:attached-axis="primary-y" chart:style-name="G0S1">
            <chart:data-label chart:style-name="DL01"/>
            <chart:data-point chart:repeated="7"/>
          </chart:series>
          <chart:series chart:label-cell-address="Checksums_(x64).$A$4" chart:values-cell-range-address="Checksums_(x64).$B$4:.$H$4" chart:class="chart:bar" chart:attached-axis="primary-y" chart:style-name="G0S2">
            <chart:data-label chart:style-name="DL02"/>
            <chart:data-point chart:repeated="7"/>
          </chart:series>
          <chart:series chart:label-cell-address="Checksums_(x64).$A$5" chart:values-cell-range-address="Checksums_(x64).$B$5:.$H$5" chart:class="chart:bar" chart:attached-axis="primary-y" chart:style-name="G0S3">
            <chart:data-label chart:style-name="DL03"/>
            <chart:data-point chart:repeated="7"/>
          </chart:series>
          <chart:series chart:label-cell-address="Checksums_(x64).$A$6" chart:values-cell-range-address="Checksums_(x64).$B$6:.$H$6" chart:class="chart:bar" chart:attached-axis="primary-y" chart:style-name="G0S4">
            <chart:data-point chart:repeated="7"/>
          </chart:series>
          <chart:series chart:label-cell-address="Checksums_(x64).$A$7" chart:values-cell-range-address="Checksums_(x64).$B$7:.$H$7" chart:class="chart:bar" chart:attached-axis="primary-y" chart:style-name="G0S5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5165354330709pt" svg:width="498.727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hecksums_(arm64).$B$9:.$H$9"/>
          </chart:axis>
          <chart:series chart:label-cell-address="Checksums_(arm64).$A$10" chart:values-cell-range-address="Checksums_(arm64).$B$10:.$H$10" chart:class="chart:bar" chart:attached-axis="primary-y" chart:style-name="G0S0">
            <chart:data-point chart:repeated="7"/>
          </chart:series>
          <chart:series chart:label-cell-address="Checksums_(arm64).$A$11" chart:values-cell-range-address="Checksums_(arm64).$B$11:.$H$11" chart:class="chart:bar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Hashes_(arm64).$B$1:.$F$1"/>
          </chart:axis>
          <chart:series chart:label-cell-address="Hashes_(arm64).$A$2" chart:values-cell-range-address="Hashes_(arm64).$B$2:.$F$2" chart:class="chart:bar" chart:attached-axis="primary-y" chart:style-name="G0S0">
            <chart:data-label chart:style-name="DL00"/>
            <chart:data-point chart:repeated="5"/>
          </chart:series>
          <chart:series chart:label-cell-address="Hashes_(arm64).$A$3" chart:values-cell-range-address="Hashes_(arm64).$B$3:.$F$3" chart:class="chart:bar" chart:attached-axis="primary-y" chart:style-name="G0S1">
            <chart:data-label chart:style-name="DL01"/>
            <chart:data-point chart:repeated="5"/>
          </chart:series>
          <chart:series chart:label-cell-address="Hashes_(arm64).$A$4" chart:values-cell-range-address="Hashes_(arm64).$B$4:.$F$4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SpamSum_(arm64).$B$1"/>
          </chart:axis>
          <chart:series chart:label-cell-address="SpamSum_(arm64).$A$2" chart:values-cell-range-address="SpamSum_(arm64).$B$2" chart:class="chart:bar" chart:attached-axis="primary-y" chart:style-name="G0S0">
            <chart:data-label chart:style-name="DL00"/>
            <chart:data-point/>
          </chart:series>
          <chart:series chart:label-cell-address="SpamSum_(arm64).$A$3" chart:values-cell-range-address="SpamSum_(arm64).$B$3" chart:class="chart:bar" chart:attached-axis="primary-y" chart:style-name="G0S1">
            <chart:data-label chart:style-name="DL01"/>
            <chart:data-point/>
          </chart:series>
          <chart:series chart:label-cell-address="SpamSum_(arm64).$A$4" chart:values-cell-range-address="SpamSum_(arm64).$B$4" chart:class="chart:bar" chart:attached-axis="primary-y" chart:style-name="G0S2">
            <chart:data-label chart:style-name="DL02"/>
            <chart:data-point/>
          </chart:series>
          <chart:series chart:label-cell-address="SpamSum_(arm64).$A$5" chart:values-cell-range-address="SpamSum_(arm64).$B$5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hecksums_(arm).$B$1:.$H$1"/>
          </chart:axis>
          <chart:series chart:label-cell-address="Checksums_(arm).$A$2" chart:values-cell-range-address="Checksums_(arm).$B$2:.$H$2" chart:class="chart:bar" chart:attached-axis="primary-y" chart:style-name="G0S0">
            <chart:data-label chart:style-name="DL00"/>
            <chart:data-point chart:repeated="7"/>
          </chart:series>
          <chart:series chart:label-cell-address="Checksums_(arm).$A$3" chart:values-cell-range-address="Checksums_(arm).$B$3:.$H$3" chart:class="chart:bar" chart:attached-axis="primary-y" chart:style-name="G0S1">
            <chart:data-label chart:style-name="DL01"/>
            <chart:data-point chart:repeated="7"/>
          </chart:series>
          <chart:series chart:label-cell-address="Checksums_(arm).$A$4" chart:values-cell-range-address="Checksums_(arm).$B$4:.$H$4" chart:class="chart:bar" chart:attached-axis="primary-y" chart:style-name="G0S2">
            <chart:data-label chart:style-name="DL02"/>
            <chart:data-point chart:repeated="7"/>
          </chart:series>
          <chart:series chart:label-cell-address="Checksums_(arm).$A$5" chart:values-cell-range-address="Checksums_(arm).$B$5:.$H$5" chart:class="chart:bar" chart:attached-axis="primary-y" chart:style-name="G0S3">
            <chart:data-label chart:style-name="DL03"/>
            <chart:data-point chart:repeated="7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5165354330709pt" svg:width="498.727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hecksums_(arm).$B$9:.$H$9"/>
          </chart:axis>
          <chart:series chart:label-cell-address="Checksums_(arm).$A$10" chart:values-cell-range-address="Checksums_(arm).$B$10:.$H$10" chart:class="chart:bar" chart:attached-axis="primary-y" chart:style-name="G0S0">
            <chart:data-point chart:repeated="7"/>
          </chart:series>
          <chart:series chart:label-cell-address="Checksums_(arm).$A$11" chart:values-cell-range-address="Checksums_(arm).$B$11:.$H$11" chart:class="chart:bar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Hashes_(arm).$B$1:.$F$1"/>
          </chart:axis>
          <chart:series chart:label-cell-address="Hashes_(arm).$A$2" chart:values-cell-range-address="Hashes_(arm).$B$2:.$F$2" chart:class="chart:bar" chart:attached-axis="primary-y" chart:style-name="G0S0">
            <chart:data-label chart:style-name="DL00"/>
            <chart:data-point chart:repeated="5"/>
          </chart:series>
          <chart:series chart:label-cell-address="Hashes_(arm).$A$3" chart:values-cell-range-address="Hashes_(arm).$B$3:.$F$3" chart:class="chart:bar" chart:attached-axis="primary-y" chart:style-name="G0S1">
            <chart:data-label chart:style-name="DL01"/>
            <chart:data-point chart:repeated="5"/>
          </chart:series>
          <chart:series chart:label-cell-address="Hashes_(arm).$A$4" chart:values-cell-range-address="Hashes_(arm).$B$4:.$F$4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SpamSum_(arm).$B$1"/>
          </chart:axis>
          <chart:series chart:label-cell-address="SpamSum_(arm).$A$2" chart:values-cell-range-address="SpamSum_(arm).$B$2" chart:class="chart:bar" chart:attached-axis="primary-y" chart:style-name="G0S0">
            <chart:data-label chart:style-name="DL00"/>
            <chart:data-point/>
          </chart:series>
          <chart:series chart:label-cell-address="SpamSum_(arm).$A$3" chart:values-cell-range-address="SpamSum_(arm).$B$3" chart:class="chart:bar" chart:attached-axis="primary-y" chart:style-name="G0S1">
            <chart:data-label chart:style-name="DL01"/>
            <chart:data-point/>
          </chart:series>
          <chart:series chart:label-cell-address="SpamSum_(arm).$A$4" chart:values-cell-range-address="SpamSum_(arm).$B$4" chart:class="chart:bar" chart:attached-axis="primary-y" chart:style-name="G0S2">
            <chart:data-label chart:style-name="DL02"/>
            <chart:data-point/>
          </chart:series>
          <chart:series chart:label-cell-address="SpamSum_(arm).$A$5" chart:values-cell-range-address="SpamSum_(arm).$B$5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0.14173228346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Decompression_(x64).$B$1:.$I$1"/>
          </chart:axis>
          <chart:series chart:label-cell-address="Decompression_(x64).$A$2" chart:values-cell-range-address="Decompression_(x64).$B$2:.$I$2" chart:class="chart:bar" chart:attached-axis="primary-y" chart:style-name="G0S0">
            <chart:data-label chart:style-name="DL00"/>
            <chart:data-point chart:repeated="8"/>
          </chart:series>
          <chart:series chart:label-cell-address="Decompression_(x64).$A$3" chart:values-cell-range-address="Decompression_(x64).$B$3:.$I$3" chart:class="chart:bar" chart:attached-axis="primary-y" chart:style-name="G0S1">
            <chart:data-label chart:style-name="DL01"/>
            <chart:data-point chart:repeated="8"/>
          </chart:series>
          <chart:series chart:label-cell-address="Decompression_(x64).$A$4" chart:values-cell-range-address="Decompression_(x64).$B$4:.$I$4" chart:class="chart:bar" chart:attached-axis="primary-y" chart:style-name="G0S2">
            <chart:data-label chart:style-name="DL02"/>
            <chart:data-point chart:repeated="8"/>
          </chart:series>
          <chart:series chart:label-cell-address="Decompression_(x64).$A$5" chart:values-cell-range-address="Decompression_(x64).$B$5:.$I$5" chart:class="chart:bar" chart:attached-axis="primary-y" chart:style-name="G0S3">
            <chart:data-point chart:repeated="8"/>
          </chart:series>
          <chart:series chart:label-cell-address="Decompression_(x64).$A$6" chart:values-cell-range-address="Decompression_(x64).$B$6:.$I$6" chart:class="chart:bar" chart:attached-axis="primary-y" chart:style-name="G0S4">
            <chart:data-point chart:repeated="8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</office:automatic-styles>
  <office:body>
    <office:chart>
      <chart:chart chart:class="chart:bar" svg:height="313.9653543307086pt" svg:width="562.7338582677165pt" chart:style-name="Crt0">
        <chart:legend chart:legend-position="end" chart:legend-align="center" chart:style-name="Lgnd"/>
        <chart:plot-area svg:x="11.39472440944882pt" svg:y="6.178976377952756pt" svg:width="470.5841732283465pt" svg:height="300.7003937007874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Decompression_(x64).$B$9:.$I$9"/>
          </chart:axis>
          <chart:series chart:label-cell-address="Decompression_(x64).$A$10" chart:values-cell-range-address="Decompression_(x64).$B$10:.$I$10" chart:class="chart:bar" chart:attached-axis="primary-y" chart:style-name="G0S0">
            <chart:data-point chart:repeated="8"/>
          </chart:series>
          <chart:series chart:label-cell-address="Decompression_(x64).$A$11" chart:values-cell-range-address="Decompression_(x64).$B$11:.$I$11" chart:class="chart:bar" chart:attached-axis="primary-y" chart:style-name="G0S1">
            <chart:data-point chart:repeated="8"/>
          </chart:series>
          <chart:series chart:label-cell-address="Decompression_(x64).$A$12" chart:values-cell-range-address="Decompression_(x64).$B$12:.$I$12" chart:class="chart:bar" chart:attached-axis="primary-y" chart:style-name="G0S2">
            <chart:data-point chart:repeated="8"/>
          </chart:series>
          <chart:series chart:label-cell-address="Decompression_(x64).$A$13" chart:values-cell-range-address="Decompression_(x64).$B$13:.$I$13" chart:class="chart:bar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4.6582677165354pt" svg:width="810.14173228346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Decompression_(AS).$B$1:.$I$1"/>
          </chart:axis>
          <chart:series chart:label-cell-address="Decompression_(AS).$A$2" chart:values-cell-range-address="Decompression_(AS).$B$2:.$I$2" chart:class="chart:bar" chart:attached-axis="primary-y" chart:style-name="G0S0">
            <chart:data-label chart:style-name="DL00"/>
            <chart:data-point chart:repeated="8"/>
          </chart:series>
          <chart:series chart:label-cell-address="Decompression_(AS).$A$3" chart:values-cell-range-address="Decompression_(AS).$B$3:.$I$3" chart:class="chart:bar" chart:attached-axis="primary-y" chart:style-name="G0S1">
            <chart:data-label chart:style-name="DL01"/>
            <chart:data-point chart:repeated="8"/>
          </chart:series>
          <chart:series chart:label-cell-address="Decompression_(AS).$A$4" chart:values-cell-range-address="Decompression_(AS).$B$4:.$I$4" chart:class="chart:bar" chart:attached-axis="primary-y" chart:style-name="G0S2">
            <chart:data-label chart:style-name="DL02"/>
            <chart:data-point chart:repeated="8"/>
          </chart:series>
          <chart:series chart:label-cell-address="Decompression_(AS).$A$5" chart:values-cell-range-address="Decompression_(AS).$B$5:.$I$5" chart:class="chart:bar" chart:attached-axis="primary-y" chart:style-name="G0S3">
            <chart:data-label chart:style-name="DL03"/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80.9842519685039pt" svg:width="673.985826771653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hecksums_(x64).$B$9:.$H$9"/>
          </chart:axis>
          <chart:series chart:label-cell-address="Checksums_(x64).$A$10" chart:values-cell-range-address="Checksums_(x64).$B$10:.$H$10" chart:class="chart:bar" chart:attached-axis="primary-y" chart:style-name="G0S0">
            <chart:data-point chart:repeated="7"/>
          </chart:series>
          <chart:series chart:label-cell-address="Checksums_(x64).$A$11" chart:values-cell-range-address="Checksums_(x64).$B$11:.$H$11" chart:class="chart:bar" chart:attached-axis="primary-y" chart:style-name="G0S1">
            <chart:data-point chart:repeated="7"/>
          </chart:series>
          <chart:series chart:label-cell-address="Checksums_(x64).$A$12" chart:values-cell-range-address="Checksums_(x64).$B$12:.$H$12" chart:class="chart:bar" chart:attached-axis="primary-y" chart:style-name="G0S2">
            <chart:data-point chart:repeated="7"/>
          </chart:series>
          <chart:series chart:label-cell-address="Checksums_(x64).$A$13" chart:values-cell-range-address="Checksums_(x64).$B$13:.$H$13" chart:class="chart:bar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9653543307086pt" svg:width="757.851968503937pt" chart:style-name="Crt0">
        <chart:legend chart:legend-position="end" chart:legend-align="center" chart:style-name="Lgnd"/>
        <chart:plot-area svg:x="15.3455905511811pt" svg:y="6.178976377952756pt" svg:width="633.7510236220472pt" svg:height="300.7003937007874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Decompression_(AS).$B$8:.$I$8"/>
          </chart:axis>
          <chart:series chart:label-cell-address="Decompression_(AS).$A$9" chart:values-cell-range-address="Decompression_(AS).$B$9:.$I$9" chart:class="chart:bar" chart:attached-axis="primary-y" chart:style-name="G0S0">
            <chart:data-point chart:repeated="8"/>
          </chart:series>
          <chart:series chart:label-cell-address="Decompression_(AS).$A$10" chart:values-cell-range-address="Decompression_(AS).$B$10:.$I$10" chart:class="chart:bar" chart:attached-axis="primary-y" chart:style-name="G0S1">
            <chart:data-point chart:repeated="8"/>
          </chart:series>
          <chart:series chart:label-cell-address="Decompression_(AS).$A$11" chart:values-cell-range-address="Decompression_(AS).$B$11:.$I$11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2.49448818897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Decompression_(arm).$B$1:.$I$1"/>
          </chart:axis>
          <chart:series chart:label-cell-address="Decompression_(arm).$A$2" chart:values-cell-range-address="Decompression_(arm).$B$2:.$I$2" chart:class="chart:bar" chart:attached-axis="primary-y" chart:style-name="G0S0">
            <chart:data-label chart:style-name="DL00"/>
            <chart:data-point chart:repeated="8"/>
          </chart:series>
          <chart:series chart:label-cell-address="Decompression_(arm).$A$3" chart:values-cell-range-address="Decompression_(arm).$B$3:.$I$3" chart:class="chart:bar" chart:attached-axis="primary-y" chart:style-name="G0S1">
            <chart:data-label chart:style-name="DL01"/>
            <chart:data-point chart:repeated="8"/>
          </chart:series>
          <chart:series chart:label-cell-address="Decompression_(arm).$A$4" chart:values-cell-range-address="Decompression_(arm).$B$4:.$I$4" chart:class="chart:bar" chart:attached-axis="primary-y" chart:style-name="G0S2">
            <chart:data-label chart:style-name="DL02"/>
            <chart:data-point chart:repeated="8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8283464566929pt" svg:width="561.940157480315pt" chart:style-name="Crt0">
        <chart:legend chart:legend-position="end" chart:legend-align="center" chart:style-name="Lgnd"/>
        <chart:plot-area svg:x="11.42307086614173pt" svg:y="0.0pt" svg:width="469.7904724409449pt" svg:height="280.828346456692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ecompression_(arm).$B$9:.$I$9"/>
          </chart:axis>
          <chart:series chart:label-cell-address="Decompression_(arm).$A$10" chart:values-cell-range-address="Decompression_(arm).$B$10:.$I$10" chart:class="chart:bar" chart:attached-axis="primary-y" chart:style-name="G0S0">
            <chart:data-point chart:repeated="8"/>
          </chart:series>
          <chart:series chart:label-cell-address="Decompression_(arm).$A$11" chart:values-cell-range-address="Decompression_(arm).$B$11:.$I$11" chart:class="chart:bar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3.2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Decompression_(arm64).$B$1:.$I$1"/>
          </chart:axis>
          <chart:series chart:label-cell-address="Decompression_(arm64).$A$2" chart:values-cell-range-address="Decompression_(arm64).$B$2:.$I$2" chart:class="chart:bar" chart:attached-axis="primary-y" chart:style-name="G0S0">
            <chart:data-label chart:style-name="DL00"/>
            <chart:data-point chart:repeated="8"/>
          </chart:series>
          <chart:series chart:label-cell-address="Decompression_(arm64).$A$3" chart:values-cell-range-address="Decompression_(arm64).$B$3:.$I$3" chart:class="chart:bar" chart:attached-axis="primary-y" chart:style-name="G0S1">
            <chart:data-label chart:style-name="DL01"/>
            <chart:data-point chart:repeated="8"/>
          </chart:series>
          <chart:series chart:label-cell-address="Decompression_(arm64).$A$4" chart:values-cell-range-address="Decompression_(arm64).$B$4:.$I$4" chart:class="chart:bar" chart:attached-axis="primary-y" chart:style-name="G0S2">
            <chart:data-label chart:style-name="DL02"/>
            <chart:data-point chart:repeated="8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8283464566929pt" svg:width="561.940157480315pt" chart:style-name="Crt0">
        <chart:legend chart:legend-position="end" chart:legend-align="center" chart:style-name="Lgnd"/>
        <chart:plot-area svg:x="11.39472440944882pt" svg:y="5.527007874015748pt" svg:width="469.9038582677165pt" svg:height="272.7503149606299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Decompression_(arm64).$B$9:.$I$9"/>
          </chart:axis>
          <chart:series chart:label-cell-address="Decompression_(arm64).$A$10" chart:values-cell-range-address="Decompression_(arm64).$B$10:.$I$10" chart:class="chart:bar" chart:attached-axis="primary-y" chart:style-name="G0S0">
            <chart:data-point chart:repeated="8"/>
          </chart:series>
          <chart:series chart:label-cell-address="Decompression_(arm64).$A$11" chart:values-cell-range-address="Decompression_(arm64).$B$11:.$I$11" chart:class="chart:bar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0.14173228346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ompression_(x64).$B$1:.$F$1"/>
          </chart:axis>
          <chart:series chart:label-cell-address="Compression_(x64).$A$2" chart:values-cell-range-address="Compression_(x64).$B$2:.$F$2" chart:class="chart:bar" chart:attached-axis="primary-y" chart:style-name="G0S0">
            <chart:data-label chart:style-name="DL00"/>
            <chart:data-point chart:repeated="5"/>
          </chart:series>
          <chart:series chart:label-cell-address="Compression_(x64).$A$3" chart:values-cell-range-address="Compression_(x64).$B$3:.$F$3" chart:class="chart:bar" chart:attached-axis="primary-y" chart:style-name="G0S1">
            <chart:data-label chart:style-name="DL01"/>
            <chart:data-point chart:repeated="5"/>
          </chart:series>
          <chart:series chart:label-cell-address="Compression_(x64).$A$4" chart:values-cell-range-address="Compression_(x64).$B$4:.$F$4" chart:class="chart:bar" chart:attached-axis="primary-y" chart:style-name="G0S2">
            <chart:data-label chart:style-name="DL02"/>
            <chart:data-point chart:repeated="5"/>
          </chart:series>
          <chart:series chart:label-cell-address="Compression_(x64).$A$5" chart:values-cell-range-address="Compression_(x64).$B$5:.$F$5" chart:class="chart:bar" chart:attached-axis="primary-y" chart:style-name="G0S3">
            <chart:data-point chart:repeated="5"/>
          </chart:series>
          <chart:series chart:label-cell-address="Compression_(x64).$A$6" chart:values-cell-range-address="Compression_(x64).$B$6:.$F$6" chart:class="chart:bar" chart:attached-axis="primary-y" chart:style-name="G0S4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</office:automatic-styles>
  <office:body>
    <office:chart>
      <chart:chart chart:class="chart:bar" svg:height="313.9653543307086pt" svg:width="562.7338582677165pt" chart:style-name="Crt0">
        <chart:legend chart:legend-position="end" chart:legend-align="center" chart:style-name="Lgnd"/>
        <chart:plot-area svg:x="16.72354330708662pt" svg:y="6.178976377952756pt" svg:width="465.2552755905512pt" svg:height="261.557401574803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pression_(x64).$B$9:.$F$9"/>
          </chart:axis>
          <chart:series chart:label-cell-address="Compression_(x64).$A$10" chart:values-cell-range-address="Compression_(x64).$B$10:.$F$10" chart:class="chart:bar" chart:attached-axis="primary-y" chart:style-name="G0S0">
            <chart:data-point chart:repeated="5"/>
          </chart:series>
          <chart:series chart:label-cell-address="Compression_(x64).$A$11" chart:values-cell-range-address="Compression_(x64).$B$11:.$F$11" chart:class="chart:bar" chart:attached-axis="primary-y" chart:style-name="G0S1">
            <chart:data-point chart:repeated="5"/>
          </chart:series>
          <chart:series chart:label-cell-address="Compression_(x64).$A$12" chart:values-cell-range-address="Compression_(x64).$B$12:.$F$12" chart:class="chart:bar" chart:attached-axis="primary-y" chart:style-name="G0S2">
            <chart:data-point chart:repeated="5"/>
          </chart:series>
          <chart:series chart:label-cell-address="Compression_(x64).$A$13" chart:values-cell-range-address="Compression_(x64).$B$13:.$F$13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0.14173228346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ompression_(AS).$B$1:.$F$1"/>
          </chart:axis>
          <chart:series chart:label-cell-address="Compression_(AS).$A$2" chart:values-cell-range-address="Compression_(AS).$B$2:.$F$2" chart:class="chart:bar" chart:attached-axis="primary-y" chart:style-name="G0S0">
            <chart:data-label chart:style-name="DL00"/>
            <chart:data-point chart:repeated="5"/>
          </chart:series>
          <chart:series chart:label-cell-address="Compression_(AS).$A$3" chart:values-cell-range-address="Compression_(AS).$B$3:.$F$3" chart:class="chart:bar" chart:attached-axis="primary-y" chart:style-name="G0S1">
            <chart:data-label chart:style-name="DL01"/>
            <chart:data-point chart:repeated="5"/>
          </chart:series>
          <chart:series chart:label-cell-address="Compression_(AS).$A$4" chart:values-cell-range-address="Compression_(AS).$B$4:.$F$4" chart:class="chart:bar" chart:attached-axis="primary-y" chart:style-name="G0S2">
            <chart:data-label chart:style-name="DL02"/>
            <chart:data-point chart:repeated="5"/>
          </chart:series>
          <chart:series chart:label-cell-address="Compression_(AS).$A$5" chart:values-cell-range-address="Compression_(AS).$B$5:.$F$5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9653543307086pt" svg:width="562.7338582677165pt" chart:style-name="Crt0">
        <chart:legend chart:legend-position="end" chart:legend-align="center" chart:style-name="Lgnd"/>
        <chart:plot-area svg:x="11.39472440944882pt" svg:y="6.178976377952756pt" svg:width="470.5841732283465pt" svg:height="261.557401574803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pression_(AS).$B$8:.$F$8"/>
          </chart:axis>
          <chart:series chart:label-cell-address="Compression_(AS).$A$9" chart:values-cell-range-address="Compression_(AS).$B$9:.$F$9" chart:class="chart:bar" chart:attached-axis="primary-y" chart:style-name="G0S0">
            <chart:data-point chart:repeated="5"/>
          </chart:series>
          <chart:series chart:label-cell-address="Compression_(AS).$A$10" chart:values-cell-range-address="Compression_(AS).$B$10:.$F$10" chart:class="chart:bar" chart:attached-axis="primary-y" chart:style-name="G0S1">
            <chart:data-point chart:repeated="5"/>
          </chart:series>
          <chart:series chart:label-cell-address="Compression_(AS).$A$11" chart:values-cell-range-address="Compression_(AS)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2.49448818897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ompression_(arm).$B$1:.$F$1"/>
          </chart:axis>
          <chart:series chart:label-cell-address="Compression_(arm).$A$2" chart:values-cell-range-address="Compression_(arm).$B$2:.$F$2" chart:class="chart:bar" chart:attached-axis="primary-y" chart:style-name="G0S0">
            <chart:data-label chart:style-name="DL00"/>
            <chart:data-point chart:repeated="5"/>
          </chart:series>
          <chart:series chart:label-cell-address="Compression_(arm).$A$3" chart:values-cell-range-address="Compression_(arm).$B$3:.$F$3" chart:class="chart:bar" chart:attached-axis="primary-y" chart:style-name="G0S1">
            <chart:data-label chart:style-name="DL01"/>
            <chart:data-point chart:repeated="5"/>
          </chart:series>
          <chart:series chart:label-cell-address="Compression_(arm).$A$4" chart:values-cell-range-address="Compression_(arm).$B$4:.$F$4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µs</text:p>
            </chart:title>
          </chart:axis>
          <chart:axis chart:dimension="x" chart:name="primary-x" chart:style-name="Axs1">
            <chart:categories table:cell-range-address="Hashes_(x64).$B$1:.$F$1"/>
          </chart:axis>
          <chart:series chart:label-cell-address="Hashes_(x64).$A$2" chart:values-cell-range-address="Hashes_(x64).$B$2:.$F$2" chart:class="chart:bar" chart:attached-axis="primary-y" chart:style-name="G0S0">
            <chart:data-label chart:style-name="DL00"/>
            <chart:data-point chart:repeated="5"/>
          </chart:series>
          <chart:series chart:label-cell-address="Hashes_(x64).$A$3" chart:values-cell-range-address="Hashes_(x64).$B$3:.$F$3" chart:class="chart:bar" chart:attached-axis="primary-y" chart:style-name="G0S1">
            <chart:data-label chart:style-name="DL01"/>
            <chart:data-point chart:repeated="5"/>
          </chart:series>
          <chart:series chart:label-cell-address="Hashes_(x64).$A$4" chart:values-cell-range-address="Hashes_(x64).$B$4:.$F$4" chart:class="chart:bar" chart:attached-axis="primary-y" chart:style-name="G0S2">
            <chart:data-label chart:style-name="DL02"/>
            <chart:data-point chart:repeated="5"/>
          </chart:series>
          <chart:series chart:label-cell-address="Hashes_(x64).$A$5" chart:values-cell-range-address="Hashes_(x64).$B$5:.$F$5" chart:class="chart:bar" chart:attached-axis="primary-y" chart:style-name="G0S3">
            <chart:data-point chart:repeated="5"/>
          </chart:series>
          <chart:series chart:label-cell-address="Hashes_(x64).$A$6" chart:values-cell-range-address="Hashes_(x64).$B$6:.$F$6" chart:class="chart:bar" chart:attached-axis="primary-y" chart:style-name="G0S4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8283464566929pt" svg:width="561.940157480315pt" chart:style-name="Crt0">
        <chart:legend chart:legend-position="end" chart:legend-align="center" chart:style-name="Lgnd"/>
        <chart:plot-area svg:x="11.42307086614173pt" svg:y="5.470314960629921pt" svg:width="469.7904724409449pt" svg:height="262.943464566929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mpression_(arm).$B$9:.$F$9"/>
          </chart:axis>
          <chart:series chart:label-cell-address="Compression_(arm).$A$10" chart:values-cell-range-address="Compression_(arm).$B$10:.$F$10" chart:class="chart:bar" chart:attached-axis="primary-y" chart:style-name="G0S0">
            <chart:data-point chart:repeated="5"/>
          </chart:series>
          <chart:series chart:label-cell-address="Compression_(arm).$A$11" chart:values-cell-range-address="Compression_(arm).$B$11:.$F$11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13.2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ompression_(arm64).$B$1:.$F$1"/>
          </chart:axis>
          <chart:series chart:label-cell-address="Compression_(arm64).$A$2" chart:values-cell-range-address="Compression_(arm64).$B$2:.$F$2" chart:class="chart:bar" chart:attached-axis="primary-y" chart:style-name="G0S0">
            <chart:data-label chart:style-name="DL00"/>
            <chart:data-point chart:repeated="5"/>
          </chart:series>
          <chart:series chart:label-cell-address="Compression_(arm64).$A$3" chart:values-cell-range-address="Compression_(arm64).$B$3:.$F$3" chart:class="chart:bar" chart:attached-axis="primary-y" chart:style-name="G0S1">
            <chart:data-label chart:style-name="DL01"/>
            <chart:data-point chart:repeated="5"/>
          </chart:series>
          <chart:series chart:label-cell-address="Compression_(arm64).$A$4" chart:values-cell-range-address="Compression_(arm64).$B$4:.$F$4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8283464566929pt" svg:width="561.940157480315pt" chart:style-name="Crt0">
        <chart:legend chart:legend-position="end" chart:legend-align="center" chart:style-name="Lgnd"/>
        <chart:plot-area svg:x="16.72354330708662pt" svg:y="5.527007874015748pt" svg:width="464.5749606299212pt" svg:height="233.607874015748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mpression_(arm64).$B$9:.$F$9"/>
          </chart:axis>
          <chart:series chart:label-cell-address="Compression_(arm64).$A$10" chart:values-cell-range-address="Compression_(arm64).$B$10:.$F$10" chart:class="chart:bar" chart:attached-axis="primary-y" chart:style-name="G0S0">
            <chart:data-point chart:repeated="5"/>
          </chart:series>
          <chart:series chart:label-cell-address="Compression_(arm64).$A$11" chart:values-cell-range-address="Compression_(arm64).$B$11:.$F$11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426.9259842519685pt" svg:width="692.2770866141731pt" chart:style-name="Crt0">
        <chart:title chart:style-name="CT00">
          <text:p text:style-name="a0" text:class-names="" text:cond-style-name="">Checksums (x64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μs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7.$B$14:.$H$14"/>
          </chart:axis>
          <chart:series chart:label-cell-address="Sheet17.$A$15" chart:values-cell-range-address="Sheet17.$B$15:.$H$15" chart:class="chart:bar" chart:attached-axis="primary-y" chart:style-name="G0S0">
            <chart:data-label chart:style-name="DL00"/>
            <chart:data-point chart:repeated="7"/>
          </chart:series>
          <chart:series chart:label-cell-address="Sheet17.$A$16" chart:values-cell-range-address="Sheet17.$B$16:.$H$16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88.5385826771654pt" svg:width="512.9858267716536pt" chart:style-name="Crt0">
        <chart:title chart:style-name="CT00">
          <text:p text:style-name="a0" text:class-names="" text:cond-style-name="">Compression tim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mpression level</text:p>
            </chart:title>
            <chart:categories table:cell-range-address="Compression_speed_tests.$K$2:.$K$20"/>
          </chart:axis>
          <chart:series chart:label-cell-address="Compression_speed_tests.$L$1" chart:values-cell-range-address="Compression_speed_tests.$L$2:.$L$20" chart:class="chart:line" chart:attached-axis="primary-y" chart:style-name="G0S0">
            <chart:data-point chart:repeated="19"/>
          </chart:series>
          <chart:series chart:label-cell-address="Compression_speed_tests.$M$1" chart:values-cell-range-address="Compression_speed_tests.$M$2:.$M$20" chart:class="chart:line" chart:attached-axis="primary-y" chart:style-name="G0S1">
            <chart:data-point chart:repeated="19"/>
          </chart:series>
          <chart:series chart:label-cell-address="Compression_speed_tests.$N$1" chart:values-cell-range-address="Compression_speed_tests.$N$2:.$N$20" chart:class="chart:line" chart:attached-axis="primary-y" chart:style-name="G0S2">
            <chart:data-point chart:repeated="19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91.5433070866142pt" svg:width="518.3148818897638pt" chart:style-name="Crt0">
        <chart:title chart:style-name="CT00">
          <text:p text:style-name="a0" text:class-names="" text:cond-style-name="">Compressed siz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yt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mpression level</text:p>
            </chart:title>
            <chart:categories table:cell-range-address="Compression_speed_tests.$K$23:.$K$41"/>
          </chart:axis>
          <chart:series chart:label-cell-address="Compression_speed_tests.$L$22" chart:values-cell-range-address="Compression_speed_tests.$L$23:.$L$41" chart:class="chart:line" chart:attached-axis="primary-y" chart:style-name="G0S0">
            <chart:data-point chart:repeated="19"/>
          </chart:series>
          <chart:series chart:label-cell-address="Compression_speed_tests.$M$22" chart:values-cell-range-address="Compression_speed_tests.$M$23:.$M$41" chart:class="chart:line" chart:attached-axis="primary-y" chart:style-name="G0S1">
            <chart:data-point chart:repeated="19"/>
          </chart:series>
          <chart:series chart:label-cell-address="Compression_speed_tests.$N$22" chart:values-cell-range-address="Compression_speed_tests.$N$23:.$N$41" chart:class="chart:line" chart:attached-axis="primary-y" chart:style-name="G0S2">
            <chart:data-point chart:repeated="19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6.3653543307086pt" svg:width="570.5291338582677pt" chart:style-name="Crt0">
        <chart:title chart:style-name="CT00">
          <text:p text:style-name="a0" text:class-names="" text:cond-style-name="">Efficiency ratio (speed with final size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 rati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mpression level</text:p>
            </chart:title>
            <chart:categories table:cell-range-address="Compression_speed_tests.$A$38:.$A$56"/>
          </chart:axis>
          <chart:series chart:label-cell-address="Compression_speed_tests.$B$37" chart:values-cell-range-address="Compression_speed_tests.$B$38:.$B$56" chart:class="chart:line" chart:attached-axis="primary-y" chart:style-name="G0S0">
            <chart:data-point chart:repeated="19"/>
          </chart:series>
          <chart:series chart:label-cell-address="Compression_speed_tests.$C$37" chart:values-cell-range-address="Compression_speed_tests.$C$38:.$C$56" chart:class="chart:line" chart:attached-axis="primary-y" chart:style-name="G0S1">
            <chart:data-point chart:repeated="19"/>
          </chart:series>
          <chart:series chart:label-cell-address="Compression_speed_tests.$D$37" chart:values-cell-range-address="Compression_speed_tests.$D$38:.$D$56" chart:class="chart:line" chart:attached-axis="primary-y" chart:style-name="G0S2">
            <chart:data-point chart:repeated="19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SpamSum_(x64).$B$1"/>
          </chart:axis>
          <chart:series chart:label-cell-address="SpamSum_(x64).$A$2" chart:values-cell-range-address="SpamSum_(x64).$B$2" chart:class="chart:bar" chart:attached-axis="primary-y" chart:style-name="G0S0">
            <chart:data-label chart:style-name="DL00"/>
            <chart:data-point/>
          </chart:series>
          <chart:series chart:label-cell-address="SpamSum_(x64).$A$3" chart:values-cell-range-address="SpamSum_(x64).$B$3" chart:class="chart:bar" chart:attached-axis="primary-y" chart:style-name="G0S1">
            <chart:data-label chart:style-name="DL01"/>
            <chart:data-point/>
          </chart:series>
          <chart:series chart:label-cell-address="SpamSum_(x64).$A$4" chart:values-cell-range-address="SpamSum_(x64).$B$4" chart:class="chart:bar" chart:attached-axis="primary-y" chart:style-name="G0S2">
            <chart:data-label chart:style-name="DL02"/>
            <chart:data-point/>
          </chart:series>
          <chart:series chart:label-cell-address="SpamSum_(x64).$A$5" chart:values-cell-range-address="SpamSum_(x64).$B$5" chart:class="chart:bar" chart:attached-axis="primary-y" chart:style-name="G0S3">
            <chart:data-label chart:style-name="DL03"/>
            <chart:data-point/>
          </chart:series>
          <chart:series chart:label-cell-address="SpamSum_(x64).$A$6" chart:values-cell-range-address="SpamSum_(x64).$B$6" chart:class="chart:bar" chart:attached-axis="primary-y" chart:style-name="G0S4">
            <chart:data-point/>
          </chart:series>
          <chart:series chart:label-cell-address="SpamSum_(x64).$A$7" chart:values-cell-range-address="SpamSum_(x64).$B$7" chart:class="chart:bar" chart:attached-axis="primary-y" chart:style-name="G0S5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</office:automatic-styles>
  <office:body>
    <office:chart>
      <chart:chart chart:class="chart:bar" svg:height="448.2204724409449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μs</text:p>
            </chart:title>
          </chart:axis>
          <chart:axis chart:dimension="x" chart:name="primary-x" chart:style-name="Axs1">
            <chart:categories table:cell-range-address="Checksums_(AS).$B$1:.$H$1"/>
          </chart:axis>
          <chart:series chart:label-cell-address="Checksums_(AS).$A$2" chart:values-cell-range-address="Checksums_(AS).$B$2:.$H$2" chart:class="chart:bar" chart:attached-axis="primary-y" chart:style-name="G0S0">
            <chart:data-label chart:style-name="DL00"/>
            <chart:data-point chart:repeated="7"/>
          </chart:series>
          <chart:series chart:label-cell-address="Checksums_(AS).$A$3" chart:values-cell-range-address="Checksums_(AS).$B$3:.$H$3" chart:class="chart:bar" chart:attached-axis="primary-y" chart:style-name="G0S1">
            <chart:data-label chart:style-name="DL01"/>
            <chart:data-point chart:repeated="7"/>
          </chart:series>
          <chart:series chart:label-cell-address="Checksums_(AS).$A$4" chart:values-cell-range-address="Checksums_(AS).$B$4:.$H$4" chart:class="chart:bar" chart:attached-axis="primary-y" chart:style-name="G0S2">
            <chart:data-label chart:style-name="DL02"/>
            <chart:data-point chart:repeated="7"/>
          </chart:series>
          <chart:series chart:label-cell-address="Checksums_(AS).$A$5" chart:values-cell-range-address="Checksums_(AS).$B$5:.$H$5" chart:class="chart:bar" chart:attached-axis="primary-y" chart:style-name="G0S3">
            <chart:data-label chart:style-name="DL03"/>
            <chart:data-point chart:repeated="7"/>
          </chart:series>
          <chart:series chart:label-cell-address="Checksums_(AS).$A$6" chart:values-cell-range-address="Checksums_(AS).$B$6:.$H$6" chart:class="chart:bar" chart:attached-axis="primary-y" chart:style-name="G0S4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5165354330709pt" svg:width="664.985826771653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hecksums_(AS).$B$8:.$H$8"/>
          </chart:axis>
          <chart:series chart:label-cell-address="Checksums_(AS).$A$9" chart:values-cell-range-address="Checksums_(AS).$B$9:.$H$9" chart:class="chart:bar" chart:attached-axis="primary-y" chart:style-name="G0S0">
            <chart:data-point chart:repeated="7"/>
          </chart:series>
          <chart:series chart:label-cell-address="Checksums_(AS).$A$10" chart:values-cell-range-address="Checksums_(AS).$B$10:.$H$10" chart:class="chart:bar" chart:attached-axis="primary-y" chart:style-name="G0S1">
            <chart:data-point chart:repeated="7"/>
          </chart:series>
          <chart:series chart:label-cell-address="Checksums_(AS).$A$11" chart:values-cell-range-address="Checksums_(AS).$B$11:.$H$11" chart:class="chart:bar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µs</text:p>
            </chart:title>
          </chart:axis>
          <chart:axis chart:dimension="x" chart:name="primary-x" chart:style-name="Axs1">
            <chart:categories table:cell-range-address="Hashes_(AS).$B$1:.$F$1"/>
          </chart:axis>
          <chart:series chart:label-cell-address="Hashes_(AS).$A$2" chart:values-cell-range-address="Hashes_(AS).$B$2:.$F$2" chart:class="chart:bar" chart:attached-axis="primary-y" chart:style-name="G0S0">
            <chart:data-label chart:style-name="DL00"/>
            <chart:data-point chart:repeated="5"/>
          </chart:series>
          <chart:series chart:label-cell-address="Hashes_(AS).$A$3" chart:values-cell-range-address="Hashes_(AS).$B$3:.$F$3" chart:class="chart:bar" chart:attached-axis="primary-y" chart:style-name="G0S1">
            <chart:data-label chart:style-name="DL01"/>
            <chart:data-point chart:repeated="5"/>
          </chart:series>
          <chart:series chart:label-cell-address="Hashes_(AS).$A$4" chart:values-cell-range-address="Hashes_(AS).$B$4:.$F$4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SpamSum_(AS).$B$1"/>
          </chart:axis>
          <chart:series chart:label-cell-address="SpamSum_(AS).$A$2" chart:values-cell-range-address="SpamSum_(AS).$B$2" chart:class="chart:bar" chart:attached-axis="primary-y" chart:style-name="G0S0">
            <chart:data-label chart:style-name="DL00"/>
            <chart:data-point/>
          </chart:series>
          <chart:series chart:label-cell-address="SpamSum_(AS).$A$3" chart:values-cell-range-address="SpamSum_(AS).$B$3" chart:class="chart:bar" chart:attached-axis="primary-y" chart:style-name="G0S1">
            <chart:data-label chart:style-name="DL01"/>
            <chart:data-point/>
          </chart:series>
          <chart:series chart:label-cell-address="SpamSum_(AS).$A$4" chart:values-cell-range-address="SpamSum_(AS).$B$4" chart:class="chart:bar" chart:attached-axis="primary-y" chart:style-name="G0S2">
            <chart:data-label chart:style-name="DL02"/>
            <chart:data-point/>
          </chart:series>
          <chart:series chart:label-cell-address="SpamSum_(AS).$A$5" chart:values-cell-range-address="SpamSum_(AS).$B$5" chart:class="chart:bar" chart:attached-axis="primary-y" chart:style-name="G0S3">
            <chart:data-label chart:style-name="DL03"/>
            <chart:data-point/>
          </chart:series>
          <chart:series chart:label-cell-address="SpamSum_(AS).$A$6" chart:values-cell-range-address="SpamSum_(AS).$B$6" chart:class="chart:bar" chart:attached-axis="primary-y" chart:style-name="G0S4">
            <chart:data-point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579d1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4.6582677165354pt" svg:width="874.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ms</text:p>
            </chart:title>
          </chart:axis>
          <chart:axis chart:dimension="x" chart:name="primary-x" chart:style-name="Axs1">
            <chart:categories table:cell-range-address="Checksums_(arm64).$B$1:.$H$1"/>
          </chart:axis>
          <chart:series chart:label-cell-address="Checksums_(arm64).$A$2" chart:values-cell-range-address="Checksums_(arm64).$B$2:.$H$2" chart:class="chart:bar" chart:attached-axis="primary-y" chart:style-name="G0S0">
            <chart:data-label chart:style-name="DL00"/>
            <chart:data-point chart:repeated="7"/>
          </chart:series>
          <chart:series chart:label-cell-address="Checksums_(arm64).$A$3" chart:values-cell-range-address="Checksums_(arm64).$B$3:.$H$3" chart:class="chart:bar" chart:attached-axis="primary-y" chart:style-name="G0S1">
            <chart:data-label chart:style-name="DL01"/>
            <chart:data-point chart:repeated="7"/>
          </chart:series>
          <chart:series chart:label-cell-address="Checksums_(arm64).$A$4" chart:values-cell-range-address="Checksums_(arm64).$B$4:.$H$4" chart:class="chart:bar" chart:attached-axis="primary-y" chart:style-name="G0S2">
            <chart:data-label chart:style-name="DL02"/>
            <chart:data-point chart:repeated="7"/>
          </chart:series>
          <chart:series chart:label-cell-address="Checksums_(arm64).$A$5" chart:values-cell-range-address="Checksums_(arm64).$B$5:.$H$5" chart:class="chart:bar" chart:attached-axis="primary-y" chart:style-name="G0S3">
            <chart:data-label chart:style-name="DL03"/>
            <chart:data-point chart:repeated="7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